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6.117cm"/>
    </style:style>
    <style:style style:name="co7" style:family="table-column">
      <style:table-column-properties fo:break-before="auto" style:column-width="2.415cm"/>
    </style:style>
    <style:style style:name="co8" style:family="table-column">
      <style:table-column-properties fo:break-before="auto" style:column-width="6.983cm"/>
    </style:style>
    <style:style style:name="co9" style:family="table-column">
      <style:table-column-properties fo:break-before="auto" style:column-width="2.411cm"/>
    </style:style>
    <style:style style:name="co10" style:family="table-column">
      <style:table-column-properties fo:break-before="auto" style:column-width="2.009cm"/>
    </style:style>
    <style:style style:name="co11" style:family="table-column">
      <style:table-column-properties fo:break-before="auto" style:column-width="1.946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5.914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1.879cm"/>
    </style:style>
    <style:style style:name="co20" style:family="table-column">
      <style:table-column-properties fo:break-before="auto" style:column-width="6.135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4.382cm"/>
    </style:style>
    <style:style style:name="co23" style:family="table-column">
      <style:table-column-properties fo:break-before="auto" style:column-width="2.157cm"/>
    </style:style>
    <style:style style:name="co24" style:family="table-column">
      <style:table-column-properties fo:break-before="auto" style:column-width="1.734cm"/>
    </style:style>
    <style:style style:name="co33" style:family="table-column">
      <style:table-column-properties fo:break-before="auto" style:column-width="1.281cm"/>
    </style:style>
    <style:style style:name="co34" style:family="table-column">
      <style:table-column-properties fo:break-before="auto" style:column-width="2.226cm"/>
    </style:style>
    <style:style style:name="co35" style:family="table-column">
      <style:table-column-properties fo:break-before="auto" style:column-width="2.087cm"/>
    </style:style>
    <style:style style:name="co36" style:family="table-column">
      <style:table-column-properties fo:break-before="auto" style:column-width="3.267cm"/>
    </style:style>
    <style:style style:name="co37" style:family="table-column">
      <style:table-column-properties fo:break-before="auto" style:column-width="0.921cm"/>
    </style:style>
    <style:style style:name="co38" style:family="table-column">
      <style:table-column-properties fo:break-before="auto" style:column-width="2.21cm"/>
    </style:style>
    <style:style style:name="co39" style:family="table-column">
      <style:table-column-properties fo:break-before="auto" style:column-width="2.362cm"/>
    </style:style>
    <style:style style:name="co40" style:family="table-column">
      <style:table-column-properties fo:break-before="auto" style:column-width="1.947cm"/>
    </style:style>
    <style:style style:name="co41" style:family="table-column">
      <style:table-column-properties fo:break-before="auto" style:column-width="0.857cm"/>
    </style:style>
    <style:style style:name="co42" style:family="table-column">
      <style:table-column-properties fo:break-before="auto" style:column-width="2.152cm"/>
    </style:style>
    <style:style style:name="co43" style:family="table-column">
      <style:table-column-properties fo:break-before="auto" style:column-width="1.79cm"/>
    </style:style>
    <style:style style:name="co44" style:family="table-column">
      <style:table-column-properties fo:break-before="auto" style:column-width="2.325cm"/>
    </style:style>
    <style:style style:name="co45" style:family="table-column">
      <style:table-column-properties fo:break-before="auto" style:column-width="2.094cm"/>
    </style:style>
    <style:style style:name="co46" style:family="table-column">
      <style:table-column-properties fo:break-before="auto" style:column-width="2.24cm"/>
    </style:style>
    <style:style style:name="co47" style:family="table-column">
      <style:table-column-properties fo:break-before="auto" style:column-width="2.367cm"/>
    </style:style>
    <style:style style:name="co48" style:family="table-column">
      <style:table-column-properties fo:break-before="auto" style:column-width="3.854cm"/>
    </style:style>
    <style:style style:name="co49" style:family="table-column">
      <style:table-column-properties fo:break-before="auto" style:column-width="2.618cm"/>
    </style:style>
    <style:style style:name="co50" style:family="table-column">
      <style:table-column-properties fo:break-before="auto" style:column-width="1.78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1.302cm"/>
    </style:style>
    <style:style style:name="co53" style:family="table-column">
      <style:table-column-properties fo:break-before="auto" style:column-width="1.08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2.101cm"/>
    </style:style>
    <style:style style:name="co56" style:family="table-column">
      <style:table-column-properties fo:break-before="auto" style:column-width="0.208cm"/>
    </style:style>
    <style:style style:name="co57" style:family="table-column">
      <style:table-column-properties fo:break-before="auto" style:column-width="1.166cm"/>
    </style:style>
    <style:style style:name="co58" style:family="table-column">
      <style:table-column-properties fo:break-before="auto" style:column-width="2.274cm"/>
    </style:style>
    <style:style style:name="co59" style:family="table-column">
      <style:table-column-properties fo:break-before="auto" style:column-width="1.487cm"/>
    </style:style>
    <style:style style:name="co60" style:family="table-column">
      <style:table-column-properties fo:break-before="auto" style:column-width="1.108cm"/>
    </style:style>
    <style:style style:name="co61" style:family="table-column">
      <style:table-column-properties fo:break-before="auto" style:column-width="2cm"/>
    </style:style>
    <style:style style:name="co62" style:family="table-column">
      <style:table-column-properties fo:break-before="auto" style:column-width="1.341cm"/>
    </style:style>
    <style:style style:name="co63" style:family="table-column">
      <style:table-column-properties fo:break-before="auto" style:column-width="2.286cm"/>
    </style:style>
    <style:style style:name="co64" style:family="table-column">
      <style:table-column-properties fo:break-before="auto" style:column-width="0.894cm"/>
    </style:style>
    <style:style style:name="co65" style:family="table-column">
      <style:table-column-properties fo:break-before="auto" style:column-width="1.958cm"/>
    </style:style>
    <style:style style:name="co66" style:family="table-column">
      <style:table-column-properties fo:break-before="auto" style:column-width="1.833cm"/>
    </style:style>
    <style:style style:name="co67" style:family="table-column">
      <style:table-column-properties fo:break-before="auto" style:column-width="1.36cm"/>
    </style:style>
    <style:style style:name="co68" style:family="table-column">
      <style:table-column-properties fo:break-before="auto" style:column-width="2.021cm"/>
    </style:style>
    <style:style style:name="co69" style:family="table-column">
      <style:table-column-properties fo:break-before="auto" style:column-width="2.683cm"/>
    </style:style>
    <style:style style:name="co70" style:family="table-column">
      <style:table-column-properties fo:break-before="auto" style:column-width="2.76cm"/>
    </style:style>
    <style:style style:name="co71" style:family="table-column">
      <style:table-column-properties fo:break-before="auto" style:column-width="2.937cm"/>
    </style:style>
    <style:style style:name="co72" style:family="table-column">
      <style:table-column-properties fo:break-before="auto" style:column-width="0.314cm"/>
    </style:style>
    <style:style style:name="co73" style:family="table-column">
      <style:table-column-properties fo:break-before="auto" style:column-width="1.434cm"/>
    </style:style>
    <style:style style:name="co74" style:family="table-column">
      <style:table-column-properties fo:break-before="auto" style:column-width="6.782cm"/>
    </style:style>
    <style:style style:name="co75" style:family="table-column">
      <style:table-column-properties fo:break-before="auto" style:column-width="1.596cm"/>
    </style:style>
    <style:style style:name="co76" style:family="table-column">
      <style:table-column-properties fo:break-before="auto" style:column-width="2.295cm"/>
    </style:style>
    <style:style style:name="co77" style:family="table-column">
      <style:table-column-properties fo:break-before="auto" style:column-width="5.465cm"/>
    </style:style>
    <style:style style:name="co78" style:family="table-column">
      <style:table-column-properties fo:break-before="auto" style:column-width="1.755cm"/>
    </style:style>
    <style:style style:name="co79" style:family="table-column">
      <style:table-column-properties fo:break-before="auto" style:column-width="1.559cm"/>
    </style:style>
    <style:style style:name="co80" style:family="table-column">
      <style:table-column-properties fo:break-before="auto" style:column-width="1.501cm"/>
    </style:style>
    <style:style style:name="co81" style:family="table-column">
      <style:table-column-properties fo:break-before="auto" style:column-width="2.45cm"/>
    </style:style>
    <style:style style:name="co82" style:family="table-column">
      <style:table-column-properties fo:break-before="auto" style:column-width="1.697cm"/>
    </style:style>
    <style:style style:name="co83" style:family="table-column">
      <style:table-column-properties fo:break-before="auto" style:column-width="1.813cm"/>
    </style:style>
    <style:style style:name="co84" style:family="table-column">
      <style:table-column-properties fo:break-before="auto" style:column-width="1.692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3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8" style:family="table-cell" style:parent-style-name="Default" style:data-style-name="N104"/>
    <style:style style:name="ce27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4" style:family="table-cell" style:parent-style-name="Default" style:data-style-name="N104">
      <style:text-properties fo:font-weight="bold" style:font-weight-asian="bold" style:font-weight-complex="bold"/>
    </style:style>
    <style:style style:name="ce22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25" style:family="table-cell" style:parent-style-name="Default" style:data-style-name="N36"/>
    <style:style style:name="ce22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2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9" style:family="table-cell" style:parent-style-name="Default">
      <style:text-properties fo:font-weight="bold" style:font-weight-asian="bold" style:font-weight-complex="bold"/>
    </style:style>
    <style:style style:name="ce23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2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 style:data-style-name="N4"/>
    <style:style style:name="ce23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42" style:family="table-cell" style:parent-style-name="Default" style:data-style-name="N0"/>
    <style:style style:name="ce254" style:family="table-cell" style:parent-style-name="Default" style:data-style-name="N36">
      <style:table-cell-properties style:rotation-align="none"/>
    </style:style>
    <style:style style:name="ce2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fo:background-color="transparent"/>
    </style:style>
    <style:style style:name="ce269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71" style:family="table-cell" style:parent-style-name="Default" style:data-style-name="N4">
      <style:text-properties fo:font-weight="bold" style:font-weight-asian="bold" style:font-weight-complex="bold"/>
    </style:style>
    <style:style style:name="ce272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73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5" style:family="table-cell" style:parent-style-name="Default" style:data-style-name="N104">
      <style:table-cell-properties fo:background-color="transparent"/>
    </style:style>
    <style:style style:name="ce276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277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9" style:family="table-cell" style:parent-style-name="Default" style:data-style-name="N104">
      <style:table-cell-properties fo:background-color="#81d41a"/>
    </style:style>
    <style:style style:name="ce280" style:family="table-cell" style:parent-style-name="Default" style:data-style-name="N104">
      <style:table-cell-properties fo:background-color="#d4ea6b"/>
    </style:style>
    <style:style style:name="ce281" style:family="table-cell" style:parent-style-name="Default" style:data-style-name="N10104"/>
    <style:style style:name="ce28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83" style:family="table-cell" style:parent-style-name="Default" style:data-style-name="N4">
      <style:table-cell-properties fo:background-color="transparent"/>
    </style:style>
    <style:style style:name="ce28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85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86" style:family="table-cell" style:parent-style-name="Default" style:data-style-name="N10127">
      <style:table-cell-properties fo:background-color="transparent"/>
    </style:style>
    <style:style style:name="ce287" style:family="table-cell" style:parent-style-name="Default" style:data-style-name="N10127">
      <style:text-properties fo:font-weight="bold" style:font-weight-asian="bold" style:font-weight-complex="bold"/>
    </style:style>
    <style:style style:name="ce288" style:family="table-cell" style:parent-style-name="Default" style:data-style-name="N10127"/>
    <style:style style:name="ce289" style:family="table-cell" style:parent-style-name="Default" style:data-style-name="N10120"/>
    <style:style style:name="ce290" style:family="table-cell" style:parent-style-name="Default">
      <style:text-properties style:font-name="Bitstream Vera Sans" fo:font-size="9pt" style:font-size-asian="9pt" style:font-size-complex="9pt"/>
    </style:style>
    <style:style style:name="ce291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92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293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294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95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96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97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98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299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1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2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0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5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306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307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8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09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10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1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2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3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314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5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16" style:family="table-cell" style:parent-style-name="Default" style:data-style-name="N10127">
      <style:text-properties style:font-name="Bitstream Vera Sans" fo:font-size="9pt" style:font-size-asian="9pt" style:font-size-complex="9pt"/>
    </style:style>
    <style:style style:name="ce317" style:family="table-cell" style:parent-style-name="Default" style:data-style-name="N10127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8" style:family="table-cell" style:parent-style-name="Default" style:data-style-name="N10127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19" style:family="table-cell" style:parent-style-name="Default" style:data-style-name="N10127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135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14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81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1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321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322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323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24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25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326" style:family="table-cell" style:parent-style-name="Default">
      <style:table-cell-properties style:vertical-align="middle"/>
    </style:style>
    <style:style style:name="ce327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328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30" style:family="table-cell" style:parent-style-name="Default" style:data-style-name="N195">
      <style:table-cell-properties style:vertical-align="middle"/>
      <style:text-properties style:font-name="Abyssinica SIL" fo:font-size="10pt" style:font-size-asian="10pt" style:font-size-complex="10pt"/>
    </style:style>
    <style:style style:name="ce331" style:family="table-cell" style:parent-style-name="Default" style:data-style-name="N195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333" style:family="table-cell" style:parent-style-name="Default" style:data-style-name="N195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195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35" style:family="table-cell" style:parent-style-name="Default" style:data-style-name="N1012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36" style:family="table-cell" style:parent-style-name="Default" style:data-style-name="N195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37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38" style:family="table-cell" style:parent-style-name="Default" style:data-style-name="N195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39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195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42" style:family="table-cell" style:parent-style-name="Default" style:data-style-name="N10112">
      <style:table-cell-properties style:vertical-align="middle"/>
      <style:text-properties style:font-name="Abyssinica SIL" fo:font-size="7pt" style:font-size-asian="7pt" style:font-size-complex="7pt"/>
    </style:style>
    <style:style style:name="ce343" style:family="table-cell" style:parent-style-name="Default" style:data-style-name="N195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346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347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348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349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351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5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355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356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57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9" style:family="table-cell" style:parent-style-name="Default" style:data-style-name="N10127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60" style:family="table-cell" style:parent-style-name="Default" style:data-style-name="N195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61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362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363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364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10120">
      <style:table-cell-properties style:vertical-align="middle"/>
      <style:text-properties style:font-name="Abyssinica SIL" fo:font-size="10pt" style:font-size-asian="10pt" style:font-size-complex="10pt"/>
    </style:style>
    <style:style style:name="ce366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367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7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37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72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73" style:family="table-cell" style:parent-style-name="Default" style:data-style-name="N10124">
      <style:table-cell-properties style:vertical-align="middle"/>
      <style:text-properties style:font-name="Abyssinica SIL" fo:font-size="10pt" style:font-size-asian="10pt" style:font-size-complex="10pt"/>
    </style:style>
    <style:style style:name="ce374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75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376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7" style:family="table-cell" style:parent-style-name="Default" style:data-style-name="N1012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8" style:family="table-cell" style:parent-style-name="Default" style:data-style-name="N1012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379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386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389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0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2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 style:data-style-name="N18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399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400" style:family="table-cell" style:parent-style-name="Default" style:data-style-name="N1012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02" style:family="table-cell" style:parent-style-name="Default" style:data-style-name="N1012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04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05" style:family="table-cell" style:parent-style-name="Default" style:data-style-name="N1011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7" style:family="table-cell" style:parent-style-name="Default" style:data-style-name="N10112">
      <style:table-cell-properties style:vertical-align="middle"/>
      <style:text-properties style:font-name="Abyssinica SIL" fo:font-size="10pt" style:font-size-asian="10pt" style:font-size-complex="10pt"/>
    </style:style>
    <style:style style:name="ce408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09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10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11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19" style:family="table-cell" style:parent-style-name="Default" style:data-style-name="N10127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20" style:family="table-cell" style:parent-style-name="Default" style:data-style-name="N1012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21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22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23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24" style:family="table-cell" style:parent-style-name="Default" style:data-style-name="N1012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5" style:family="table-cell" style:parent-style-name="Default" style:data-style-name="N10127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26" style:family="table-cell" style:parent-style-name="Default" style:data-style-name="N10127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7" style:family="table-cell" style:parent-style-name="Default" style:data-style-name="N10127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8" style:family="table-cell" style:parent-style-name="Default" style:data-style-name="N10127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9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30" style:family="table-cell" style:parent-style-name="Default" style:data-style-name="N10127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31" style:family="table-cell" style:parent-style-name="Default" style:data-style-name="N10127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32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33" style:family="table-cell" style:parent-style-name="Default" style:data-style-name="N10127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434" style:family="table-cell" style:parent-style-name="Default" style:data-style-name="N10127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5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6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7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9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440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441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442" style:family="table-cell" style:parent-style-name="Default" style:data-style-name="N181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443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4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4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7" style:family="table-cell" style:parent-style-name="Default" style:data-style-name="N10112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48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1011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 style:data-style-name="N10112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1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2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53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4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456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5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60" style:family="table-cell" style:parent-style-name="Default" style:data-style-name="N10127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61" style:family="table-cell" style:parent-style-name="Default" style:data-style-name="N1012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2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3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49" style:family="table-cell" style:parent-style-name="Default" style:data-style-name="N11"/>
    <style:style style:name="ce468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469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70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471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5" style:family="table-cell" style:parent-style-name="Default" style:data-style-name="N10127">
      <style:table-cell-properties style:vertical-align="middle"/>
      <style:text-properties style:font-name="Abyssinica SIL" fo:font-size="10pt" style:font-size-asian="10pt" style:font-size-complex="10pt"/>
    </style:style>
    <style:style style:name="ce476" style:family="table-cell" style:parent-style-name="Default" style:data-style-name="N10124"/>
    <style:style style:name="ce477" style:family="table-cell" style:parent-style-name="Excel_20_Built-in_20_Normal" style:data-style-name="N10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8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ce261" style:family="table-cell" style:parent-style-name="Default" style:data-style-name="N3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5" style:family="table-cell" style:parent-style-name="Default" style:data-style-name="N104">
      <style:text-properties fo:font-weight="bold" style:font-weight-asian="bold" style:font-weight-complex="bold"/>
    </style:style>
    <style:style style:name="ce266" style:family="table-cell" style:parent-style-name="Default" style:data-style-name="N104"/>
    <style:style style:name="ce26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3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345" style:family="table-cell" style:parent-style-name="Default" style:data-style-name="N36"/>
    <style:style style:name="ce35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1" style:family="table-cell" style:parent-style-name="Default">
      <style:text-properties fo:font-weight="bold" style:font-weight-asian="bold" style:font-weight-complex="bold"/>
    </style:style>
    <style:style style:name="ce38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383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 style:data-style-name="N4"/>
    <style:style style:name="ce3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39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0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412" style:family="table-cell" style:parent-style-name="Default" style:data-style-name="N0"/>
    <style:style style:name="ce243" style:family="table-cell" style:parent-style-name="Normal_5f_10928_5f_12_5f_3_5f_05.11.201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4" style:family="table-cell" style:parent-style-name="Normal_5f_10928_5f_12_5f_3_5f_05.11.201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5" style:family="table-cell" style:parent-style-name="Normal_5f_TUK94YEN_20_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6" style:family="table-cell" style:parent-style-name="Normal_5f_10928_5f_12_5f_2_5f_05.11.2012" style:data-style-name="N17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7" style:family="table-cell" style:parent-style-name="Default" style:data-style-name="N11"/>
    <style:style style:name="ce250" style:family="table-cell" style:parent-style-name="Normal_5f_10928_5f_12_5f_3_5f_05.11.201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1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2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36">
      <style:table-cell-properties style:rotation-align="none"/>
    </style:style>
    <style:style style:name="ce4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501" style:family="table-cell" style:parent-style-name="Default" style:data-style-name="N3"/>
    <style:style style:name="ce502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0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 style:data-style-name="N3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8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509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 style:data-style-name="N3">
      <style:text-properties fo:font-weight="bold" style:font-weight-asian="bold" style:font-weight-complex="bold"/>
    </style:style>
    <style:style style:name="ce488" style:family="table-cell" style:parent-style-name="Default">
      <style:table-cell-properties fo:background-color="transparent"/>
    </style:style>
    <style:style style:name="ce489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90" style:family="table-cell" style:parent-style-name="Default" style:data-style-name="N4">
      <style:text-properties fo:font-weight="bold" style:font-weight-asian="bold" style:font-weight-complex="bold"/>
    </style:style>
    <style:style style:name="ce491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92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93" style:family="table-cell" style:parent-style-name="Default" style:data-style-name="N104">
      <style:table-cell-properties fo:background-color="transparent"/>
    </style:style>
    <style:style style:name="ce494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495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96" style:family="table-cell" style:parent-style-name="Default" style:data-style-name="N104">
      <style:table-cell-properties fo:background-color="#81d41a"/>
    </style:style>
    <style:style style:name="ce497" style:family="table-cell" style:parent-style-name="Default" style:data-style-name="N104">
      <style:table-cell-properties fo:background-color="#d4ea6b"/>
    </style:style>
    <style:style style:name="ce498" style:family="table-cell" style:parent-style-name="Default" style:data-style-name="N10104"/>
    <style:style style:name="ce5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512" style:family="table-cell" style:parent-style-name="Default" style:data-style-name="N4">
      <style:table-cell-properties fo:background-color="transparent"/>
    </style:style>
    <style:style style:name="ce51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1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515" style:family="table-cell" style:parent-style-name="Default" style:data-style-name="N10127">
      <style:table-cell-properties fo:background-color="transparent"/>
    </style:style>
    <style:style style:name="ce516" style:family="table-cell" style:parent-style-name="Default" style:data-style-name="N10127">
      <style:text-properties fo:font-weight="bold" style:font-weight-asian="bold" style:font-weight-complex="bold"/>
    </style:style>
    <style:style style:name="ce517" style:family="table-cell" style:parent-style-name="Default" style:data-style-name="N10127"/>
    <style:style style:name="ce518" style:family="table-cell" style:parent-style-name="Default" style:data-style-name="N10120"/>
    <style:style style:name="ce519" style:family="table-cell" style:parent-style-name="Default">
      <style:text-properties style:font-name="Bitstream Vera Sans" fo:font-size="9pt" style:font-size-asian="9pt" style:font-size-complex="9pt"/>
    </style:style>
    <style:style style:name="ce520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21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522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523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4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5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6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7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528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9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0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1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3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4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535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36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7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8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9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0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1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54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43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4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5" style:family="table-cell" style:parent-style-name="Default" style:data-style-name="N10127">
      <style:text-properties style:font-name="Bitstream Vera Sans" fo:font-size="9pt" style:font-size-asian="9pt" style:font-size-complex="9pt"/>
    </style:style>
    <style:style style:name="ce546" style:family="table-cell" style:parent-style-name="Default" style:data-style-name="N10127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7" style:family="table-cell" style:parent-style-name="Default" style:data-style-name="N10127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8" style:family="table-cell" style:parent-style-name="Default" style:data-style-name="N10127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9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550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51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3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4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55" style:family="table-cell" style:parent-style-name="Default">
      <style:table-cell-properties style:vertical-align="middle"/>
    </style:style>
    <style:style style:name="ce556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57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8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9" style:family="table-cell" style:parent-style-name="Default" style:data-style-name="N195">
      <style:table-cell-properties style:vertical-align="middle"/>
      <style:text-properties style:font-name="Abyssinica SIL" fo:font-size="10pt" style:font-size-asian="10pt" style:font-size-complex="10pt"/>
    </style:style>
    <style:style style:name="ce560" style:family="table-cell" style:parent-style-name="Default" style:data-style-name="N195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5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2" style:family="table-cell" style:parent-style-name="Default" style:data-style-name="N195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3" style:family="table-cell" style:parent-style-name="Default" style:data-style-name="N195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4" style:family="table-cell" style:parent-style-name="Default" style:data-style-name="N1012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5" style:family="table-cell" style:parent-style-name="Default" style:data-style-name="N195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6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7" style:family="table-cell" style:parent-style-name="Default" style:data-style-name="N195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8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9" style:family="table-cell" style:parent-style-name="Default" style:data-style-name="N195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0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71" style:family="table-cell" style:parent-style-name="Default" style:data-style-name="N10112">
      <style:table-cell-properties style:vertical-align="middle"/>
      <style:text-properties style:font-name="Abyssinica SIL" fo:font-size="7pt" style:font-size-asian="7pt" style:font-size-complex="7pt"/>
    </style:style>
    <style:style style:name="ce572" style:family="table-cell" style:parent-style-name="Default" style:data-style-name="N195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574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575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576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577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8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9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80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1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5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584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585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6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8" style:family="table-cell" style:parent-style-name="Default" style:data-style-name="N10127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9" style:family="table-cell" style:parent-style-name="Default" style:data-style-name="N195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90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591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592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3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94" style:family="table-cell" style:parent-style-name="Default" style:data-style-name="N10120">
      <style:table-cell-properties style:vertical-align="middle"/>
      <style:text-properties style:font-name="Abyssinica SIL" fo:font-size="10pt" style:font-size-asian="10pt" style:font-size-complex="10pt"/>
    </style:style>
    <style:style style:name="ce595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6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9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0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1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02" style:family="table-cell" style:parent-style-name="Default" style:data-style-name="N10124">
      <style:table-cell-properties style:vertical-align="middle"/>
      <style:text-properties style:font-name="Abyssinica SIL" fo:font-size="10pt" style:font-size-asian="10pt" style:font-size-complex="10pt"/>
    </style:style>
    <style:style style:name="ce603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05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6" style:family="table-cell" style:parent-style-name="Default" style:data-style-name="N1012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7" style:family="table-cell" style:parent-style-name="Default" style:data-style-name="N1012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608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609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610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2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613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4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5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6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7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8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9" style:family="table-cell" style:parent-style-name="Default" style:data-style-name="N18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620" style:family="table-cell" style:parent-style-name="Default" style:data-style-name="N181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1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622" style:family="table-cell" style:parent-style-name="Default" style:data-style-name="N1012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3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24" style:family="table-cell" style:parent-style-name="Default" style:data-style-name="N1012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25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26" style:family="table-cell" style:parent-style-name="Default" style:data-style-name="N1011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7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 style:data-style-name="N10112">
      <style:table-cell-properties style:vertical-align="middle"/>
      <style:text-properties style:font-name="Abyssinica SIL" fo:font-size="10pt" style:font-size-asian="10pt" style:font-size-complex="10pt"/>
    </style:style>
    <style:style style:name="ce629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0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1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32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33" style:family="table-cell" style:parent-style-name="Default" style:data-style-name="N10127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34" style:family="table-cell" style:parent-style-name="Default" style:data-style-name="N1012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35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6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7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8" style:family="table-cell" style:parent-style-name="Default" style:data-style-name="N1012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9" style:family="table-cell" style:parent-style-name="Default" style:data-style-name="N10127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40" style:family="table-cell" style:parent-style-name="Default" style:data-style-name="N10127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1" style:family="table-cell" style:parent-style-name="Default" style:data-style-name="N10127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2" style:family="table-cell" style:parent-style-name="Default" style:data-style-name="N10127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3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44" style:family="table-cell" style:parent-style-name="Default" style:data-style-name="N10127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45" style:family="table-cell" style:parent-style-name="Default" style:data-style-name="N10127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46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47" style:family="table-cell" style:parent-style-name="Default" style:data-style-name="N10127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648" style:family="table-cell" style:parent-style-name="Default" style:data-style-name="N10127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0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2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653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654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655" style:family="table-cell" style:parent-style-name="Default" style:data-style-name="N181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656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58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9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0" style:family="table-cell" style:parent-style-name="Default" style:data-style-name="N10112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61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1011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3" style:family="table-cell" style:parent-style-name="Default" style:data-style-name="N10112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4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5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66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8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66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0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1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2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73" style:family="table-cell" style:parent-style-name="Default" style:data-style-name="N10127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74" style:family="table-cell" style:parent-style-name="Default" style:data-style-name="N1012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5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6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7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8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679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680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681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2" style:family="table-cell" style:parent-style-name="Default" style:data-style-name="N10127">
      <style:table-cell-properties style:vertical-align="middle"/>
      <style:text-properties style:font-name="Abyssinica SIL" fo:font-size="10pt" style:font-size-asian="10pt" style:font-size-complex="10pt"/>
    </style:style>
    <style:style style:name="ce683" style:family="table-cell" style:parent-style-name="Default" style:data-style-name="N10124"/>
    <style:style style:name="ce684" style:family="table-cell" style:parent-style-name="Excel_20_Built-in_20_Normal" style:data-style-name="N10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6"/>
        </table:table-row>
        <table:table-row table:style-name="ro1">
          <table:table-cell table:style-name="ce261" office:value-type="date" office:date-value="2023-02-10" calcext:value-type="date">
            <text:p>10.02.2023</text:p>
          </table:table-cell>
          <table:table-cell table:style-name="ce262" office:value-type="string" calcext:value-type="string">
            <text:p>tarihine kad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23</text:p>
          </table:table-cell>
          <table:table-cell office:value-type="string" calcext:value-type="string">
            <text:p>Kira hesabı</text:p>
          </table:table-cell>
          <table:table-cell table:number-columns-repeated="3"/>
          <table:table-cell table:style-name="ce264" office:value-type="string" calcext:value-type="string">
            <text:p>Alınan</text:p>
          </table:table-cell>
        </table:table-row>
        <table:table-row table:style-name="ro1">
          <table:table-cell table:number-columns-repeated="2"/>
          <table:table-cell table:style-name="ce264" office:value-type="string" calcext:value-type="string">
            <text:p>Kira</text:p>
          </table:table-cell>
          <table:table-cell table:style-name="ce264" office:value-type="string" calcext:value-type="string">
            <text:p>Ödeme</text:p>
          </table:table-cell>
          <table:table-cell table:style-name="ce264" office:value-type="string" calcext:value-type="string">
            <text:p>Kalan</text:p>
          </table:table-cell>
          <table:table-cell table:style-name="ce264" office:value-type="string" calcext:value-type="string">
            <text:p>Teminat</text:p>
          </table:table-cell>
        </table:table-row>
        <table:table-row table:style-name="ro1">
          <table:table-cell office:value-type="string" calcext:value-type="string">
            <text:p>SnyA 22-23</text:p>
          </table:table-cell>
          <table:table-cell office:value-type="string" calcext:value-type="string">
            <text:p>Yıkamacı</text:p>
          </table:table-cell>
          <table:table-cell office:value-type="float" office:value="42000" calcext:value-type="float">
            <text:p>42000</text:p>
          </table:table-cell>
          <table:table-cell office:value-type="float" office:value="40000" calcext:value-type="float">
            <text:p>40000</text:p>
          </table:table-cell>
          <table:table-cell table:style-name="ce266" table:formula="of:=[.C12]-[.D12]" office:value-type="currency" office:currency="TRY" office:value="2000" calcext:value-type="currency">
            <text:p>₺2.00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B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84000" calcext:value-type="float">
            <text:p>84000</text:p>
          </table:table-cell>
          <table:table-cell table:style-name="ce266" table:formula="of:=[.C13]-[.D13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CD 22-23</text:p>
          </table:table-cell>
          <table:table-cell office:value-type="string" calcext:value-type="string">
            <text:p>Hurdacı</text:p>
          </table:table-cell>
          <table:table-cell table:number-columns-repeated="2" office:value-type="float" office:value="82000" calcext:value-type="float">
            <text:p>82000</text:p>
          </table:table-cell>
          <table:table-cell table:style-name="ce266" table:formula="of:=[.C14]-[.D14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1200" calcext:value-type="currency">
            <text:p>₺1.200,00</text:p>
          </table:table-cell>
        </table:table-row>
        <table:table-row table:style-name="ro1">
          <table:table-cell office:value-type="string" calcext:value-type="string">
            <text:p>SnyE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45000" calcext:value-type="float">
            <text:p>45000</text:p>
          </table:table-cell>
          <table:table-cell table:style-name="ce266" table:formula="of:=[.C15]-[.D15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750" calcext:value-type="currency">
            <text:p>₺750,00</text:p>
          </table:table-cell>
        </table:table-row>
        <table:table-row table:style-name="ro1">
          <table:table-cell office:value-type="string" calcext:value-type="string">
            <text:p>SnyF 22-23</text:p>
          </table:table-cell>
          <table:table-cell office:value-type="string" calcext:value-type="string">
            <text:p>Demirci 9 ay*4000</text:p>
          </table:table-cell>
          <table:table-cell table:number-columns-repeated="2" office:value-type="float" office:value="36000" calcext:value-type="float">
            <text:p>36000</text:p>
          </table:table-cell>
          <table:table-cell table:style-name="ce266" table:formula="of:=[.C16]-[.D16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/>
          <table:table-cell office:value-type="string" calcext:value-type="string">
            <text:p>Demirci 3 ay*6920</text:p>
          </table:table-cell>
          <table:table-cell office:value-type="float" office:value="20760" calcext:value-type="float">
            <text:p>20760</text:p>
          </table:table-cell>
          <table:table-cell office:value-type="float" office:value="6920" calcext:value-type="float">
            <text:p>6920</text:p>
          </table:table-cell>
          <table:table-cell table:style-name="ce266" table:formula="of:=[.C17]-[.D17]" office:value-type="currency" office:currency="TRY" office:value="13840" calcext:value-type="currency">
            <text:p>₺13.840,00</text:p>
          </table:table-cell>
          <table:table-cell table:style-name="ce266"/>
        </table:table-row>
        <table:table-row table:style-name="ro1">
          <table:table-cell/>
          <table:table-cell office:value-type="string" calcext:value-type="string">
            <text:p>Demirci diğer hesap</text:p>
          </table:table-cell>
          <table:table-cell office:value-type="float" office:value="2650" calcext:value-type="float">
            <text:p>2650</text:p>
          </table:table-cell>
          <table:table-cell/>
          <table:table-cell table:style-name="ce266" table:formula="of:=[.C18]-[.D18]" office:value-type="currency" office:currency="TRY" office:value="2650" calcext:value-type="currency">
            <text:p>₺2.650,00</text:p>
          </table:table-cell>
          <table:table-cell table:style-name="ce266"/>
        </table:table-row>
        <table:table-row table:style-name="ro1">
          <table:table-cell/>
          <table:table-cell office:value-type="string" calcext:value-type="string">
            <text:p>Demirci Avukat İcra hesabı</text:p>
          </table:table-cell>
          <table:table-cell table:number-columns-repeated="2"/>
          <table:table-cell table:style-name="ce266" table:number-columns-repeated="2"/>
        </table:table-row>
        <table:table-row table:style-name="ro1">
          <table:table-cell office:value-type="string" calcext:value-type="string">
            <text:p>SnyG 22-23</text:p>
          </table:table-cell>
          <table:table-cell office:value-type="string" calcext:value-type="string">
            <text:p>Motorcu</text:p>
          </table:table-cell>
          <table:table-cell office:value-type="float" office:value="48000" calcext:value-type="float">
            <text:p>48000</text:p>
          </table:table-cell>
          <table:table-cell office:value-type="float" office:value="44000" calcext:value-type="float">
            <text:p>44000</text:p>
          </table:table-cell>
          <table:table-cell table:style-name="ce266" table:formula="of:=[.C20]-[.D20]" office:value-type="currency" office:currency="TRY" office:value="4000" calcext:value-type="currency">
            <text:p>₺4.000,00</text:p>
          </table:table-cell>
          <table:table-cell table:style-name="ce266" office:value-type="currency" office:currency="TRY" office:value="800" calcext:value-type="currency">
            <text:p>₺800,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zg 22-23</text:p>
          </table:table-cell>
          <table:table-cell office:value-type="string" calcext:value-type="string">
            <text:p>Kömürcü</text:p>
          </table:table-cell>
          <table:table-cell office:value-type="float" office:value="19800" calcext:value-type="float">
            <text:p>19800</text:p>
          </table:table-cell>
          <table:table-cell office:value-type="float" office:value="18150" calcext:value-type="float">
            <text:p>18150</text:p>
          </table:table-cell>
          <table:table-cell table:style-name="ce266" table:formula="of:=[.C22]-[.D22]" office:value-type="currency" office:currency="TRY" office:value="1650" calcext:value-type="currency">
            <text:p>₺1.650,00</text:p>
          </table:table-cell>
          <table:table-cell/>
        </table:table-row>
        <table:table-row table:style-name="ro1">
          <table:table-cell office:value-type="string" calcext:value-type="string">
            <text:p>Doğuş 22-23</text:p>
          </table:table-cell>
          <table:table-cell office:value-type="string" calcext:value-type="string">
            <text:p>Kumaşçı</text:p>
          </table:table-cell>
          <table:table-cell office:value-type="float" office:value="60000" calcext:value-type="float">
            <text:p>60000</text:p>
          </table:table-cell>
          <table:table-cell office:value-type="float" office:value="21000" calcext:value-type="float">
            <text:p>21000</text:p>
          </table:table-cell>
          <table:table-cell table:style-name="ce266" table:formula="of:=[.C23]-[.D23]" office:value-type="currency" office:currency="TRY" office:value="39000" calcext:value-type="currency">
            <text:p>₺39.00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63" office:value-type="string" calcext:value-type="string">
            <text:p>Toplamlar</text:p>
          </table:table-cell>
          <table:table-cell table:style-name="ce265" table:formula="of:=SUM([.C12:.C26])" office:value-type="currency" office:currency="TRY" office:value="440210" calcext:value-type="currency">
            <text:p>₺440.210,00</text:p>
          </table:table-cell>
          <table:table-cell table:style-name="ce265" table:formula="of:=SUM([.D12:.D26])" office:value-type="currency" office:currency="TRY" office:value="377070" calcext:value-type="currency">
            <text:p>₺377.070,00</text:p>
          </table:table-cell>
          <table:table-cell table:style-name="ce265" table:formula="of:=SUM([.E12:.E26])" office:value-type="currency" office:currency="TRY" office:value="63140" calcext:value-type="currency">
            <text:p>₺63.140,00</text:p>
          </table:table-cell>
          <table:table-cell table:style-name="ce265" table:formula="of:=SUM([.F12:.F26])" office:value-type="currency" office:currency="TRY" office:value="2750" calcext:value-type="currency">
            <text:p>₺2.750,00</text:p>
          </table:table-cell>
        </table:table-row>
      </table:table>
      <table:table table:name="SnyA105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85"/>
        <table:table-column table:style-name="co1" table:number-columns-repeated="3" table:default-cell-style-name="Default"/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SnyA105-22 </text:p>
          </table:table-cell>
          <table:table-cell table:style-name="ce383" office:value-type="string" calcext:value-type="string">
            <text:p>Boya kira </text:p>
          </table:table-cell>
          <table:table-cell table:style-name="ce382" table:number-columns-repeated="4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Toplamlar</text:p>
          </table:table-cell>
          <table:table-cell table:number-columns-repeated="2"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Kira Bedeli</text:p>
          </table:table-cell>
          <table:table-cell table:style-name="ce384" table:formula="of:=SUM([.C19:.C25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Toplam Ödeme</text:p>
          </table:table-cell>
          <table:table-cell table:style-name="ce384" table:formula="of:=SUM([.D14:.D29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Bakiye</text:p>
          </table:table-cell>
          <table:table-cell table:style-name="ce384" table:formula="of:=[.E29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<text:s/>Masraf</text:p>
          </table:table-cell>
          <table:table-cell table:style-name="ce384" table:formula="of:=[.D35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80" office:value-type="string" calcext:value-type="string">
            <text:p>Net Kira</text:p>
          </table:table-cell>
          <table:table-cell table:style-name="ce384" table:formula="of:=[.C6]-[.C8]" office:value-type="float" office:value="0" calcext:value-type="float">
            <text:p>0,00</text:p>
          </table:table-cell>
          <table:table-cell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4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2" table:number-columns-repeated="2"/>
        </table:table-row>
        <table:table-row table:style-name="ro1">
          <table:table-cell table:style-name="ce278"/>
          <table:table-cell table:style-name="ce267"/>
          <table:table-cell table:style-name="ce380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Yıkamacı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267" office:value-type="string" calcext:value-type="string">
            <text:p>Ahmet İlter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 table:number-columns-repeated="2"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267" office:value-type="string" calcext:value-type="string">
            <text:p>20-11-2022 – 19-11-2023 Kira Bedeli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332" office:value-type="date" office:date-value="2021-11-20" calcext:value-type="date">
            <text:p>20.11.2021</text:p>
          </table:table-cell>
          <table:table-cell table:style-name="ce267" office:value-type="string" calcext:value-type="string">
            <text:p>Kira Bedeli 42000</text:p>
          </table:table-cell>
          <table:table-cell table:style-name="ce385"/>
          <table:table-cell/>
          <table:table-cell table:style-name="ce396" table:formula="of:=[.E15]+[.C19]-[.D19]" office:value-type="float" office:value="0" calcext:value-type="float">
            <text:p>0,00</text:p>
          </table:table-cell>
          <table:table-cell table:style-name="ce382" table:number-columns-repeated="2"/>
        </table:table-row>
        <table:table-row table:style-name="ro1">
          <table:table-cell table:style-name="ce332"/>
          <table:table-cell table:style-name="ce267"/>
          <table:table-cell table:style-name="ce385"/>
          <table:table-cell/>
          <table:table-cell table:style-name="ce396" table:formula="of:=[.E19]+[.C20]-[.D20]" office:value-type="float" office:value="0" calcext:value-type="float">
            <text:p>0,00</text:p>
          </table:table-cell>
          <table:table-cell table:style-name="ce382" table:number-columns-repeated="2"/>
        </table:table-row>
        <table:table-row table:style-name="ro1">
          <table:table-cell table:style-name="ce332"/>
          <table:table-cell/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42000 TL OLAN KİRA BEDELİNİN</text:p>
          </table:table-cell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2000 TL Sİ ÖDENMEDİĞİ İÇİN</text:p>
          </table:table-cell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TARİH</text:p>
          </table:table-cell>
          <table:table-cell table:style-name="ce385"/>
          <table:table-cell table:style-name="ce38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30-10-2022 – 29-10-2023 </text:p>
          </table:table-cell>
          <table:table-cell table:style-name="ce385"/>
          <table:table-cell table:style-name="ce38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table:style-name="ce381" office:value-type="string" calcext:value-type="string">
            <text:p>BEDEL</text:p>
          </table:table-cell>
          <table:table-cell table:number-columns-repeated="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office:value-type="string" calcext:value-type="string">
            <text:p>42000 TL</text:p>
          </table:table-cell>
          <table:table-cell table:number-columns-repeated="2"/>
          <table:table-cell table:style-name="ce397"/>
          <table:table-cell table:style-name="ce382" table:number-columns-repeated="2"/>
        </table:table-row>
        <table:table-row table:style-name="ro1">
          <table:table-cell table:style-name="ce267"/>
          <table:table-cell table:style-name="ce381" office:value-type="string" calcext:value-type="string">
            <text:p>Tarih 20 gün geri çekildi</text:p>
          </table:table-cell>
          <table:table-cell/>
          <table:table-cell table:style-name="Default"/>
          <table:table-cell table:style-name="ce397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 table:style-name="ce388"/>
          <table:table-cell table:style-name="ce398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 table:style-name="ce391"/>
          <table:table-cell table:style-name="ce396"/>
          <table:table-cell table:number-columns-repeated="2"/>
        </table:table-row>
        <table:table-row table:style-name="ro1" table:number-rows-repeated="3">
          <table:table-cell table:style-name="ce345"/>
          <table:table-cell table:style-name="ce267"/>
          <table:table-cell table:style-name="ce382" table:number-columns-repeated="2"/>
          <table:table-cell table:style-name="ce396"/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/>
          <table:table-cell table:style-name="ce384" table:formula="of:=SUM([.D36:.D52])" office:value-type="float" office:value="0" calcext:value-type="float">
            <text:p>0,00</text:p>
          </table:table-cell>
          <table:table-cell table:style-name="ce382"/>
          <table:table-cell table:number-columns-repeated="2"/>
        </table:table-row>
        <table:table-row table:style-name="ro1">
          <table:table-cell table:style-name="ce345"/>
          <table:table-cell table:style-name="ce354"/>
          <table:table-cell/>
          <table:table-cell table:style-name="Default"/>
          <table:table-cell/>
          <table:table-cell table:style-name="ce382"/>
          <table:table-cell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/>
          <table:table-cell table:style-name="ce382" table:number-columns-repeated="4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/>
          <table:table-cell table:style-name="ce403"/>
          <table:table-cell table:number-columns-repeated="2"/>
        </table:table-row>
        <table:table-row table:style-name="ro1" table:number-rows-repeated="2">
          <table:table-cell table:style-name="ce267"/>
          <table:table-cell table:style-name="ce382"/>
          <table:table-cell table:style-name="ce381"/>
          <table:table-cell table:style-name="ce382"/>
          <table:table-cell table:style-name="ce384"/>
          <table:table-cell table:number-columns-repeated="2"/>
        </table:table-row>
        <table:table-row table:style-name="ro1" table:number-rows-repeated="5">
          <table:table-cell table:style-name="ce267"/>
          <table:table-cell table:style-name="ce382" table:number-columns-repeated="3"/>
          <table:table-cell table:style-name="ce381"/>
          <table:table-cell table:style-name="ce406"/>
          <table:table-cell table:style-name="ce384"/>
        </table:table-row>
        <table:table-row table:style-name="ro1" table:number-rows-repeated="44">
          <table:table-cell table:style-name="ce267"/>
          <table:table-cell table:style-name="ce382" table:number-columns-repeated="6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85"/>
        <table:table-column table:style-name="co1" table:number-columns-repeated="3" table:default-cell-style-name="Default"/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SnyB203-22 <text:s/></text:p>
          </table:table-cell>
          <table:table-cell table:style-name="ce383" office:value-type="string" calcext:value-type="string">
            <text:p>200 m2 Karo kira </text:p>
          </table:table-cell>
          <table:table-cell table:style-name="ce382" table:number-columns-repeated="4"/>
        </table:table-row>
        <table:table-row table:style-name="ro1" table:number-rows-repeated="2">
          <table:table-cell table:style-name="ce267"/>
          <table:table-cell/>
          <table:table-cell table:style-name="ce383"/>
          <table:table-cell table:style-name="ce382" table:number-columns-repeated="4"/>
        </table:table-row>
        <table:table-row table:style-name="ro1" table:number-rows-repeated="2">
          <table:table-cell table:style-name="ce267"/>
          <table:table-cell table:style-name="ce354"/>
          <table:table-cell table:style-name="ce383"/>
          <table:table-cell table:style-name="ce382" table:number-columns-repeated="4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Toplamlar</text:p>
          </table:table-cell>
          <table:table-cell table:number-columns-repeated="2"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<text:s/>Kira Bedeli</text:p>
          </table:table-cell>
          <table:table-cell table:style-name="ce384" table:formula="of:=SUM([.C17:.C28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Toplam Ödeme</text:p>
          </table:table-cell>
          <table:table-cell table:style-name="ce384" table:formula="of:=SUM([.D17:.D27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Bakiye</text:p>
          </table:table-cell>
          <table:table-cell table:style-name="ce384" table:formula="of:=[.E37]" office:value-type="float" office:value="1200" calcext:value-type="float">
            <text:p>1.20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Masraf</text:p>
          </table:table-cell>
          <table:table-cell table:style-name="ce384" table:formula="of:=[.D40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80" office:value-type="string" calcext:value-type="string">
            <text:p>Net Kira</text:p>
          </table:table-cell>
          <table:table-cell table:style-name="ce384" table:formula="of:=[.C10]-[.C12]" office:value-type="float" office:value="0" calcext:value-type="float">
            <text:p>0,00</text:p>
          </table:table-cell>
          <table:table-cell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4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2" table:number-columns-repeated="2"/>
        </table:table-row>
        <table:table-row table:style-name="ro1">
          <table:table-cell table:style-name="ce267"/>
          <table:table-cell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Salih Ant</text:p>
          </table:table-cell>
          <table:table-cell/>
          <table:table-cell table:style-name="Default"/>
          <table:table-cell table:style-name="ce397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32"/>
          <table:table-cell table:style-name="ce382"/>
          <table:table-cell/>
          <table:table-cell table:style-name="Default"/>
          <table:table-cell table:style-name="ce397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7-11-22 de anlaşma yapıldı</text:p>
          </table:table-cell>
          <table:table-cell table:style-name="ce382"/>
          <table:table-cell table:style-name="ce391"/>
          <table:table-cell table:style-name="ce397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 office:value-type="date" office:date-value="2022-11-07" calcext:value-type="date">
            <text:p>07.11.2022</text:p>
          </table:table-cell>
          <table:table-cell table:style-name="ce354" office:value-type="string" calcext:value-type="string">
            <text:p>1-1-23 <text:s/>- <text:s/>31-12-23 kira bedeli</text:p>
          </table:table-cell>
          <table:table-cell/>
          <table:table-cell table:style-name="Default"/>
          <table:table-cell table:style-name="ce397"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 office:value-type="date" office:date-value="2022-11-30" calcext:value-type="date">
            <text:p>30.11.2022</text:p>
          </table:table-cell>
          <table:table-cell table:style-name="ce267" office:value-type="string" calcext:value-type="string">
            <text:p>ödeme nakit</text:p>
          </table:table-cell>
          <table:table-cell table:style-name="ce382"/>
          <table:table-cell table:style-name="ce388"/>
          <table:table-cell table:style-name="ce397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4]-[.D24]+[.E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5]-[.D25]+[.E2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6]-[.D26]+[.E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7]-[.D27]+[.E2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8]-[.D28]+[.E2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9]-[.D29]+[.E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0]-[.D30]+[.E2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1]-[.D31]+[.E3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2]-[.D32]+[.E3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 office:value-type="string" calcext:value-type="string">
            <text:p>ELEKTRİK TEMİNAT BEDELİ</text:p>
          </table:table-cell>
          <table:table-cell table:style-name="ce382" office:value-type="float" office:value="1200" calcext:value-type="float">
            <text:p>1.200,00</text:p>
          </table:table-cell>
          <table:table-cell table:style-name="ce382"/>
          <table:table-cell table:style-name="ce397" table:formula="of:=[.C33]-[.D33]+[.E32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4]-[.D34]+[.E33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5]-[.D35]+[.E34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6]-[.D36]+[.E35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7]-[.D37]+[.E36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/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/>
          <table:table-cell table:style-name="ce384" table:formula="of:=SUM([.D41:.D57])" office:value-type="float" office:value="0" calcext:value-type="float">
            <text:p>0,00</text:p>
          </table:table-cell>
          <table:table-cell table:style-name="ce382"/>
          <table:table-cell table:number-columns-repeated="2"/>
        </table:table-row>
        <table:table-row table:style-name="ro1" table:number-rows-repeated="2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/>
          <table:table-cell table:style-name="ce382" table:number-columns-repeated="4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/>
          <table:table-cell table:style-name="ce403"/>
          <table:table-cell table:number-columns-repeated="2"/>
        </table:table-row>
        <table:table-row table:style-name="ro1" table:number-rows-repeated="2">
          <table:table-cell table:style-name="ce267"/>
          <table:table-cell table:style-name="ce382"/>
          <table:table-cell table:style-name="ce381"/>
          <table:table-cell table:style-name="ce382"/>
          <table:table-cell table:style-name="ce384"/>
          <table:table-cell table:number-columns-repeated="2"/>
        </table:table-row>
        <table:table-row table:style-name="ro1" table:number-rows-repeated="5">
          <table:table-cell table:style-name="ce267"/>
          <table:table-cell table:style-name="ce382" table:number-columns-repeated="3"/>
          <table:table-cell table:style-name="ce381"/>
          <table:table-cell table:style-name="ce406"/>
          <table:table-cell table:style-name="ce384"/>
        </table:table-row>
        <table:table-row table:style-name="ro1" table:number-rows-repeated="44">
          <table:table-cell table:style-name="ce267"/>
          <table:table-cell table:style-name="ce382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7" table:default-cell-style-name="ce267"/>
        <table:table-column table:style-name="co8" table:default-cell-style-name="ce382"/>
        <table:table-column table:style-name="co9" table:default-cell-style-name="ce382"/>
        <table:table-column table:style-name="co10" table:default-cell-style-name="ce382"/>
        <table:table-column table:style-name="co1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Kira Bedeli</text:p>
          </table:table-cell>
          <table:table-cell table:style-name="ce384" table:formula="of:=SUM([.C13:.C17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Toplam Ödeme</text:p>
          </table:table-cell>
          <table:table-cell table:style-name="ce384" table:formula="of:=SUM([.D13:.D19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84" table:formula="of:=[.E18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Masraf</text:p>
          </table:table-cell>
          <table:table-cell table:style-name="ce384" table:formula="of:=[.D77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80" office:value-type="string" calcext:value-type="string">
            <text:p>2019-2020 Net Kira</text:p>
          </table:table-cell>
          <table:table-cell table:style-name="ce384" table:formula="of:=[.C6]-[.C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/>
          <table:table-cell table:style-name="ce384" table:number-columns-repeated="3"/>
          <table:table-cell table:number-columns-repeated="54"/>
        </table:table-row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Hurdacı</text:p>
          </table:table-cell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Ali Demirel</text:p>
          </table:table-cell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9-11-2022 – 30-11-2023 Kira Bedeli</text:p>
          </table:table-cell>
          <table:table-cell table:number-columns-repeated="2"/>
          <table:table-cell table:style-name="ce396" table:formula="of:=[.E14]+[.C15]-[.D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inattan</text:p>
          </table:table-cell>
          <table:table-cell table:style-name="ce385"/>
          <table:table-cell table:style-name="Default"/>
          <table:table-cell table:style-name="ce396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teminattan</text:p>
          </table:table-cell>
          <table:table-cell table:style-name="ce385"/>
          <table:table-cell table:style-name="Default"/>
          <table:table-cell table:style-name="ce396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1-22 kira bedeli 43160 TL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table:number-columns-repeated="2"/>
          <table:table-cell table:style-name="ce385"/>
          <table:table-cell table:style-name="Default"/>
          <table:table-cell table:style-name="ce396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Ocak 2021- elektrik teminat için</text:p>
          </table:table-cell>
          <table:table-cell table:style-name="ce385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396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şubat</text:p>
          </table:table-cell>
          <table:table-cell table:style-name="ce385"/>
          <table:table-cell table:style-name="Default" office:value-type="float" office:value="34.45" calcext:value-type="float">
            <text:p>34,45</text:p>
          </table:table-cell>
          <table:table-cell table:style-name="ce396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mart</text:p>
          </table:table-cell>
          <table:table-cell table:style-name="ce385"/>
          <table:table-cell table:style-name="Default" office:value-type="float" office:value="20.05" calcext:value-type="float">
            <text:p>20,05</text:p>
          </table:table-cell>
          <table:table-cell table:style-name="ce396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nisan</text:p>
          </table:table-cell>
          <table:table-cell table:style-name="ce385"/>
          <table:table-cell table:style-name="Default" office:value-type="float" office:value="34.7" calcext:value-type="float">
            <text:p>34,7</text:p>
          </table:table-cell>
          <table:table-cell table:style-name="ce396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ayıs</text:p>
          </table:table-cell>
          <table:table-cell table:style-name="ce385"/>
          <table:table-cell table:style-name="Default" office:value-type="float" office:value="34.34" calcext:value-type="float">
            <text:p>34,34</text:p>
          </table:table-cell>
          <table:table-cell table:style-name="ce396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haziran</text:p>
          </table:table-cell>
          <table:table-cell table:style-name="ce385"/>
          <table:table-cell table:style-name="Default" office:value-type="float" office:value="-65.91" calcext:value-type="float">
            <text:p>-65,91</text:p>
          </table:table-cell>
          <table:table-cell table:style-name="ce396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muz</text:p>
          </table:table-cell>
          <table:table-cell table:style-name="ce385"/>
          <table:table-cell table:style-name="Default" office:value-type="float" office:value="31.54" calcext:value-type="float">
            <text:p>31,54</text:p>
          </table:table-cell>
          <table:table-cell table:style-name="ce396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ağustos</text:p>
          </table:table-cell>
          <table:table-cell table:style-name="ce385"/>
          <table:table-cell table:style-name="Default" office:value-type="float" office:value="0" calcext:value-type="float">
            <text:p>0</text:p>
          </table:table-cell>
          <table:table-cell table:style-name="ce396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ylül</text:p>
          </table:table-cell>
          <table:table-cell table:style-name="ce385"/>
          <table:table-cell table:style-name="Default" office:value-type="float" office:value="45.99" calcext:value-type="float">
            <text:p>45,99</text:p>
          </table:table-cell>
          <table:table-cell table:style-name="ce396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kim</text:p>
          </table:table-cell>
          <table:table-cell table:style-name="ce385"/>
          <table:table-cell table:style-name="Default" office:value-type="float" office:value="42.89" calcext:value-type="float">
            <text:p>42,89</text:p>
          </table:table-cell>
          <table:table-cell table:style-name="ce396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asım</text:p>
          </table:table-cell>
          <table:table-cell table:style-name="ce385"/>
          <table:table-cell table:style-name="Default" office:value-type="float" office:value="34.98" calcext:value-type="float">
            <text:p>34,98</text:p>
          </table:table-cell>
          <table:table-cell table:style-name="ce396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aralık</text:p>
          </table:table-cell>
          <table:table-cell table:style-name="ce385"/>
          <table:table-cell table:style-name="Default" office:value-type="float" office:value="0" calcext:value-type="float">
            <text:p>0</text:p>
          </table:table-cell>
          <table:table-cell table:style-name="ce396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Ocak 2022- elektrik teminat için</text:p>
          </table:table-cell>
          <table:table-cell table:style-name="ce385"/>
          <table:table-cell table:style-name="Default" office:value-type="float" office:value="30.04" calcext:value-type="float">
            <text:p>30,04</text:p>
          </table:table-cell>
          <table:table-cell table:style-name="ce396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şubat</text:p>
          </table:table-cell>
          <table:table-cell table:style-name="ce385"/>
          <table:table-cell table:style-name="Default" office:value-type="float" office:value="135.32" calcext:value-type="float">
            <text:p>135,32</text:p>
          </table:table-cell>
          <table:table-cell table:style-name="ce396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mart</text:p>
          </table:table-cell>
          <table:table-cell table:style-name="ce385"/>
          <table:table-cell table:style-name="Default" office:value-type="float" office:value="98.9" calcext:value-type="float">
            <text:p>98,9</text:p>
          </table:table-cell>
          <table:table-cell table:style-name="ce396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nisan</text:p>
          </table:table-cell>
          <table:table-cell table:style-name="ce385"/>
          <table:table-cell table:style-name="Default" office:value-type="float" office:value="135.6" calcext:value-type="float">
            <text:p>135,6</text:p>
          </table:table-cell>
          <table:table-cell table:style-name="ce396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ayıs <text:s text:c="10"/>50 su</text:p>
          </table:table-cell>
          <table:table-cell table:style-name="ce385"/>
          <table:table-cell table:style-name="Default" office:value-type="float" office:value="214.37" calcext:value-type="float">
            <text:p>214,37</text:p>
          </table:table-cell>
          <table:table-cell table:style-name="ce396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Haziran <text:s text:c="7"/>200 su</text:p>
          </table:table-cell>
          <table:table-cell table:style-name="ce385"/>
          <table:table-cell table:style-name="Default" office:value-type="float" office:value="427.65" calcext:value-type="float">
            <text:p>427,65</text:p>
          </table:table-cell>
          <table:table-cell table:style-name="ce396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muz <text:s text:c="6"/>200 su</text:p>
          </table:table-cell>
          <table:table-cell table:style-name="ce385"/>
          <table:table-cell table:style-name="Default" office:value-type="float" office:value="446.55" calcext:value-type="float">
            <text:p>446,55</text:p>
          </table:table-cell>
          <table:table-cell table:style-name="ce396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Ağustos <text:s text:c="9"/>50 su</text:p>
          </table:table-cell>
          <table:table-cell table:style-name="ce385"/>
          <table:table-cell table:style-name="Default" office:value-type="float" office:value="333.96" calcext:value-type="float">
            <text:p>333,96</text:p>
          </table:table-cell>
          <table:table-cell table:style-name="ce396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ylül <text:s text:c="14"/>50 su</text:p>
          </table:table-cell>
          <table:table-cell table:style-name="ce385"/>
          <table:table-cell table:style-name="Default" office:value-type="float" office:value="324.51" calcext:value-type="float">
            <text:p>324,51</text:p>
          </table:table-cell>
          <table:table-cell table:style-name="ce396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kim <text:s text:c="14"/>50 su</text:p>
          </table:table-cell>
          <table:table-cell table:style-name="ce385"/>
          <table:table-cell table:style-name="Default" office:value-type="float" office:value="331.27" calcext:value-type="float">
            <text:p>331,27</text:p>
          </table:table-cell>
          <table:table-cell table:style-name="ce396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su</text:p>
          </table:table-cell>
          <table:table-cell table:style-name="ce385" office:value-type="float" office:value="50" calcext:value-type="float">
            <text:p>50,00</text:p>
          </table:table-cell>
          <table:table-cell table:style-name="Default"/>
          <table:table-cell table:style-name="ce396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asım</text:p>
          </table:table-cell>
          <table:table-cell table:style-name="ce385"/>
          <table:table-cell table:style-name="Default" office:value-type="float" office:value="412.42" calcext:value-type="float">
            <text:p>412,42</text:p>
          </table:table-cell>
          <table:table-cell table:style-name="ce396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aralık</text:p>
          </table:table-cell>
          <table:table-cell table:style-name="ce385"/>
          <table:table-cell table:style-name="Default" office:value-type="float" office:value="426.12" calcext:value-type="float">
            <text:p>426,12</text:p>
          </table:table-cell>
          <table:table-cell table:style-name="ce396" table:formula="of:=[.E44]+[.C45]-[.D45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2023 kira İÇİN</text:p>
          </table:table-cell>
          <table:table-cell table:style-name="ce385" office:value-type="float" office:value="2000" calcext:value-type="float">
            <text:p>2.000,00</text:p>
          </table:table-cell>
          <table:table-cell table:style-name="Default"/>
          <table:table-cell table:style-name="ce396" table:formula="of:=[.E45]+[.C46]-[.D46]" office:value-type="float" office:value="-321.81" calcext:value-type="float">
            <text:p>-3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otorcu tavanı alçıpan hasarı</text:p>
          </table:table-cell>
          <table:table-cell table:style-name="ce385" office:value-type="float" office:value="500" calcext:value-type="float">
            <text:p>500,00</text:p>
          </table:table-cell>
          <table:table-cell table:style-name="Default"/>
          <table:table-cell table:style-name="ce396" table:formula="of:=[.E46]+[.C47]-[.D47]" office:value-type="float" office:value="178.19" calcext:value-type="float">
            <text:p>178,1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3-01 tmnt</text:p>
          </table:table-cell>
          <table:table-cell table:style-name="ce385"/>
          <table:table-cell table:style-name="Default" office:value-type="float" office:value="178.19" calcext:value-type="float">
            <text:p>178,19</text:p>
          </table:table-cell>
          <table:table-cell table:style-name="ce396" table:formula="of:=[.E47]+[.C48]-[.D4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48]+[.C49]-[.D4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3-10" calcext:value-type="date">
            <text:p>10.03.2023</text:p>
          </table:table-cell>
          <table:table-cell table:style-name="ce267" office:value-type="string" calcext:value-type="string">
            <text:p>2023-02 tmnt</text:p>
          </table:table-cell>
          <table:table-cell table:style-name="ce385"/>
          <table:table-cell table:style-name="Default" office:value-type="float" office:value="270.52" calcext:value-type="float">
            <text:p>270,52</text:p>
          </table:table-cell>
          <table:table-cell table:style-name="ce396" table:formula="of:=[.E49]+[.C50]-[.D50]" office:value-type="float" office:value="-270.52" calcext:value-type="float">
            <text:p>-270,52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50]+[.C51]-[.D51]" office:value-type="float" office:value="-270.52" calcext:value-type="float">
            <text:p>-270,52</text:p>
          </table:table-cell>
          <table:table-cell table:number-columns-repeated="54"/>
        </table:table-row>
        <table:table-row table:style-name="ro1" table:number-rows-repeated="4">
          <table:table-cell table:style-name="ce332"/>
          <table:table-cell table:style-name="ce267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6-20" calcext:value-type="date">
            <text:p>20.06.2021</text:p>
          </table:table-cell>
          <table:table-cell table:style-name="ce267" office:value-type="string" calcext:value-type="string">
            <text:p>büyük binanın saçağında hasar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8-25" calcext:value-type="date">
            <text:p>25.08.2021</text:p>
          </table:table-cell>
          <table:table-cell table:style-name="ce267" office:value-type="string" calcext:value-type="string">
            <text:p>mutfak tezgahı kırık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Default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385"/>
          <table:table-cell table:style-name="Default" office:value-type="float" office:value="500" calcext:value-type="float">
            <text:p>5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 </text:p>
          </table:table-cell>
          <table:table-cell table:style-name="ce385"/>
          <table:table-cell table:style-name="Default" office:value-type="float" office:value="200" calcext:value-type="float">
            <text:p>2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2-25" calcext:value-type="date">
            <text:p>25.02.2021</text:p>
          </table:table-cell>
          <table:table-cell table:style-name="ce267" office:value-type="string" calcext:value-type="string">
            <text:p>tuvalet için izinsiz kapı açtı</text:p>
          </table:table-cell>
          <table:table-cell table:style-name="ce385"/>
          <table:table-cell table:style-name="Default" office:value-type="string" calcext:value-type="string">
            <text:p>yapıldı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3-30" calcext:value-type="date">
            <text:p>30.03.2021</text:p>
          </table:table-cell>
          <table:table-cell table:style-name="ce267" office:value-type="string" calcext:value-type="string">
            <text:p>2021 de 2022 için ödemesi gereken kiraları ödemedi</text:p>
          </table:table-cell>
          <table:table-cell table:style-name="ce385"/>
          <table:table-cell table:style-name="Default" office:value-type="string" calcext:value-type="string">
            <text:p>*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8-05" calcext:value-type="date">
            <text:p>05.08.2021</text:p>
          </table:table-cell>
          <table:table-cell table:style-name="ce267" office:value-type="string" calcext:value-type="string">
            <text:p>arsa önüne malzeme yığıntısı var OKKK</text:p>
          </table:table-cell>
          <table:table-cell table:style-name="ce385"/>
          <table:table-cell table:style-name="Default" office:value-type="string" calcext:value-type="string">
            <text:p>*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6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Default"/>
          <table:table-cell table:style-name="ce384" table:formula="of:=SUM([.D79:.D98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388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391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345"/>
          <table:table-cell table:style-name="ce267"/>
          <table:table-cell table:number-columns-repeated="2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45"/>
          <table:table-cell table:style-name="ce267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381"/>
          <table:table-cell table:style-name="ce406"/>
          <table:table-cell table:style-name="ce384"/>
          <table:table-cell table:number-columns-repeated="52"/>
        </table:table-row>
        <table:table-row table:style-name="ro1" table:number-rows-repeated="104848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7" table:default-cell-style-name="ce267"/>
        <table:table-column table:style-name="co13" table:default-cell-style-name="ce382"/>
        <table:table-column table:style-name="co14" table:default-cell-style-name="ce382"/>
        <table:table-column table:style-name="co15" table:default-cell-style-name="ce382"/>
        <table:table-column table:style-name="co1" table:default-cell-style-name="ce382"/>
        <table:table-column table:style-name="co16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nE este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ce354"/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Kira Bedeli</text:p>
          </table:table-cell>
          <table:table-cell table:style-name="ce384" table:formula="of:=SUM([.D14:.D28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Toplam Ödeme</text:p>
          </table:table-cell>
          <table:table-cell table:style-name="ce384" table:formula="of:=SUM([.E14:.E28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Toplam Ödenecek</text:p>
          </table:table-cell>
          <table:table-cell table:style-name="ce384" table:formula="of:=[.F38]" office:value-type="float" office:value="412.24" calcext:value-type="float">
            <text:p>412,24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<text:s/>Masraf</text:p>
          </table:table-cell>
          <table:table-cell table:style-name="ce384" table:formula="of:=[.E43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80" office:value-type="string" calcext:value-type="string">
            <text:p><text:s/>Net Kira</text:p>
          </table:table-cell>
          <table:table-cell table:style-name="ce384" table:formula="of:=[.D6]-[.D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ce384" table:number-columns-repeated="3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278"/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78" table:number-columns-repeated="3"/>
          <table:table-cell table:style-name="ce380" table:number-columns-repeated="3"/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otorcu</text:p>
          </table:table-cell>
          <table:table-cell table:style-name="ce354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Cihan Çam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2-23 kira bedeli 45000 TL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Anlaşma yapıldı</text:p>
          </table:table-cell>
          <table:table-cell table:style-name="ce267"/>
          <table:table-cell table:number-columns-repeated="2"/>
          <table:table-cell table:style-name="ce39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lektrik Teminat Bedeli</text:p>
          </table:table-cell>
          <table:table-cell table:style-name="ce267"/>
          <table:table-cell table:number-columns-repeated="2"/>
          <table:table-cell table:style-name="ce396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30" calcext:value-type="date">
            <text:p>30.08.2022</text:p>
          </table:table-cell>
          <table:table-cell table:style-name="ce267" office:value-type="string" calcext:value-type="string">
            <text:p>Kira Başlangıç Tarihi</text:p>
          </table:table-cell>
          <table:table-cell table:style-name="ce267"/>
          <table:table-cell table:number-columns-repeated="2"/>
          <table:table-cell table:style-name="ce396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8-29" calcext:value-type="date">
            <text:p>29.08.2023</text:p>
          </table:table-cell>
          <table:table-cell table:style-name="ce267" office:value-type="string" calcext:value-type="string">
            <text:p>Kira Bitiş Tarihi</text:p>
          </table:table-cell>
          <table:table-cell table:style-name="ce267"/>
          <table:table-cell table:style-name="ce385"/>
          <table:table-cell table:style-name="Default"/>
          <table:table-cell table:style-name="ce396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ira gün sayısı (1 ay ek süre verildi)</text:p>
          </table:table-cell>
          <table:table-cell table:style-name="ce412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396" table:formula="of:=[.F20]+[.D21]-[.E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2-23 günlük kira bedeli TL</text:p>
          </table:table-cell>
          <table:table-cell table:style-name="ce267" table:formula="of:=[.D17]/[.C21]" office:value-type="float" office:value="0" calcext:value-type="float">
            <text:p>0</text:p>
          </table:table-cell>
          <table:table-cell table:style-name="ce385"/>
          <table:table-cell table:style-name="Default"/>
          <table:table-cell table:style-name="ce396" table:formula="of:=[.F21]+[.D22]-[.E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Nakit Ödeme</text:p>
          </table:table-cell>
          <table:table-cell table:style-name="ce267"/>
          <table:table-cell table:style-name="ce385" table:number-columns-repeated="2"/>
          <table:table-cell table:style-name="ce396" table:formula="of:=[.F22]+[.D23]-[.E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05" calcext:value-type="date">
            <text:p>05.08.2022</text:p>
          </table:table-cell>
          <table:table-cell table:style-name="ce267" office:value-type="string" calcext:value-type="string">
            <text:p>Nakit Ödeme</text:p>
          </table:table-cell>
          <table:table-cell table:style-name="ce267"/>
          <table:table-cell table:style-name="ce385" table:number-columns-repeated="2"/>
          <table:table-cell table:style-name="ce396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table:number-columns-repeated="4"/>
          <table:table-cell table:style-name="ce396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table:number-columns-repeated="4"/>
          <table:table-cell table:style-name="ce396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396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396" table:formula="of:=[.F27]+[.D28]-[.E2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Default" table:number-columns-repeated="2"/>
          <table:table-cell table:style-name="ce396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Elektrik Teminat Bedeli</text:p>
          </table:table-cell>
          <table:table-cell table:style-name="ce354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396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8 elektrik tmnt</text:p>
          </table:table-cell>
          <table:table-cell table:style-name="ce267"/>
          <table:table-cell table:style-name="ce385"/>
          <table:table-cell table:style-name="Default" office:value-type="float" office:value="32.35" calcext:value-type="float">
            <text:p>32,35</text:p>
          </table:table-cell>
          <table:table-cell table:style-name="ce396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9 elektrik tmnt</text:p>
          </table:table-cell>
          <table:table-cell table:style-name="ce267"/>
          <table:table-cell table:style-name="ce385"/>
          <table:table-cell table:style-name="Default" office:value-type="float" office:value="39.91" calcext:value-type="float">
            <text:p>39,91</text:p>
          </table:table-cell>
          <table:table-cell table:style-name="ce396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10 elektrik tmnt</text:p>
          </table:table-cell>
          <table:table-cell table:style-name="ce267"/>
          <table:table-cell table:style-name="ce385"/>
          <table:table-cell office:value-type="float" office:value="8.99" calcext:value-type="float">
            <text:p>8,99</text:p>
          </table:table-cell>
          <table:table-cell table:style-name="ce396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11 elektrik tmnt</text:p>
          </table:table-cell>
          <table:table-cell table:style-name="ce267"/>
          <table:table-cell table:style-name="ce385"/>
          <table:table-cell office:value-type="float" office:value="60.27" calcext:value-type="float">
            <text:p>60,27</text:p>
          </table:table-cell>
          <table:table-cell table:style-name="ce396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396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ce267" office:value-type="string" calcext:value-type="string">
            <text:p>2022-12 elektrik tmnt</text:p>
          </table:table-cell>
          <table:table-cell table:style-name="Default" table:number-columns-repeated="2"/>
          <table:table-cell table:style-name="Default" office:value-type="float" office:value="58.48" calcext:value-type="float">
            <text:p>58,48</text:p>
          </table:table-cell>
          <table:table-cell table:style-name="ce396" table:formula="of:=[.F35]+[.D36]-[.E36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2023-01 elektrik tmnt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ce396" table:formula="of:=[.F36]+[.D37]-[.E37]" office:value-type="float" office:value="450" calcext:value-type="float">
            <text:p>45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2023-02 elektrik tmnt</text:p>
          </table:table-cell>
          <table:table-cell table:style-name="Default" table:number-columns-repeated="2"/>
          <table:table-cell table:style-name="Default" office:value-type="float" office:value="37.76" calcext:value-type="float">
            <text:p>37,76</text:p>
          </table:table-cell>
          <table:table-cell table:style-name="ce396" table:formula="of:=[.F37]+[.D38]-[.E38]" office:value-type="float" office:value="412.24" calcext:value-type="float">
            <text:p>412,24</text:p>
          </table:table-cell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332"/>
          <table:table-cell table:style-name="Default" table:number-columns-repeated="4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391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Default" table:number-columns-repeated="4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 table:style-name="ce354"/>
          <table:table-cell table:style-name="Default"/>
          <table:table-cell table:style-name="ce384" table:formula="of:=SUM([.E44:.E63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ce267" table:number-columns-repeated="2"/>
          <table:table-cell table:number-columns-repeated="2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45"/>
          <table:table-cell table:style-name="ce267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381"/>
          <table:table-cell table:style-name="ce406"/>
          <table:table-cell table:style-name="ce384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7" table:default-cell-style-name="ce267"/>
        <table:table-column table:style-name="co74" table:default-cell-style-name="ce382"/>
        <table:table-column table:style-name="co75" table:default-cell-style-name="ce382"/>
        <table:table-column table:style-name="co76" table:default-cell-style-name="ce382"/>
        <table:table-column table:style-name="co10" table:default-cell-style-name="ce382"/>
        <table:table-column table:style-name="co1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 office:value-type="string" calcext:value-type="string">
            <text:p>Sanayi pano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MERDAL KİPEL 2022-2023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ce354"/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Kira Bedeli</text:p>
          </table:table-cell>
          <table:table-cell table:style-name="ce368"/>
          <table:table-cell table:style-name="ce384" table:formula="of:=SUM([.D12:.D15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Toplam Ödeme</text:p>
          </table:table-cell>
          <table:table-cell table:style-name="ce368"/>
          <table:table-cell table:style-name="ce384" table:formula="of:=SUM([.E12:.E15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68"/>
          <table:table-cell table:style-name="ce384" table:formula="of:=[.F43]" office:value-type="float" office:value="26903.5" calcext:value-type="float">
            <text:p>26.903,5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Masraf</text:p>
          </table:table-cell>
          <table:table-cell table:style-name="ce368"/>
          <table:table-cell table:style-name="ce384" table:formula="of:=[.E50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80" office:value-type="string" calcext:value-type="string">
            <text:p>Net Kira</text:p>
          </table:table-cell>
          <table:table-cell table:style-name="ce380"/>
          <table:table-cell table:style-name="ce384" table:formula="of:=[.D6]-[.D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278"/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31-03-2022 – 30-03-2023 kira bedeli 48000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ödene kiraya göre tarih belirlendi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31-3 31-12-2022 9 aylık kira bedeli 36000</text:p>
          </table:table-cell>
          <table:table-cell table:style-name="ce267"/>
          <table:table-cell table:number-columns-repeated="2"/>
          <table:table-cell table:style-name="ce396" table:formula="of:=[.F13]+[.D15]-[.E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table:number-columns-repeated="2"/>
          <table:table-cell table:style-name="ce385"/>
          <table:table-cell table:style-name="Default"/>
          <table:table-cell table:style-name="ce396" table:formula="of:=[.F15]+[.D16]-[.E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style-name="ce39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4 elektrik tmnt</text:p>
          </table:table-cell>
          <table:table-cell table:style-name="ce267"/>
          <table:table-cell table:style-name="ce385"/>
          <table:table-cell office:value-type="float" office:value="20.95" calcext:value-type="float">
            <text:p>20,95</text:p>
          </table:table-cell>
          <table:table-cell table:style-name="ce396" table:formula="of:=[.F17]+[.D18]-[.E18]" office:value-type="float" office:value="-20.95" calcext:value-type="float">
            <text:p>-20,95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5 elektrik tmnt</text:p>
          </table:table-cell>
          <table:table-cell table:style-name="ce267"/>
          <table:table-cell table:style-name="ce385"/>
          <table:table-cell office:value-type="float" office:value="11.93" calcext:value-type="float">
            <text:p>11,93</text:p>
          </table:table-cell>
          <table:table-cell table:style-name="ce396" table:formula="of:=[.F18]+[.D19]-[.E19]" office:value-type="float" office:value="-32.88" calcext:value-type="float">
            <text:p>-32,8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6 elektrik tmnt</text:p>
          </table:table-cell>
          <table:table-cell table:style-name="ce267"/>
          <table:table-cell table:style-name="ce385"/>
          <table:table-cell office:value-type="float" office:value="0" calcext:value-type="float">
            <text:p>0,00</text:p>
          </table:table-cell>
          <table:table-cell table:style-name="ce396" table:formula="of:=[.F19]+[.D20]-[.E20]" office:value-type="float" office:value="-32.88" calcext:value-type="float">
            <text:p>-32,8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7 elektrik tmnt</text:p>
          </table:table-cell>
          <table:table-cell table:style-name="ce267"/>
          <table:table-cell table:style-name="ce385"/>
          <table:table-cell office:value-type="float" office:value="23.25" calcext:value-type="float">
            <text:p>23,25</text:p>
          </table:table-cell>
          <table:table-cell table:style-name="ce396" table:formula="of:=[.F20]+[.D21]-[.E21]" office:value-type="float" office:value="-56.13" calcext:value-type="float">
            <text:p>-56,1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8 elektrik tmnt</text:p>
          </table:table-cell>
          <table:table-cell table:style-name="ce267"/>
          <table:table-cell table:style-name="ce385"/>
          <table:table-cell office:value-type="float" office:value="42.14" calcext:value-type="float">
            <text:p>42,14</text:p>
          </table:table-cell>
          <table:table-cell table:style-name="ce396" table:formula="of:=[.F21]+[.D22]-[.E22]" office:value-type="float" office:value="-98.27" calcext:value-type="float">
            <text:p>-98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9 elektrik tmnt</text:p>
          </table:table-cell>
          <table:table-cell table:style-name="ce267"/>
          <table:table-cell table:style-name="ce385"/>
          <table:table-cell office:value-type="float" office:value="39.37" calcext:value-type="float">
            <text:p>39,37</text:p>
          </table:table-cell>
          <table:table-cell table:style-name="ce396" table:formula="of:=[.F22]+[.D23]-[.E23]" office:value-type="float" office:value="-137.64" calcext:value-type="float">
            <text:p>-137,6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10 elektrik tmnt</text:p>
          </table:table-cell>
          <table:table-cell table:style-name="ce267"/>
          <table:table-cell table:style-name="ce385"/>
          <table:table-cell office:value-type="float" office:value="150.16" calcext:value-type="float">
            <text:p>150,16</text:p>
          </table:table-cell>
          <table:table-cell table:style-name="ce396" table:formula="of:=[.F23]+[.D24]-[.E24]" office:value-type="float" office:value="-287.8" calcext:value-type="float">
            <text:p>-287,8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11 elektrik tmnt</text:p>
          </table:table-cell>
          <table:table-cell table:style-name="ce267"/>
          <table:table-cell table:style-name="ce385"/>
          <table:table-cell office:value-type="float" office:value="216.76" calcext:value-type="float">
            <text:p>216,76</text:p>
          </table:table-cell>
          <table:table-cell table:style-name="ce396" table:formula="of:=[.F24]+[.D25]-[.E25]" office:value-type="float" office:value="-504.56" calcext:value-type="float">
            <text:p>-504,5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2"/>
          <table:table-cell table:style-name="Default" office:value-type="float" office:value="132.72" calcext:value-type="float">
            <text:p>132,72</text:p>
          </table:table-cell>
          <table:table-cell table:style-name="ce396" table:formula="of:=[.F25]+[.D26]-[.E26]" office:value-type="float" office:value="-637.28" calcext:value-type="float">
            <text:p>-637,2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23-01 tmnt</text:p>
          </table:table-cell>
          <table:table-cell table:style-name="Default" table:number-columns-repeated="2"/>
          <table:table-cell table:style-name="Default" office:value-type="float" office:value="142.48" calcext:value-type="float">
            <text:p>142,48</text:p>
          </table:table-cell>
          <table:table-cell table:style-name="ce396" table:formula="of:=[.F26]+[.D27]-[.E27]" office:value-type="float" office:value="-779.76" calcext:value-type="float">
            <text:p>-779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354" office:value-type="string" calcext:value-type="string">
            <text:p>Sıva-alçıpan tamiri</text:p>
          </table:table-cell>
          <table:table-cell table:style-name="ce354"/>
          <table:table-cell table:style-name="Default" office:value-type="float" office:value="404.76" calcext:value-type="float">
            <text:p>404,76</text:p>
          </table:table-cell>
          <table:table-cell table:style-name="Default"/>
          <table:table-cell table:style-name="ce396" table:formula="of:=[.F27]+[.D28]-[.E28]" office:value-type="float" office:value="-375" calcext:value-type="float">
            <text:p>-375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354" office:value-type="string" calcext:value-type="string">
            <text:p>kırık cam</text:p>
          </table:table-cell>
          <table:table-cell table:style-name="ce354"/>
          <table:table-cell table:style-name="Default" office:value-type="float" office:value="375" calcext:value-type="float">
            <text:p>375</text:p>
          </table:table-cell>
          <table:table-cell table:style-name="Default"/>
          <table:table-cell table:style-name="ce396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354" office:value-type="string" calcext:value-type="string">
            <text:p>23-02 tmnt</text:p>
          </table:table-cell>
          <table:table-cell table:style-name="ce354"/>
          <table:table-cell table:style-name="Default"/>
          <table:table-cell table:style-name="Default" office:value-type="float" office:value="100.78" calcext:value-type="float">
            <text:p>100,78</text:p>
          </table:table-cell>
          <table:table-cell table:style-name="ce396" table:formula="of:=[.F29]+[.D30]-[.E30]" office:value-type="float" office:value="-100.78" calcext:value-type="float">
            <text:p>-100,78</text:p>
          </table:table-cell>
          <table:table-cell table:number-columns-repeated="54"/>
        </table:table-row>
        <table:table-row table:style-name="ro1" table:number-rows-repeated="3">
          <table:table-cell table:style-name="ce332"/>
          <table:table-cell table:style-name="ce354" table:number-columns-repeated="2"/>
          <table:table-cell table:style-name="Default"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Default" office:value-type="float" office:value="4000" calcext:value-type="float">
            <text:p>4000</text:p>
          </table:table-cell>
          <table:table-cell table:style-name="Default" table:number-columns-repeated="3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0/12 ay kira ocak 4000*85,51 %</text:p>
          </table:table-cell>
          <table:table-cell table:style-name="Default" office:value-type="float" office:value="72.31" calcext:value-type="float">
            <text:p>72,31</text:p>
          </table:table-cell>
          <table:table-cell table:number-columns-repeated="2" table:style-name="Default" office:value-type="float" office:value="6920" calcext:value-type="float">
            <text:p>6920</text:p>
          </table:table-cell>
          <table:table-cell table:style-name="ce396" table:formula="of:=[.F34]+[.D35]-[.E3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11/12 ay kira şubat *</text:p>
          </table:table-cell>
          <table:table-cell table:style-name="ce354" office:value-type="float" office:value="3.15" calcext:value-type="float">
            <text:p>3,15</text:p>
          </table:table-cell>
          <table:table-cell table:style-name="Default" table:formula="of:=[.D35]*([.C36]+100)/100" office:value-type="float" office:value="7137.98" calcext:value-type="float">
            <text:p>7137,98</text:p>
          </table:table-cell>
          <table:table-cell table:style-name="Default"/>
          <table:table-cell table:style-name="ce396" table:formula="of:=[.F35]+[.D36]-[.E36]" office:value-type="float" office:value="7137.98" calcext:value-type="float">
            <text:p>7.137,98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12/12 ay kira mart</text:p>
          </table:table-cell>
          <table:table-cell table:style-name="ce354"/>
          <table:table-cell table:style-name="Default" table:formula="of:=[.D36]" office:value-type="float" office:value="7137.98" calcext:value-type="float">
            <text:p>7137,98</text:p>
          </table:table-cell>
          <table:table-cell table:style-name="Default"/>
          <table:table-cell table:style-name="ce396" table:formula="of:=[.F36]+[.D37]-[.E37]" office:value-type="float" office:value="14275.96" calcext:value-type="float">
            <text:p>14.275,9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/>
          <table:table-cell table:style-name="ce354"/>
          <table:table-cell table:style-name="Default" table:number-columns-repeated="2"/>
          <table:table-cell table:style-name="ce396" table:formula="of:=[.F37]+[.D38]-[.E38]" office:value-type="float" office:value="14275.96" calcext:value-type="float">
            <text:p>14.275,96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5 boy 40x40 profil</text:p>
          </table:table-cell>
          <table:table-cell table:style-name="ce354"/>
          <table:table-cell table:style-name="Default" office:value-type="float" office:value="1400" calcext:value-type="float">
            <text:p>1400</text:p>
          </table:table-cell>
          <table:table-cell table:style-name="Default"/>
          <table:table-cell table:style-name="ce396" table:formula="of:=[.F38]+[.D39]-[.E39]" office:value-type="float" office:value="15675.96" calcext:value-type="float">
            <text:p>15.675,96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ermer</text:p>
          </table:table-cell>
          <table:table-cell table:style-name="ce354"/>
          <table:table-cell table:style-name="Default" office:value-type="float" office:value="375" calcext:value-type="float">
            <text:p>375</text:p>
          </table:table-cell>
          <table:table-cell table:style-name="Default"/>
          <table:table-cell table:style-name="ce396" table:formula="of:=[.F39]+[.D40]-[.E40]" office:value-type="float" office:value="16050.96" calcext:value-type="float">
            <text:p>16.050,96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İCRA MASRAFI</text:p>
          </table:table-cell>
          <table:table-cell table:style-name="ce354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396" table:formula="of:=[.F40]+[.D41]-[.E41]" office:value-type="float" office:value="16550.96" calcext:value-type="float">
            <text:p>16.550,96</text:p>
          </table:table-cell>
          <table:table-cell table:number-columns-repeated="54"/>
        </table:table-row>
        <table:table-row table:style-name="ro1">
          <table:table-cell table:style-name="Default"/>
          <table:table-cell table:style-name="ce381" office:value-type="string" calcext:value-type="string">
            <text:p>stopaj vergisi 48000*20%</text:p>
          </table:table-cell>
          <table:table-cell table:style-name="Default"/>
          <table:table-cell table:style-name="Default" office:value-type="float" office:value="9600" calcext:value-type="float">
            <text:p>9600</text:p>
          </table:table-cell>
          <table:table-cell table:style-name="Default"/>
          <table:table-cell table:style-name="ce396" table:formula="of:=[.F41]+[.D42]-[.E42]" office:value-type="float" office:value="26150.96" calcext:value-type="float">
            <text:p>26.150,96</text:p>
          </table:table-cell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noter tahliye ihtarname</text:p>
          </table:table-cell>
          <table:table-cell table:style-name="Default"/>
          <table:table-cell table:style-name="Default" office:value-type="float" office:value="752.54" calcext:value-type="float">
            <text:p>752,54</text:p>
          </table:table-cell>
          <table:table-cell table:style-name="Default"/>
          <table:table-cell table:style-name="ce396" table:formula="of:=[.F42]+[.D43]-[.E43]" office:value-type="float" office:value="26903.5" calcext:value-type="float">
            <text:p>26.903,50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Default" table:number-columns-repeated="2"/>
          <table:table-cell table:style-name="ce396" table:formula="of:=[.F43]+[.D44]-[.E44]" office:value-type="float" office:value="26903.5" calcext:value-type="float">
            <text:p>26.903,50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kırık cam + boya</text:p>
          </table:table-cell>
          <table:table-cell table:style-name="ce354"/>
          <table:table-cell table:style-name="Default" table:number-columns-repeated="2"/>
          <table:table-cell table:style-name="ce396" table:formula="of:=[.F44]+[.D45]-[.E45]" office:value-type="float" office:value="26903.5" calcext:value-type="float">
            <text:p>26.903,50</text:p>
          </table:table-cell>
          <table:table-cell table:number-columns-repeated="54"/>
        </table:table-row>
        <table:table-row table:style-name="ro1" table:number-rows-repeated="4">
          <table:table-cell/>
          <table:table-cell table:style-name="ce354" table:number-columns-repeated="2"/>
          <table:table-cell table:style-name="Default"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ce354"/>
          <table:table-cell table:style-name="Default"/>
          <table:table-cell table:style-name="ce384" table:formula="of:=SUM([.E51:.E53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388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number-columns-repeated="3"/>
          <table:table-cell table:style-name="Default"/>
          <table:table-cell table:style-name="ce266"/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332"/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50"/>
        </table:table-row>
        <table:table-row table:style-name="ro1">
          <table:table-cell table:style-name="ce332"/>
          <table:table-cell/>
          <table:table-cell table:style-name="Default" table:number-columns-repeated="3"/>
          <table:table-cell table:style-name="ce266"/>
          <table:table-cell table:style-name="ce396"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243" office:value-type="float" office:value="2022" calcext:value-type="float">
            <text:p>2022</text:p>
          </table:table-cell>
          <table:table-cell office:value-type="string" calcext:value-type="string">
            <text:p>Ocak</text:p>
          </table:table-cell>
          <table:table-cell office:value-type="float" office:value="11.1" calcext:value-type="float">
            <text:p>11,10</text:p>
          </table:table-cell>
          <table:table-cell table:style-name="Default" table:formula="of:=[.E55]" office:value-type="float" office:value="0" calcext:value-type="float">
            <text:p>0</text:p>
          </table:table-cell>
          <table:table-cell table:style-name="Default" table:formula="of:=[.D54]+([.D54]*[.C55]/100)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46"/>
        </table:table-row>
        <table:table-row table:style-name="ro7">
          <table:table-cell table:style-name="ce332"/>
          <table:table-cell office:value-type="string" calcext:value-type="string">
            <text:p>Şubat</text:p>
          </table:table-cell>
          <table:table-cell table:style-name="ce244" office:value-type="float" office:value="4.81" calcext:value-type="float">
            <text:p>4,81</text:p>
          </table:table-cell>
          <table:table-cell table:style-name="Default" table:formula="of:=[.E56]" office:value-type="float" office:value="0" calcext:value-type="float">
            <text:p>0</text:p>
          </table:table-cell>
          <table:table-cell table:style-name="Default" table:formula="of:=[.D55]+([.D55]*[.C56]/100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382" table:number-columns-repeated="5"/>
          <table:table-cell table:number-columns-repeated="47"/>
        </table:table-row>
        <table:table-row table:style-name="ro7">
          <table:table-cell table:style-name="ce332"/>
          <table:table-cell office:value-type="string" calcext:value-type="string">
            <text:p>Mart</text:p>
          </table:table-cell>
          <table:table-cell table:style-name="ce244" office:value-type="float" office:value="5.46" calcext:value-type="float">
            <text:p>5,46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table:formula="of:=[.D56]+([.D56]*[.C57]/100)" office:value-type="float" office:value="0" calcext:value-type="float">
            <text:p>0</text:p>
          </table:table-cell>
          <table:table-cell table:style-name="ce266"/>
          <table:table-cell/>
          <table:table-cell table:style-name="Default"/>
          <table:table-cell table:style-name="ce266"/>
          <table:table-cell table:style-name="Default"/>
          <table:table-cell table:number-columns-repeated="50"/>
        </table:table-row>
        <table:table-row table:style-name="ro7">
          <table:table-cell table:style-name="ce332"/>
          <table:table-cell office:value-type="string" calcext:value-type="string">
            <text:p>Nisan</text:p>
          </table:table-cell>
          <table:table-cell table:style-name="ce244" office:value-type="float" office:value="7.25" calcext:value-type="float">
            <text:p>7,25</text:p>
          </table:table-cell>
          <table:table-cell table:style-name="Default" table:formula="of:=[.E58]" office:value-type="float" office:value="4290" calcext:value-type="float">
            <text:p>4290</text:p>
          </table:table-cell>
          <table:table-cell table:style-name="Default" table:formula="of:=[.D57]+([.D57]*[.C58]/100)" office:value-type="float" office:value="4290" calcext:value-type="float">
            <text:p>4290</text:p>
          </table:table-cell>
          <table:table-cell table:style-name="ce417" table:formula="of:=1-([.$D$57]/[.E58])" office:value-type="percentage" office:value="0.0675990675990676" calcext:value-type="percentage">
            <text:p>%6,76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332"/>
          <table:table-cell office:value-type="string" calcext:value-type="string">
            <text:p>Mayıs</text:p>
          </table:table-cell>
          <table:table-cell table:style-name="ce244" office:value-type="float" office:value="2.98" calcext:value-type="float">
            <text:p>2,98</text:p>
          </table:table-cell>
          <table:table-cell table:style-name="Default" table:formula="of:=[.E59]" office:value-type="float" office:value="4417.842" calcext:value-type="float">
            <text:p>4417,842</text:p>
          </table:table-cell>
          <table:table-cell table:style-name="Default" table:formula="of:=[.D58]+([.D58]*[.C59]/100)" office:value-type="float" office:value="4417.842" calcext:value-type="float">
            <text:p>4417,842</text:p>
          </table:table-cell>
          <table:table-cell table:style-name="ce417" table:formula="of:=1-([.$D$57]/[.E59])" office:value-type="percentage" office:value="0.0945805667110774" calcext:value-type="percentage">
            <text:p>%9,46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332"/>
          <table:table-cell office:value-type="string" calcext:value-type="string">
            <text:p>Haziran</text:p>
          </table:table-cell>
          <table:table-cell table:style-name="ce244" office:value-type="float" office:value="4.95" calcext:value-type="float">
            <text:p>4,95</text:p>
          </table:table-cell>
          <table:table-cell table:style-name="Default" table:formula="of:=[.E60]" office:value-type="float" office:value="4636.525179" calcext:value-type="float">
            <text:p>4636,525179</text:p>
          </table:table-cell>
          <table:table-cell table:style-name="Default" table:formula="of:=[.D59]+([.D59]*[.C60]/100)" office:value-type="float" office:value="4636.525179" calcext:value-type="float">
            <text:p>4636,525179</text:p>
          </table:table-cell>
          <table:table-cell table:style-name="ce417" table:formula="of:=1-([.$D$57]/[.E60])" office:value-type="percentage" office:value="0.1372849611349" calcext:value-type="percentage">
            <text:p>%13,73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332"/>
          <table:table-cell office:value-type="string" calcext:value-type="string">
            <text:p>Temmuz</text:p>
          </table:table-cell>
          <table:table-cell table:style-name="ce244" office:value-type="float" office:value="2.37" calcext:value-type="float">
            <text:p>2,37</text:p>
          </table:table-cell>
          <table:table-cell table:style-name="Default" table:formula="of:=[.E61]" office:value-type="float" office:value="4746.4108257423" calcext:value-type="float">
            <text:p>4746,4108257423</text:p>
          </table:table-cell>
          <table:table-cell table:style-name="Default" table:formula="of:=[.D60]+([.D60]*[.C61]/100)" office:value-type="float" office:value="4746.4108257423" calcext:value-type="float">
            <text:p>4746,4108257423</text:p>
          </table:table-cell>
          <table:table-cell table:style-name="ce417" table:formula="of:=1-([.$D$57]/[.E61])" office:value-type="percentage" office:value="0.157257947772687" calcext:value-type="percentage">
            <text:p>%15,73</text:p>
          </table:table-cell>
          <table:table-cell table:style-name="Default"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332"/>
          <table:table-cell office:value-type="string" calcext:value-type="string">
            <text:p>Ağustos</text:p>
          </table:table-cell>
          <table:table-cell table:style-name="ce244" office:value-type="float" office:value="1.46" calcext:value-type="float">
            <text:p>1,46</text:p>
          </table:table-cell>
          <table:table-cell table:style-name="Default" table:formula="of:=[.E62]" office:value-type="float" office:value="4815.70842379814" calcext:value-type="float">
            <text:p>4815,70842379814</text:p>
          </table:table-cell>
          <table:table-cell table:style-name="Default" table:formula="of:=[.D61]+([.D61]*[.C62]/100)" office:value-type="float" office:value="4815.70842379814" calcext:value-type="float">
            <text:p>4815,70842379814</text:p>
          </table:table-cell>
          <table:table-cell table:style-name="ce417" table:formula="of:=1-([.$D$57]/[.E62])" office:value-type="percentage" office:value="0.169384927826421" calcext:value-type="percentage">
            <text:p>%16,94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332"/>
          <table:table-cell office:value-type="string" calcext:value-type="string">
            <text:p>Eylül</text:p>
          </table:table-cell>
          <table:table-cell table:style-name="ce245" office:value-type="float" office:value="3.08" calcext:value-type="float">
            <text:p>3,08</text:p>
          </table:table-cell>
          <table:table-cell table:style-name="Default" table:formula="of:=[.E63]" office:value-type="float" office:value="4964.03224325112" calcext:value-type="float">
            <text:p>4964,03224325112</text:p>
          </table:table-cell>
          <table:table-cell table:style-name="Default" table:formula="of:=[.D62]+([.D62]*[.C63]/100)" office:value-type="float" office:value="4964.03224325112" calcext:value-type="float">
            <text:p>4964,03224325112</text:p>
          </table:table-cell>
          <table:table-cell table:style-name="ce417" table:formula="of:=1-([.$D$57]/[.E63])" office:value-type="percentage" office:value="0.19420346122082" calcext:value-type="percentage">
            <text:p>%19,42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332"/>
          <table:table-cell office:value-type="string" calcext:value-type="string">
            <text:p>Ekim</text:p>
          </table:table-cell>
          <table:table-cell table:style-name="ce245" office:value-type="float" office:value="3.54" calcext:value-type="float">
            <text:p>3,54</text:p>
          </table:table-cell>
          <table:table-cell table:style-name="Default" table:formula="of:=[.E64]" office:value-type="float" office:value="5139.75898466221" calcext:value-type="float">
            <text:p>5139,75898466221</text:p>
          </table:table-cell>
          <table:table-cell table:style-name="Default" table:formula="of:=[.D63]+([.D63]*[.C64]/100)" office:value-type="float" office:value="5139.75898466221" calcext:value-type="float">
            <text:p>5139,75898466221</text:p>
          </table:table-cell>
          <table:table-cell table:style-name="ce417" table:formula="of:=1-([.$D$57]/[.E64])" office:value-type="percentage" office:value="0.221753391173286" calcext:value-type="percentage">
            <text:p>%22,18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7">
          <table:table-cell/>
          <table:table-cell office:value-type="string" calcext:value-type="string">
            <text:p>Kasım</text:p>
          </table:table-cell>
          <table:table-cell table:style-name="ce246" office:value-type="float" office:value="2.88" calcext:value-type="float">
            <text:p><text:s/>2,88</text:p>
          </table:table-cell>
          <table:table-cell table:style-name="Default" table:formula="of:=[.E65]" office:value-type="float" office:value="5287.78404342048" calcext:value-type="float">
            <text:p>5287,78404342048</text:p>
          </table:table-cell>
          <table:table-cell table:style-name="Default" table:formula="of:=[.D64]+([.D64]*[.C65]/100)" office:value-type="float" office:value="5287.78404342048" calcext:value-type="float">
            <text:p>5287,78404342048</text:p>
          </table:table-cell>
          <table:table-cell table:style-name="ce417" table:formula="of:=1-([.$D$57]/[.E65])" office:value-type="percentage" office:value="0.243539454872945" calcext:value-type="percentage">
            <text:p>%24,35</text:p>
          </table:table-cell>
          <table:table-cell table:style-name="ce406"/>
          <table:table-cell table:style-name="Default"/>
          <table:table-cell table:number-columns-repeated="52"/>
        </table:table-row>
        <table:table-row table:style-name="ro7">
          <table:table-cell/>
          <table:table-cell table:style-name="Default"/>
          <table:table-cell table:style-name="ce246" office:value-type="float" office:value="1.18" calcext:value-type="float">
            <text:p><text:s/>1,18</text:p>
          </table:table-cell>
          <table:table-cell table:style-name="Default" table:formula="of:=[.E66]" office:value-type="float" office:value="5350.17989513284" calcext:value-type="float">
            <text:p>5350,17989513284</text:p>
          </table:table-cell>
          <table:table-cell table:style-name="Default" table:formula="of:=[.D65]+([.D65]*[.C66]/100)" office:value-type="float" office:value="5350.17989513284" calcext:value-type="float">
            <text:p>5350,17989513284</text:p>
          </table:table-cell>
          <table:table-cell table:style-name="ce417" table:formula="of:=1-([.$D$57]/[.E66])" office:value-type="percentage" office:value="0.252361588132976" calcext:value-type="percentage">
            <text:p>%25,24</text:p>
          </table:table-cell>
          <table:table-cell table:number-columns-repeated="54"/>
        </table:table-row>
        <table:table-row table:style-name="ro1" table:number-rows-repeated="3">
          <table:table-cell table:number-columns-repeated="60"/>
        </table:table-row>
        <table:table-row table:style-name="ro7">
          <table:table-cell/>
          <table:table-cell table:style-name="ce243"/>
          <table:table-cell table:style-name="ce244" table:number-columns-repeated="6"/>
          <table:table-cell table:style-name="ce246" table:number-columns-repeated="6"/>
          <table:table-cell table:number-columns-repeated="46"/>
        </table:table-row>
        <table:table-row table:style-name="ro7">
          <table:table-cell/>
          <table:table-cell table:style-name="ce243" office:value-type="float" office:value="2022" calcext:value-type="float">
            <text:p>2022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264" office:value-type="string" calcext:value-type="string">
            <text:p>endex</text:p>
          </table:table-cell>
          <table:table-cell table:style-name="ce391" office:value-type="string" calcext:value-type="string">
            <text:p>tüfe</text:p>
          </table:table-cell>
          <table:table-cell table:style-name="ce391" office:value-type="string" calcext:value-type="string">
            <text:p>aylık</text:p>
          </table:table-cell>
          <table:table-cell table:style-name="ce391" office:value-type="string" calcext:value-type="string">
            <text:p>aralığa göre</text:p>
          </table:table-cell>
          <table:table-cell table:style-name="ce391" office:value-type="string" calcext:value-type="string">
            <text:p>aynı aya göre</text:p>
          </table:table-cell>
          <table:table-cell table:style-name="ce391" office:value-type="string" calcext:value-type="string">
            <text:p>ortalama</text:p>
          </table:table-cell>
          <table:table-cell table:style-name="ce253"/>
          <table:table-cell table:number-columns-repeated="51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style-name="Default" office:value-type="float" office:value="686.95" calcext:value-type="float">
            <text:p>686,95</text:p>
          </table:table-cell>
          <table:table-cell table:style-name="Default"/>
          <table:table-cell table:number-columns-repeated="56"/>
        </table:table-row>
        <table:table-row table:style-name="ro7">
          <table:table-cell/>
          <table:table-cell office:value-type="string" calcext:value-type="string">
            <text:p>Ocak</text:p>
          </table:table-cell>
          <table:table-cell table:style-name="ce244" office:value-type="float" office:value="763.23" calcext:value-type="float">
            <text:p>763,23</text:p>
          </table:table-cell>
          <table:table-cell table:style-name="ce406" table:formula="of:=([.C74]-[.C73])/[.C73]" office:value-type="percentage" office:value="0.111041560521144" calcext:value-type="percentage">
            <text:p>%11,10</text:p>
          </table:table-cell>
          <table:table-cell table:number-columns-repeated="2" table:style-name="ce244" office:value-type="float" office:value="11.1" calcext:value-type="float">
            <text:p>11,10</text:p>
          </table:table-cell>
          <table:table-cell table:style-name="ce244" office:value-type="float" office:value="48.69" calcext:value-type="float">
            <text:p>48,69</text:p>
          </table:table-cell>
          <table:table-cell table:style-name="ce250" office:value-type="float" office:value="22.58" calcext:value-type="float">
            <text:p>22,58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Şubat</text:p>
          </table:table-cell>
          <table:table-cell table:style-name="ce244" office:value-type="float" office:value="799.93" calcext:value-type="float">
            <text:p>799,93</text:p>
          </table:table-cell>
          <table:table-cell table:style-name="ce406" table:formula="of:=([.C75]-[.C74])/[.C74]" office:value-type="percentage" office:value="0.0480851119583873" calcext:value-type="percentage">
            <text:p>%4,81</text:p>
          </table:table-cell>
          <table:table-cell table:style-name="ce244" office:value-type="float" office:value="4.81" calcext:value-type="float">
            <text:p>4,81</text:p>
          </table:table-cell>
          <table:table-cell table:style-name="ce244" office:value-type="float" office:value="16.45" calcext:value-type="float">
            <text:p>16,45</text:p>
          </table:table-cell>
          <table:table-cell table:style-name="ce244" office:value-type="float" office:value="54.44" calcext:value-type="float">
            <text:p>54,44</text:p>
          </table:table-cell>
          <table:table-cell table:style-name="ce250" office:value-type="float" office:value="25.98" calcext:value-type="float">
            <text:p>25,98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Mart</text:p>
          </table:table-cell>
          <table:table-cell table:style-name="ce244" office:value-type="float" office:value="843.64" calcext:value-type="float">
            <text:p>843,64</text:p>
          </table:table-cell>
          <table:table-cell table:style-name="ce406" table:formula="of:=([.C76]-[.C75])/[.C75]" office:value-type="percentage" office:value="0.054642281199605" calcext:value-type="percentage">
            <text:p>%5,46</text:p>
          </table:table-cell>
          <table:table-cell table:style-name="ce244" office:value-type="float" office:value="5.46" calcext:value-type="float">
            <text:p>5,46</text:p>
          </table:table-cell>
          <table:table-cell table:style-name="ce244" office:value-type="float" office:value="22.81" calcext:value-type="float">
            <text:p>22,81</text:p>
          </table:table-cell>
          <table:table-cell table:style-name="ce244" office:value-type="float" office:value="61.14" calcext:value-type="float">
            <text:p>61,14</text:p>
          </table:table-cell>
          <table:table-cell table:style-name="ce251" office:value-type="float" office:value="29.88" calcext:value-type="float">
            <text:p>29,88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Nisan</text:p>
          </table:table-cell>
          <table:table-cell table:style-name="ce244" office:value-type="float" office:value="904.79" calcext:value-type="float">
            <text:p>904,79</text:p>
          </table:table-cell>
          <table:table-cell table:style-name="ce406" table:formula="of:=([.C77]-[.C76])/[.C76]" office:value-type="percentage" office:value="0.0724835237779147" calcext:value-type="percentage">
            <text:p>%7,25</text:p>
          </table:table-cell>
          <table:table-cell table:style-name="ce244" office:value-type="float" office:value="7.25" calcext:value-type="float">
            <text:p>7,25</text:p>
          </table:table-cell>
          <table:table-cell table:style-name="ce244" office:value-type="float" office:value="31.71" calcext:value-type="float">
            <text:p>31,71</text:p>
          </table:table-cell>
          <table:table-cell table:style-name="ce244" office:value-type="float" office:value="69.97" calcext:value-type="float">
            <text:p>69,97</text:p>
          </table:table-cell>
          <table:table-cell table:style-name="ce251" office:value-type="float" office:value="34.46" calcext:value-type="float">
            <text:p>34,46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Mayıs</text:p>
          </table:table-cell>
          <table:table-cell table:style-name="ce244" office:value-type="float" office:value="931.76" calcext:value-type="float">
            <text:p>931,76</text:p>
          </table:table-cell>
          <table:table-cell table:style-name="ce406" table:formula="of:=([.C78]-[.C77])/[.C77]" office:value-type="percentage" office:value="0.0298080217509036" calcext:value-type="percentage">
            <text:p>%2,98</text:p>
          </table:table-cell>
          <table:table-cell table:style-name="ce244" office:value-type="float" office:value="2.98" calcext:value-type="float">
            <text:p>2,98</text:p>
          </table:table-cell>
          <table:table-cell table:style-name="ce244" office:value-type="float" office:value="35.64" calcext:value-type="float">
            <text:p>35,64</text:p>
          </table:table-cell>
          <table:table-cell table:style-name="ce244" office:value-type="float" office:value="73.5" calcext:value-type="float">
            <text:p>73,50</text:p>
          </table:table-cell>
          <table:table-cell table:style-name="ce251" office:value-type="float" office:value="39.33" calcext:value-type="float">
            <text:p>39,33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Haziran</text:p>
          </table:table-cell>
          <table:table-cell table:style-name="ce244" office:value-type="float" office:value="977.9" calcext:value-type="float">
            <text:p>977,90</text:p>
          </table:table-cell>
          <table:table-cell table:style-name="ce406" table:formula="of:=([.C79]-[.C78])/[.C78]" office:value-type="percentage" office:value="0.049519189490856" calcext:value-type="percentage">
            <text:p>%4,95</text:p>
          </table:table-cell>
          <table:table-cell table:style-name="ce244" office:value-type="float" office:value="4.95" calcext:value-type="float">
            <text:p>4,95</text:p>
          </table:table-cell>
          <table:table-cell table:style-name="ce244" office:value-type="float" office:value="42.35" calcext:value-type="float">
            <text:p>42,35</text:p>
          </table:table-cell>
          <table:table-cell table:style-name="ce244" office:value-type="float" office:value="78.62" calcext:value-type="float">
            <text:p>78,62</text:p>
          </table:table-cell>
          <table:table-cell table:style-name="ce251" office:value-type="float" office:value="44.54" calcext:value-type="float">
            <text:p>44,54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Temmuz</text:p>
          </table:table-cell>
          <table:table-cell table:style-name="ce246" office:value-type="float" office:value="1001.03" calcext:value-type="float">
            <text:p>1 001,03</text:p>
          </table:table-cell>
          <table:table-cell table:style-name="ce406" table:formula="of:=([.C80]-[.C79])/[.C79]" office:value-type="percentage" office:value="0.0236527252275284" calcext:value-type="percentage">
            <text:p>%2,37</text:p>
          </table:table-cell>
          <table:table-cell table:style-name="ce244" office:value-type="float" office:value="2.37" calcext:value-type="float">
            <text:p>2,37</text:p>
          </table:table-cell>
          <table:table-cell table:style-name="ce244" office:value-type="float" office:value="45.72" calcext:value-type="float">
            <text:p>45,72</text:p>
          </table:table-cell>
          <table:table-cell table:style-name="ce244" office:value-type="float" office:value="79.6" calcext:value-type="float">
            <text:p>79,60</text:p>
          </table:table-cell>
          <table:table-cell table:style-name="ce252" office:value-type="float" office:value="49.65" calcext:value-type="float">
            <text:p>49,65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Ağustos</text:p>
          </table:table-cell>
          <table:table-cell table:style-name="ce246" office:value-type="float" office:value="1015.65" calcext:value-type="float">
            <text:p>1 015,65</text:p>
          </table:table-cell>
          <table:table-cell table:style-name="ce406" table:formula="of:=([.C81]-[.C80])/[.C80]" office:value-type="percentage" office:value="0.0146049568943988" calcext:value-type="percentage">
            <text:p>%1,46</text:p>
          </table:table-cell>
          <table:table-cell table:style-name="ce244" office:value-type="float" office:value="1.46" calcext:value-type="float">
            <text:p>1,46</text:p>
          </table:table-cell>
          <table:table-cell table:style-name="ce244" office:value-type="float" office:value="47.85" calcext:value-type="float">
            <text:p>47,85</text:p>
          </table:table-cell>
          <table:table-cell table:style-name="ce244" office:value-type="float" office:value="80.21" calcext:value-type="float">
            <text:p>80,21</text:p>
          </table:table-cell>
          <table:table-cell table:style-name="ce250" office:value-type="float" office:value="54.69" calcext:value-type="float">
            <text:p>54,69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Eylül</text:p>
          </table:table-cell>
          <table:table-cell table:style-name="ce246" office:value-type="float" office:value="1046.89" calcext:value-type="float">
            <text:p>1 046,89</text:p>
          </table:table-cell>
          <table:table-cell table:style-name="ce406" table:formula="of:=([.C82]-[.C81])/[.C81]" office:value-type="percentage" office:value="0.0307586274799391" calcext:value-type="percentage">
            <text:p>%3,08</text:p>
          </table:table-cell>
          <table:table-cell table:style-name="ce245" office:value-type="float" office:value="3.08" calcext:value-type="float">
            <text:p>3,08</text:p>
          </table:table-cell>
          <table:table-cell table:style-name="ce245" office:value-type="float" office:value="52.4" calcext:value-type="float">
            <text:p>52,40</text:p>
          </table:table-cell>
          <table:table-cell table:style-name="ce245" office:value-type="float" office:value="83.45" calcext:value-type="float">
            <text:p>83,45</text:p>
          </table:table-cell>
          <table:table-cell table:style-name="ce250" office:value-type="float" office:value="59.91" calcext:value-type="float">
            <text:p>59,91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Ekim</text:p>
          </table:table-cell>
          <table:table-cell table:style-name="ce246" office:value-type="float" office:value="1084" calcext:value-type="float">
            <text:p>1 084,00</text:p>
          </table:table-cell>
          <table:table-cell table:style-name="ce406" table:formula="of:=([.C83]-[.C82])/[.C82]" office:value-type="percentage" office:value="0.0354478502994583" calcext:value-type="percentage">
            <text:p>%3,54</text:p>
          </table:table-cell>
          <table:table-cell table:style-name="ce245" office:value-type="float" office:value="3.54" calcext:value-type="float">
            <text:p>3,54</text:p>
          </table:table-cell>
          <table:table-cell table:style-name="ce245" office:value-type="float" office:value="57.8" calcext:value-type="float">
            <text:p>57,80</text:p>
          </table:table-cell>
          <table:table-cell table:style-name="ce245" office:value-type="float" office:value="85.51" calcext:value-type="float">
            <text:p>85,51</text:p>
          </table:table-cell>
          <table:table-cell table:style-name="ce251" office:value-type="float" office:value="65.26" calcext:value-type="float">
            <text:p>65,26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Kasım</text:p>
          </table:table-cell>
          <table:table-cell table:style-name="ce246" office:value-type="float" office:value="1115.26" calcext:value-type="float">
            <text:p>1 115,26</text:p>
          </table:table-cell>
          <table:table-cell table:style-name="ce406" table:formula="of:=([.C84]-[.C83])/[.C83]" office:value-type="percentage" office:value="0.0288376383763838" calcext:value-type="percentage">
            <text:p>%2,88</text:p>
          </table:table-cell>
          <table:table-cell table:style-name="ce246" office:value-type="float" office:value="2.88" calcext:value-type="float">
            <text:p><text:s/>2,88</text:p>
          </table:table-cell>
          <table:table-cell table:style-name="ce245" office:value-type="float" office:value="62.35" calcext:value-type="float">
            <text:p>62,35</text:p>
          </table:table-cell>
          <table:table-cell table:style-name="ce245" office:value-type="float" office:value="84.39" calcext:value-type="float">
            <text:p>84,39</text:p>
          </table:table-cell>
          <table:table-cell table:style-name="ce251" office:value-type="float" office:value="70.36" calcext:value-type="float">
            <text:p>70,36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Aralık</text:p>
          </table:table-cell>
          <table:table-cell table:style-name="ce246" office:value-type="float" office:value="1128.45" calcext:value-type="float">
            <text:p>1 128,45</text:p>
          </table:table-cell>
          <table:table-cell table:style-name="ce406" table:formula="of:=([.C85]-[.C84])/[.C84]" office:value-type="percentage" office:value="0.0118268385847247" calcext:value-type="percentage">
            <text:p>%1,18</text:p>
          </table:table-cell>
          <table:table-cell table:style-name="ce246" office:value-type="float" office:value="1.18" calcext:value-type="float">
            <text:p><text:s/>1,18</text:p>
          </table:table-cell>
          <table:table-cell table:number-columns-repeated="2" table:style-name="ce245" office:value-type="float" office:value="64.27" calcext:value-type="float">
            <text:p>64,27</text:p>
          </table:table-cell>
          <table:table-cell table:style-name="ce251" office:value-type="float" office:value="72.31" calcext:value-type="float">
            <text:p>72,31</text:p>
          </table:table-cell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4"/>
          <table:table-cell office:value-type="float" office:value="4000" calcext:value-type="float">
            <text:p>4.000,00</text:p>
          </table:table-cell>
          <table:table-cell table:style-name="ce406" table:formula="of:=([.C85]-[.C76])/[.C76]" office:value-type="percentage" office:value="0.337596605187047" calcext:value-type="percentage">
            <text:p>%33,76</text:p>
          </table:table-cell>
          <table:table-cell table:formula="of:=[.E87]*[.F87]" office:value-type="float" office:value="1350.38642074819" calcext:value-type="float">
            <text:p>1.350,39</text:p>
          </table:table-cell>
          <table:table-cell table:formula="of:=[.E87]+[.G87]" office:value-type="float" office:value="5350.38642074819" calcext:value-type="float">
            <text:p>5.350,39</text:p>
          </table:table-cell>
          <table:table-cell table:number-columns-repeated="52"/>
        </table:table-row>
        <table:table-row table:style-name="ro1">
          <table:table-cell table:number-columns-repeated="4"/>
          <table:table-cell table:formula="of:=[.E87]" office:value-type="float" office:value="4000" calcext:value-type="float">
            <text:p>4.000,00</text:p>
          </table:table-cell>
          <table:table-cell table:style-name="ce406" table:formula="of:=[.H85]/100" office:value-type="percentage" office:value="0.7231" calcext:value-type="percentage">
            <text:p>%72,31</text:p>
          </table:table-cell>
          <table:table-cell table:formula="of:=[.E88]*[.F88]" office:value-type="float" office:value="2892.4" calcext:value-type="float">
            <text:p>2.892,40</text:p>
          </table:table-cell>
          <table:table-cell table:formula="of:=[.E88]+[.G88]" office:value-type="float" office:value="6892.4" calcext:value-type="float">
            <text:p>6.892,40</text:p>
          </table:table-cell>
          <table:table-cell table:number-columns-repeated="52"/>
        </table:table-row>
        <table:table-row table:style-name="ro1" table:number-rows-repeated="104848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2-22" table:style-name="ta1">
        <table:table-column table:style-name="co1" table:default-cell-style-name="ce267"/>
        <table:table-column table:style-name="co20" table:default-cell-style-name="ce382"/>
        <table:table-column table:style-name="co1" table:number-columns-repeated="2" table:default-cell-style-name="ce382"/>
        <table:table-column table:style-name="co1" table:default-cell-style-name="ce396"/>
        <table:table-column table:style-name="co1" table:default-cell-style-name="ce382"/>
        <table:table-row table:style-name="ro1">
          <table:table-cell office:value-type="string" calcext:value-type="string">
            <text:p>SnyG702-22</text:p>
          </table:table-cell>
          <table:table-cell table:style-name="ce354" office:value-type="string" calcext:value-type="string">
            <text:p>Sanayi pano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467" office:value-type="string" calcext:value-type="string">
            <text:p>30 Eylül 2022 – 29 Eylül 2023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Metin Çelik 2022-2023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Default" table:number-columns-repeated="2"/>
          <table:table-cell table:style-name="ce384"/>
          <table:table-cell/>
        </table:table-row>
        <table:table-row table:style-name="ro1">
          <table:table-cell/>
          <table:table-cell table:style-name="ce368" office:value-type="string" calcext:value-type="string">
            <text:p><text:s/>Kira Bedeli</text:p>
          </table:table-cell>
          <table:table-cell table:style-name="ce384" table:formula="of:=SUM([.C12:.C23])" office:value-type="float" office:value="4000" calcext:value-type="float">
            <text:p>4.00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<text:s/>Toplam Ödeme</text:p>
          </table:table-cell>
          <table:table-cell table:style-name="ce384" table:formula="of:=SUM([.D12:.D23])" office:value-type="float" office:value="0" calcext:value-type="float">
            <text:p>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84" table:formula="of:=[.E29]" office:value-type="float" office:value="2000" calcext:value-type="float">
            <text:p>2.00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<text:s/>Masraf</text:p>
          </table:table-cell>
          <table:table-cell table:style-name="ce384" table:formula="of:=[.D35]" office:value-type="float" office:value="0" calcext:value-type="float">
            <text:p>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80" office:value-type="string" calcext:value-type="string">
            <text:p>Net Kira</text:p>
          </table:table-cell>
          <table:table-cell table:style-name="ce384" table:formula="of:=[.C6]-[.C8]" office:value-type="float" office:value="0" calcext:value-type="float">
            <text:p>0,00</text:p>
          </table:table-cell>
          <table:table-cell table:style-name="Default"/>
          <table:table-cell table:style-name="ce384"/>
          <table:table-cell/>
        </table:table-row>
        <table:table-row table:style-name="ro1">
          <table:table-cell/>
          <table:table-cell table:style-name="ce354"/>
          <table:table-cell table:number-columns-repeated="2"/>
          <table:table-cell table:style-name="ce382"/>
          <table:table-cell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67" office:value-type="string" calcext:value-type="string">
            <text:p>30-09-2022 – 29-09-202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kira bedeli 48000 den kalan</text:p>
          </table:table-cell>
          <table:table-cell table:number-columns-repeated="2"/>
          <table:table-cell table:formula="of:=[.E12]+[.C13]-[.D13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267"/>
          <table:table-cell table:number-columns-repeated="2"/>
          <table:table-cell table:formula="of:=[.E13]+[.C14]-[.D1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formula="of:=[.E14]+[.C15]-[.D1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formula="of:=[.E15]+[.C16]-[.D1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formula="of:=[.E16]+[.C17]-[.D1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formula="of:=[.E17]+[.C18]-[.D1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466"/>
          <table:table-cell table:style-name="ce267"/>
          <table:table-cell table:style-name="ce385"/>
          <table:table-cell table:style-name="Default"/>
          <table:table-cell table:formula="of:=[.E18]+[.C19]-[.D19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466" office:value-type="date" office:date-value="2023-01-30" calcext:value-type="date">
            <text:p>30.01.2023</text:p>
          </table:table-cell>
          <table:table-cell table:style-name="ce267" office:value-type="string" calcext:value-type="string">
            <text:p><text:s/>2022 kiradan kalan 1000 5/8</text:p>
          </table:table-cell>
          <table:table-cell table:style-name="ce385" office:value-type="float" office:value="1000" calcext:value-type="float">
            <text:p>1.000,00</text:p>
          </table:table-cell>
          <table:table-cell table:style-name="Default"/>
          <table:table-cell table:formula="of:=[.E19]+[.C20]-[.D20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466" office:value-type="date" office:date-value="2023-02-28" calcext:value-type="date">
            <text:p>28.02.2023</text:p>
          </table:table-cell>
          <table:table-cell table:style-name="ce267" office:value-type="string" calcext:value-type="string">
            <text:p><text:s/>2022 kiradan kalan 1000 6/8</text:p>
          </table:table-cell>
          <table:table-cell table:style-name="ce385" office:value-type="float" office:value="1000" calcext:value-type="float">
            <text:p>1.000,00</text:p>
          </table:table-cell>
          <table:table-cell table:style-name="Default"/>
          <table:table-cell table:formula="of:=[.E20]+[.C21]-[.D21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466" office:value-type="date" office:date-value="2023-03-30" calcext:value-type="date">
            <text:p>30.03.2023</text:p>
          </table:table-cell>
          <table:table-cell table:style-name="ce267" office:value-type="string" calcext:value-type="string">
            <text:p><text:s/>2022 kiradan kalan 1000 7/8</text:p>
          </table:table-cell>
          <table:table-cell table:style-name="ce385" office:value-type="float" office:value="1000" calcext:value-type="float">
            <text:p>1.000,00</text:p>
          </table:table-cell>
          <table:table-cell/>
          <table:table-cell table:formula="of:=[.E21]+[.C22]-[.D22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466" office:value-type="date" office:date-value="2023-04-30" calcext:value-type="date">
            <text:p>30.04.2023</text:p>
          </table:table-cell>
          <table:table-cell table:style-name="ce267" office:value-type="string" calcext:value-type="string">
            <text:p><text:s/>2022 kiradan kalan 1000 8/8</text:p>
          </table:table-cell>
          <table:table-cell table:style-name="ce385" office:value-type="float" office:value="1000" calcext:value-type="float">
            <text:p>1.000,00</text:p>
          </table:table-cell>
          <table:table-cell/>
          <table:table-cell table:formula="of:=[.E22]+[.C23]-[.D23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32"/>
          <table:table-cell table:style-name="Default" table:number-columns-repeated="3"/>
          <table:table-cell table:formula="of:=[.E23]+[.C24]-[.D24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32"/>
          <table:table-cell table:style-name="ce354" office:value-type="string" calcext:value-type="string">
            <text:p>Elektrik Teminat Bedelinden kalan</text:p>
          </table:table-cell>
          <table:table-cell table:style-name="ce385" office:value-type="float" office:value="400" calcext:value-type="float">
            <text:p>400,00</text:p>
          </table:table-cell>
          <table:table-cell table:style-name="Default"/>
          <table:table-cell table:formula="of:=[.E24]+[.C25]-[.D25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ce267" office:value-type="string" calcext:value-type="string">
            <text:p>2023-01 elektrik tmnt 200 5/6</text:p>
          </table:table-cell>
          <table:table-cell table:style-name="ce385" table:number-columns-repeated="2"/>
          <table:table-cell table:formula="of:=[.E25]+[.C26]-[.D26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ce267" office:value-type="string" calcext:value-type="string">
            <text:p>2023-02 elektrik tmnt 200 6/6</text:p>
          </table:table-cell>
          <table:table-cell table:style-name="ce385" table:number-columns-repeated="2"/>
          <table:table-cell table:formula="of:=[.E26]+[.C27]-[.D27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Default"/>
          <table:table-cell table:style-name="ce385"/>
          <table:table-cell table:style-name="Default"/>
          <table:table-cell table:formula="of:=[.E27]+[.C28]-[.D28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ce385"/>
          <table:table-cell table:style-name="Default" office:value-type="float" office:value="2400" calcext:value-type="float">
            <text:p>2400</text:p>
          </table:table-cell>
          <table:table-cell table:formula="of:=[.E28]+[.C29]-[.D29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332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Default"/>
          <table:table-cell table:style-name="Default" office:value-type="float" office:value="2400" calcext:value-type="float">
            <text:p>2400</text:p>
          </table:table-cell>
          <table:table-cell table:formula="of:=[.E29]+[.C30]-[.D30]" office:value-type="float" office:value="-400" calcext:value-type="float">
            <text:p>-400,00</text:p>
          </table:table-cell>
          <table:table-cell/>
        </table:table-row>
        <table:table-row table:style-name="ro1">
          <table:table-cell/>
          <table:table-cell table:style-name="ce354" office:value-type="string" calcext:value-type="string">
            <text:p>2023 şubat elektrik</text:p>
          </table:table-cell>
          <table:table-cell table:style-name="Default"/>
          <table:table-cell table:style-name="Default" office:value-type="float" office:value="-342.4" calcext:value-type="float">
            <text:p>-342,4</text:p>
          </table:table-cell>
          <table:table-cell table:formula="of:=[.E30]+[.C31]-[.D31]" office:value-type="float" office:value="-57.6" calcext:value-type="float">
            <text:p>-57,60</text:p>
          </table:table-cell>
          <table:table-cell/>
        </table:table-row>
        <table:table-row table:style-name="ro1">
          <table:table-cell/>
          <table:table-cell table:style-name="ce354" office:value-type="string" calcext:value-type="string">
            <text:p>elden nakit iade</text:p>
          </table:table-cell>
          <table:table-cell table:style-name="Default"/>
          <table:table-cell table:style-name="Default" office:value-type="float" office:value="-57.6" calcext:value-type="float">
            <text:p>-57,6</text:p>
          </table:table-cell>
          <table:table-cell table:formula="of:=[.E31]+[.C32]-[.D32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/>
          <table:table-cell table:style-name="ce354"/>
          <table:table-cell table:style-name="Default"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Default"/>
          <table:table-cell table:style-name="ce384" table:formula="of:=SUM([.D37:.D56])" office:value-type="float" office:value="0" calcext:value-type="float">
            <text:p>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388"/>
          <table:table-cell/>
          <table:table-cell table:style-name="Default"/>
        </table:table-row>
        <table:table-row table:style-name="ro1">
          <table:table-cell table:style-name="ce332"/>
          <table:table-cell table:number-columns-repeated="2"/>
          <table:table-cell table:style-name="ce388"/>
          <table:table-cell/>
          <table:table-cell table:style-name="Default"/>
        </table:table-row>
        <table:table-row table:style-name="ro1">
          <table:table-cell table:style-name="ce332"/>
          <table:table-cell table:number-columns-repeated="2"/>
          <table:table-cell table:style-name="ce391"/>
          <table:table-cell/>
          <table:table-cell table:style-name="Default"/>
        </table:table-row>
        <table:table-row table:style-name="ro1" table:number-rows-repeated="2">
          <table:table-cell table:style-name="ce332"/>
          <table:table-cell table:number-columns-repeated="4"/>
          <table:table-cell table:style-name="Default"/>
        </table:table-row>
        <table:table-row table:style-name="ro1" table:number-rows-repeated="5">
          <table:table-cell table:style-name="ce332"/>
          <table:table-cell table:number-columns-repeated="3"/>
          <table:table-cell table:style-name="ce382"/>
          <table:table-cell table:style-name="Default"/>
        </table:table-row>
        <table:table-row table:style-name="ro1" table:number-rows-repeated="3">
          <table:table-cell table:style-name="ce332"/>
          <table:table-cell table:number-columns-repeated="3"/>
          <table:table-cell table:style-name="ce381"/>
          <table:table-cell table:style-name="ce406"/>
        </table:table-row>
        <table:table-row table:style-name="ro1" table:number-rows-repeated="2">
          <table:table-cell table:number-columns-repeated="4"/>
          <table:table-cell table:style-name="ce381"/>
          <table:table-cell table:style-name="ce406"/>
        </table:table-row>
        <table:table-row table:style-name="ro1" table:number-rows-repeated="2">
          <table:table-cell table:number-columns-repeated="4"/>
          <table:table-cell table:style-name="ce382"/>
          <table:table-cell/>
        </table:table-row>
        <table:table-row table:style-name="ro1">
          <table:table-cell table:number-columns-repeated="4"/>
          <table:table-cell table:style-name="ce382"/>
          <table:table-cell/>
        </table:table-row>
      </table:table>
      <table:table table:name="SnH yazıhane" table:style-name="ta1">
        <table:table-column table:style-name="co21" table:default-cell-style-name="ce267"/>
        <table:table-column table:style-name="co22" table:default-cell-style-name="ce267"/>
        <table:table-column table:style-name="co23" table:default-cell-style-name="ce382"/>
        <table:table-column table:style-name="co11" table:default-cell-style-name="ce382"/>
        <table:table-column table:style-name="co24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384" table:formula="of:=SUM([.F6:.F55])" office:value-type="float" office:value="0" calcext:value-type="float">
            <text:p>0,00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0" office:value-type="string" calcext:value-type="string">
            <text:p>Masraf</text:p>
          </table:table-cell>
          <table:table-cell table:style-name="ce38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388"/>
          <table:table-cell table:style-name="ce384"/>
          <table:table-cell table:number-columns-repeated="52"/>
        </table:table-row>
        <table:table-row table:style-name="ro1">
          <table:table-cell table:style-name="ce332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5]+[.E6]-[.F6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6]+[.E7]-[.F7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7]+[.E8]-[.F8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8]+[.E9]-[.F9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9]+[.E10]-[.F1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0]+[.E11]-[.F11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385" table:formula="of:=[.G11]+[.E12]-[.F12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2]+[.E13]-[.F13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32" office:value-type="string" calcext:value-type="string">
            <text:p>file:///media/m/depo_ssd/aa/hes2020/Account/2023/02-23-sny.ods</text:p>
          </table:table-cell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3]+[.E14]-[.F14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4]+[.E15]-[.F15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5]+[.E16]-[.F16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6]+[.E17]-[.F17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7]+[.E18]-[.F18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8]+[.E19]-[.F19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9]+[.E20]-[.F2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385"/>
          <table:table-cell table:number-columns-repeated="2"/>
          <table:table-cell table:style-name="ce385" table:formula="of:=[.G20]+[.E21]-[.F21]" office:value-type="float" office:value="0" calcext:value-type="float">
            <text:p>0,00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385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332"/>
          <table:table-cell table:number-columns-repeated="58"/>
        </table:table-row>
        <table:table-row table:style-name="ro1" table:number-rows-repeated="2">
          <table:table-cell table:style-name="ce332"/>
          <table:table-cell table:style-name="ce382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381"/>
          <table:table-cell table:number-columns-repeated="54"/>
        </table:table-row>
        <table:table-row table:style-name="ro1" table:number-rows-repeated="2">
          <table:table-cell table:style-name="ce332"/>
          <table:table-cell table:number-columns-repeated="3"/>
          <table:table-cell table:style-name="ce381"/>
          <table:table-cell table:number-columns-repeated="54"/>
        </table:table-row>
        <table:table-row table:style-name="ro1">
          <table:table-cell table:number-columns-repeated="4"/>
          <table:table-cell table:style-name="ce381"/>
          <table:table-cell table:number-columns-repeated="54"/>
        </table:table-row>
        <table:table-row table:style-name="ro1">
          <table:table-cell table:style-name="ce332"/>
          <table:table-cell table:number-columns-repeated="3"/>
          <table:table-cell table:style-name="ce3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384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385"/>
          <table:table-cell table:number-columns-repeated="53"/>
        </table:table-row>
        <table:table-row table:style-name="ro1" table:number-rows-repeated="104851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77" table:default-cell-style-name="ce354"/>
        <table:table-column table:style-name="co78" table:number-columns-repeated="2" table:default-cell-style-name="ce499"/>
        <table:table-column table:style-name="co4" table:default-cell-style-name="ce500"/>
        <table:table-column table:style-name="co79" table:default-cell-style-name="ce500"/>
        <table:table-column table:style-name="co80" table:default-cell-style-name="ce500"/>
        <table:table-column table:style-name="co81" table:default-cell-style-name="ce500"/>
        <table:table-column table:style-name="co82" table:default-cell-style-name="ce503"/>
        <table:table-column table:style-name="co5" table:default-cell-style-name="ce382"/>
        <table:table-column table:style-name="co78" table:default-cell-style-name="ce382"/>
        <table:table-column table:style-name="co83" table:default-cell-style-name="ce382"/>
        <table:table-column table:style-name="co84" table:default-cell-style-name="ce382"/>
        <table:table-row table:style-name="ro1">
          <table:table-cell/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table:style-name="ce278" office:value-type="string" calcext:value-type="string">
            <text:p>Açıklama</text:p>
          </table:table-cell>
          <table:table-cell table:style-name="ce278" office:value-type="string" calcext:value-type="string">
            <text:p>Başl.</text:p>
          </table:table-cell>
          <table:table-cell table:style-name="ce278" office:value-type="string" calcext:value-type="string">
            <text:p>bitiş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0" office:value-type="string" calcext:value-type="string">
            <text:p>Masraf</text:p>
          </table:table-cell>
          <table:table-cell table:style-name="ce380" office:value-type="string" calcext:value-type="string">
            <text:p>Net Kira</text:p>
          </table:table-cell>
          <table:table-cell table:style-name="ce267" table:number-columns-repeated="2"/>
          <table:table-cell/>
          <table:table-cell table:style-name="ce391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82" table:number-columns-repeated="5"/>
          <table:table-cell table:style-name="ce50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$'SnyA105-22'.C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0" calcext:value-type="float">
            <text:p>0</text:p>
          </table:table-cell>
          <table:table-cell table:formula="of:=[$'SnyB202-22'.C10]" office:value-type="float" office:value="0" calcext:value-type="float">
            <text:p>0</text:p>
          </table:table-cell>
          <table:table-cell table:formula="of:=[$'SnyB202-22'.C11]" office:value-type="float" office:value="1200" calcext:value-type="float">
            <text:p>1.200</text:p>
          </table:table-cell>
          <table:table-cell table:formula="of:=[$'SnyB202-22'.C12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$'SnyC301-22'.C7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0" calcext:value-type="float">
            <text:p>0</text:p>
          </table:table-cell>
          <table:table-cell table:formula="of:=[$'SnyE502-22'.D6]" office:value-type="float" office:value="0" calcext:value-type="float">
            <text:p>0</text:p>
          </table:table-cell>
          <table:table-cell table:formula="of:=[$'SnyE502-22'.D7]" office:value-type="float" office:value="412.24" calcext:value-type="float">
            <text:p>412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0" calcext:value-type="float">
            <text:p>0</text:p>
          </table:table-cell>
          <table:table-cell table:formula="of:=[$'SnyF601-22'.D6]" office:value-type="float" office:value="0" calcext:value-type="float">
            <text:p>0</text:p>
          </table:table-cell>
          <table:table-cell table:formula="of:=[$'SnyF601-22'.D7]" office:value-type="float" office:value="26903.5" calcext:value-type="float">
            <text:p>26.904</text:p>
          </table:table-cell>
          <table:table-cell table:formula="of:=[$'SnyF601-22'.D8]" office:value-type="float" office:value="0" calcext:value-type="float">
            <text:p>0</text:p>
          </table:table-cell>
          <table:table-cell table:formula="of:=[.E10]-[.G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000" calcext:value-type="float">
            <text:p>4.000</text:p>
          </table:table-cell>
          <table:table-cell table:formula="of:=[$'SnyG702-22'.C6]" office:value-type="float" office:value="0" calcext:value-type="float">
            <text:p>0</text:p>
          </table:table-cell>
          <table:table-cell table:formula="of:=[$'SnyG702-22'.C7]" office:value-type="float" office:value="2000" calcext:value-type="float">
            <text:p>2.000</text:p>
          </table:table-cell>
          <table:table-cell table:formula="of:=[$'SnyG702-22'.C8]" office:value-type="float" office:value="0" calcext:value-type="float">
            <text:p>0</text:p>
          </table:table-cell>
          <table:table-cell table:formula="of:=[.E11]-[.G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-0" calcext:value-type="float">
            <text:p>0</text:p>
          </table:table-cell>
          <table:table-cell table:formula="of:=[.E13]-[.G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/>
          <table:table-cell/>
          <table:table-cell table:style-name="ce503"/>
          <table:table-cell table:number-columns-repeated="5"/>
          <table:table-cell table:style-name="ce388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354" table:number-columns-repeated="2"/>
          <table:table-cell table:style-name="ce502" table:formula="of:=SUM([.D4:.D14])" office:value-type="float" office:value="4000" calcext:value-type="float">
            <text:p>4.000</text:p>
          </table:table-cell>
          <table:table-cell table:style-name="ce502" table:formula="of:=SUM([.E4:.E14])" office:value-type="float" office:value="0" calcext:value-type="float">
            <text:p>0</text:p>
          </table:table-cell>
          <table:table-cell table:style-name="ce504" table:formula="of:=SUM([.F4:.F14])" office:value-type="float" office:value="30515.74" calcext:value-type="float">
            <text:p>30.516</text:p>
          </table:table-cell>
          <table:table-cell table:style-name="ce502" table:formula="of:=SUM([.G4:.G14])" office:value-type="float" office:value="0" calcext:value-type="float">
            <text:p>0</text:p>
          </table:table-cell>
          <table:table-cell table:style-name="ce502" table:formula="of:=SUM([.H4:.H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354" table:number-columns-repeated="2"/>
          <table:table-cell table:style-name="ce502" table:number-columns-repeated="2"/>
          <table:table-cell table:style-name="ce505"/>
          <table:table-cell table:style-name="ce502"/>
          <table:table-cell table:style-name="ce509"/>
          <table:table-cell table:number-columns-repeated="4"/>
        </table:table-row>
        <table:table-row table:style-name="ro1">
          <table:table-cell table:style-name="ce267" table:number-columns-repeated="3"/>
          <table:table-cell table:number-columns-repeated="2"/>
          <table:table-cell table:style-name="ce501"/>
          <table:table-cell table:style-name="ce506" office:value-type="string" calcext:value-type="string">
            <text:p>Sanayi 2022 Toplam Kira Geliri</text:p>
          </table:table-cell>
          <table:table-cell table:style-name="ce510" table:formula="of:=[.H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67" table:number-columns-repeated="3"/>
          <table:table-cell table:number-columns-repeated="3"/>
          <table:table-cell table:style-name="ce507"/>
          <table:table-cell table:style-name="ce502"/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 table:number-columns-repeated="2"/>
          <table:table-cell/>
          <table:table-cell table:style-name="ce508"/>
          <table:table-cell table:style-name="ce500"/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 table:number-columns-repeated="2"/>
          <table:table-cell/>
          <table:table-cell table:style-name="ce406"/>
          <table:table-cell table:style-name="ce500"/>
          <table:table-cell table:number-columns-repeated="4"/>
        </table:table-row>
        <table:table-row table:style-name="ro1">
          <table:table-cell table:style-name="ce267" table:number-columns-repeated="3"/>
          <table:table-cell table:style-name="Default" table:number-columns-repeated="2"/>
          <table:table-cell table:style-name="ce382" table:number-columns-repeated="3"/>
          <table:table-cell table:number-columns-repeated="4"/>
        </table:table-row>
      </table:table>
      <table:table table:name="02-11-GLR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ce266"/>
        <table:table-column table:style-name="co39" table:default-cell-style-name="ce266"/>
        <table:table-column table:style-name="co40" table:default-cell-style-name="Default"/>
        <table:table-column table:style-name="co41" table:default-cell-style-name="Default"/>
        <table:table-column table:style-name="co42" table:default-cell-style-name="ce385"/>
        <table:table-column table:style-name="co43" table:default-cell-style-name="Default"/>
        <table:table-column table:style-name="co44" table:default-cell-style-name="ce385"/>
        <table:table-column table:style-name="co1" table:default-cell-style-name="Default"/>
        <table:table-row table:style-name="ro3">
          <table:table-cell table:number-columns-repeated="5"/>
          <table:table-cell table:style-name="ce491" office:value-type="string" calcext:value-type="string">
            <text:p>kira bedeli</text:p>
          </table:table-cell>
          <table:table-cell table:style-name="ce491" office:value-type="string" calcext:value-type="string">
            <text:p>tahsilat</text:p>
          </table:table-cell>
          <table:table-cell table:style-name="ce511" office:value-type="string" calcext:value-type="string">
            <text:p>alacak bakiye</text:p>
          </table:table-cell>
          <table:table-cell table:style-name="ce263"/>
          <table:table-cell table:style-name="ce513"/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492" office:value-type="string" calcext:value-type="string">
            <text:p>TL</text:p>
          </table:table-cell>
          <table:table-cell table:style-name="ce263" office:value-type="string" calcext:value-type="string">
            <text:p>TL</text:p>
          </table:table-cell>
          <table:table-cell table:style-name="ce263" office:value-type="string" calcext:value-type="string">
            <text:p>$-TL</text:p>
          </table:table-cell>
          <table:table-cell table:style-name="ce514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385" table:formula="of:=[.F3]-[.G3]" office:value-type="float" office:value="25000" calcext:value-type="float">
            <text:p>25.000,00</text:p>
          </table:table-cell>
          <table:table-cell/>
          <table:table-cell table:style-name="ce5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385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515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385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515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 office:value-type="string" calcext:value-type="string">
            <text:p>TOPLAM</text:p>
          </table:table-cell>
          <table:table-cell/>
          <table:table-cell table:style-name="ce265" table:formula="of:=SUM([.F3:.F5])" office:value-type="currency" office:currency="TRY" office:value="25000" calcext:value-type="currency">
            <text:p>₺25.000,00</text:p>
          </table:table-cell>
          <table:table-cell table:style-name="ce265" table:formula="of:=SUM([.G4:.G5])" office:value-type="currency" office:currency="TRY" office:value="21000" calcext:value-type="currency">
            <text:p>₺21.000,00</text:p>
          </table:table-cell>
          <table:table-cell table:style-name="ce490"/>
          <table:table-cell table:style-name="ce381"/>
          <table:table-cell table:style-name="ce516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/>
          <table:table-cell/>
          <table:table-cell table:style-name="ce265" table:number-columns-repeated="2"/>
          <table:table-cell table:style-name="ce490"/>
          <table:table-cell table:style-name="ce381"/>
          <table:table-cell table:style-name="ce516"/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19" calcext:value-type="float">
            <text:p>2019</text:p>
          </table:table-cell>
          <table:table-cell table:number-columns-repeated="4"/>
          <table:table-cell table:style-name="ce385"/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515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G701-18</text:p>
          </table:table-cell>
          <table:table-cell table:style-name="ce345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515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G701-19</text:p>
          </table:table-cell>
          <table:table-cell table:style-name="ce345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493" office:value-type="currency" office:currency="TRY" office:value="30645" calcext:value-type="currency">
            <text:p>₺30.645,00</text:p>
          </table:table-cell>
          <table:table-cell table:style-name="ce493"/>
          <table:table-cell table:style-name="ce385" table:formula="of:=[.H10]+[.F11]-[.G11]" office:value-type="float" office:value="30645" calcext:value-type="float">
            <text:p>30.6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A101-19</text:p>
          </table:table-cell>
          <table:table-cell table:style-name="ce332" office:value-type="date" office:date-value="2019-11-30" calcext:value-type="date">
            <text:p>30.11.2019</text:p>
          </table:table-cell>
          <table:table-cell table:style-name="ce267" office:value-type="string" calcext:value-type="string">
            <text:p><text:s/>Fatih Uzun Parçacı</text:p>
          </table:table-cell>
          <table:table-cell table:style-name="ce385" office:value-type="string" calcext:value-type="string">
            <text:p>4ay</text:p>
          </table:table-cell>
          <table:table-cell table:style-name="ce493" office:value-type="currency" office:currency="TRY" office:value="4000" calcext:value-type="currency">
            <text:p>₺4.000,00</text:p>
          </table:table-cell>
          <table:table-cell table:style-name="ce493"/>
          <table:table-cell table:style-name="ce385" table:formula="of:=[.H11]+[.F12]-[.G12]" office:value-type="float" office:value="34645" calcext:value-type="float">
            <text:p>34.6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332" office:value-type="date" office:date-value="2019-11-30" calcext:value-type="date">
            <text:p>30.11.2019</text:p>
          </table:table-cell>
          <table:table-cell table:style-name="ce267" office:value-type="string" calcext:value-type="string">
            <text:p><text:s/>ödeme 19</text:p>
          </table:table-cell>
          <table:table-cell table:style-name="ce385"/>
          <table:table-cell table:style-name="ce493"/>
          <table:table-cell table:style-name="ce493" office:value-type="currency" office:currency="TRY" office:value="4000" calcext:value-type="currency">
            <text:p>₺4.000,00</text:p>
          </table:table-cell>
          <table:table-cell table:style-name="ce385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515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345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493"/>
          <table:table-cell table:style-name="ce493" office:value-type="currency" office:currency="TRY" office:value="18500" calcext:value-type="currency">
            <text:p>₺18.500,00</text:p>
          </table:table-cell>
          <table:table-cell table:style-name="ce385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515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 office:value-type="string" calcext:value-type="string">
            <text:p>TOPLAM</text:p>
          </table:table-cell>
          <table:table-cell/>
          <table:table-cell table:style-name="ce494" table:formula="of:=SUM([.F9:.F14])" office:value-type="currency" office:currency="TRY" office:value="34645" calcext:value-type="currency">
            <text:p>₺34.645,00</text:p>
          </table:table-cell>
          <table:table-cell table:style-name="ce494" table:formula="of:=SUM([.G9:.G14])" office:value-type="currency" office:currency="TRY" office:value="26500" calcext:value-type="currency">
            <text:p>₺26.500,00</text:p>
          </table:table-cell>
          <table:table-cell table:style-name="ce490"/>
          <table:table-cell table:style-name="ce381"/>
          <table:table-cell table:style-name="ce516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20" calcext:value-type="float">
            <text:p>2020</text:p>
          </table:table-cell>
          <table:table-cell table:style-name="ce385"/>
          <table:table-cell table:style-name="ce388"/>
          <table:table-cell table:style-name="ce495"/>
          <table:table-cell table:style-name="ce493"/>
          <table:table-cell table:style-name="ce385"/>
          <table:table-cell/>
          <table:table-cell table:style-name="ce517"/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5" office:value-type="string" calcext:value-type="string">
            <text:p>2019 dan devreden alacak</text:p>
          </table:table-cell>
          <table:table-cell table:style-name="ce388"/>
          <table:table-cell table:style-name="ce495"/>
          <table:table-cell table:style-name="ce493"/>
          <table:table-cell table:style-name="ce385" table:formula="of:=[.H14]+[.F17]-[.G17]" office:value-type="float" office:value="12145" calcext:value-type="float">
            <text:p>12.1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4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493" office:value-type="currency" office:currency="TRY" office:value="6200" calcext:value-type="currency">
            <text:p>₺6.200,00</text:p>
          </table:table-cell>
          <table:table-cell table:style-name="ce493"/>
          <table:table-cell table:style-name="ce385" table:formula="of:=[.H17]+[.F18]-[.G18]" office:value-type="float" office:value="18345" calcext:value-type="float">
            <text:p>18.3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4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493"/>
          <table:table-cell table:style-name="ce493" office:value-type="currency" office:currency="TRY" office:value="6200" calcext:value-type="currency">
            <text:p>₺6.200,00</text:p>
          </table:table-cell>
          <table:table-cell table:style-name="ce385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515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45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493"/>
          <table:table-cell table:style-name="ce493" office:value-type="currency" office:currency="TRY" office:value="5000" calcext:value-type="currency">
            <text:p>₺5.000,00</text:p>
          </table:table-cell>
          <table:table-cell table:style-name="ce512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515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45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493" office:value-type="currency" office:currency="TRY" office:value="30000" calcext:value-type="currency">
            <text:p>₺30.000,00</text:p>
          </table:table-cell>
          <table:table-cell table:style-name="ce493"/>
          <table:table-cell table:style-name="ce385" table:formula="of:=[.H20]+[.F21]-[.G21]" office:value-type="float" office:value="37145" calcext:value-type="float">
            <text:p>37.1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08-20" calcext:value-type="date">
            <text:p>20.08.2020</text:p>
          </table:table-cell>
          <table:table-cell table:style-name="ce267" office:value-type="string" calcext:value-type="string">
            <text:p><text:span text:style-name="T3"> </text:span>nakit ödeme 20-3-7/12</text:p>
          </table:table-cell>
          <table:table-cell table:style-name="ce385"/>
          <table:table-cell table:style-name="ce493"/>
          <table:table-cell table:style-name="ce493" office:value-type="currency" office:currency="TRY" office:value="15000" calcext:value-type="currency">
            <text:p>₺15.000,00</text:p>
          </table:table-cell>
          <table:table-cell table:style-name="ce385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515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09-30" calcext:value-type="date">
            <text:p>30.09.2020</text:p>
          </table:table-cell>
          <table:table-cell table:style-name="ce267" office:value-type="string" calcext:value-type="string">
            <text:p><text:span text:style-name="T3"> </text:span>Kira Ödemesii 20-8/12</text:p>
          </table:table-cell>
          <table:table-cell table:style-name="ce385"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5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4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493" office:value-type="currency" office:currency="TRY" office:value="7800" calcext:value-type="currency">
            <text:p>₺7.800,00</text:p>
          </table:table-cell>
          <table:table-cell table:style-name="ce493"/>
          <table:table-cell table:style-name="ce385" table:formula="of:=[.H23]+[.F24]-[.G24]" office:value-type="float" office:value="26945" calcext:value-type="float">
            <text:p>26.9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4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493"/>
          <table:table-cell table:style-name="ce493" office:value-type="currency" office:currency="TRY" office:value="7800" calcext:value-type="currency">
            <text:p>₺7.800,00</text:p>
          </table:table-cell>
          <table:table-cell table:style-name="ce385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5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32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493" office:value-type="currency" office:currency="TRY" office:value="3014" calcext:value-type="currency">
            <text:p>₺3.014,00</text:p>
          </table:table-cell>
          <table:table-cell table:style-name="ce493"/>
          <table:table-cell table:style-name="ce385" table:formula="of:=[.H25]+[.F26]-[.G26]" office:value-type="float" office:value="22159" calcext:value-type="float">
            <text:p>22.15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32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493" office:value-type="currency" office:currency="TRY" office:value="1610" calcext:value-type="currency">
            <text:p>₺1.610,00</text:p>
          </table:table-cell>
          <table:table-cell table:style-name="ce493"/>
          <table:table-cell table:style-name="ce385" table:formula="of:=[.H26]+[.F27]-[.G27]" office:value-type="float" office:value="23769" calcext:value-type="float">
            <text:p>23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45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493" office:value-type="currency" office:currency="TRY" office:value="35000" calcext:value-type="currency">
            <text:p>₺35.000,00</text:p>
          </table:table-cell>
          <table:table-cell table:style-name="ce493"/>
          <table:table-cell table:style-name="ce385" table:formula="of:=[.H27]+[.F28]-[.G28]" office:value-type="float" office:value="58769" calcext:value-type="float">
            <text:p>58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32" office:value-type="date" office:date-value="2020-10-20" calcext:value-type="date">
            <text:p>20.10.2020</text:p>
          </table:table-cell>
          <table:table-cell table:style-name="ce267" office:value-type="string" calcext:value-type="string">
            <text:p><text:span text:style-name="T3"> 20-21 </text:span>Kira Bedeli 20-1-7/12</text:p>
          </table:table-cell>
          <table:table-cell/>
          <table:table-cell table:style-name="ce493"/>
          <table:table-cell table:style-name="ce493" office:value-type="currency" office:currency="TRY" office:value="20000" calcext:value-type="currency">
            <text:p>₺20.000,00</text:p>
          </table:table-cell>
          <table:table-cell table:style-name="ce385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515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32" office:value-type="date" office:date-value="2020-11-30" calcext:value-type="date">
            <text:p>30.11.2020</text:p>
          </table:table-cell>
          <table:table-cell table:style-name="ce267" office:value-type="string" calcext:value-type="string">
            <text:p><text:span text:style-name="T3"> 20-21 </text:span>Kira Bedeli 20-8/12          </text:p>
          </table:table-cell>
          <table:table-cell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515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11-12" calcext:value-type="date">
            <text:p>12.11.2020</text:p>
          </table:table-cell>
          <table:table-cell table:style-name="ce267" office:value-type="string" calcext:value-type="string">
            <text:p><text:span text:style-name="T3"> </text:span>Kira Ödemesi 20-9/12</text:p>
          </table:table-cell>
          <table:table-cell table:style-name="ce385"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515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12-12" calcext:value-type="date">
            <text:p>12.12.2020</text:p>
          </table:table-cell>
          <table:table-cell table:style-name="ce267" office:value-type="string" calcext:value-type="string">
            <text:p>Kira Ödemesi 20-10/12</text:p>
          </table:table-cell>
          <table:table-cell table:style-name="ce385"/>
          <table:table-cell table:style-name="ce493"/>
          <table:table-cell table:style-name="ce493" office:value-type="currency" office:currency="TRY" office:value="1500" calcext:value-type="currency">
            <text:p>₺1.500,00</text:p>
          </table:table-cell>
          <table:table-cell table:style-name="ce385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515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TOPLAM</text:p>
          </table:table-cell>
          <table:table-cell/>
          <table:table-cell table:style-name="ce494" table:formula="of:=SUM([.F18:.F32])" office:value-type="currency" office:currency="TRY" office:value="83624" calcext:value-type="currency">
            <text:p>₺83.624,00</text:p>
          </table:table-cell>
          <table:table-cell table:style-name="ce494" table:formula="of:=SUM([.G18:.G32])" office:value-type="currency" office:currency="TRY" office:value="64500" calcext:value-type="currency">
            <text:p>₺64.500,00</text:p>
          </table:table-cell>
          <table:table-cell table:style-name="ce385"/>
          <table:table-cell/>
          <table:table-cell table:style-name="ce516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412"/>
          <table:table-cell table:style-name="ce385"/>
          <table:table-cell table:style-name="ce388"/>
          <table:table-cell table:style-name="ce490"/>
          <table:table-cell table:style-name="ce493" table:number-columns-repeated="2"/>
          <table:table-cell/>
          <table:table-cell table:style-name="ce512"/>
          <table:table-cell table:style-name="ce517"/>
          <table:table-cell/>
          <table:table-cell table:style-name="Default"/>
          <table:table-cell/>
        </table:table-row>
        <table:table-row table:style-name="ro4">
          <table:table-cell table:number-columns-repeated="2"/>
          <table:table-cell table:style-name="ce489" office:value-type="float" office:value="2021" calcext:value-type="float">
            <text:p>2021</text:p>
          </table:table-cell>
          <table:table-cell table:style-name="ce267"/>
          <table:table-cell/>
          <table:table-cell table:style-name="ce493" table:number-columns-repeated="2"/>
          <table:table-cell table:style-name="ce385"/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32" office:value-type="date" office:date-value="2021-01-30" calcext:value-type="date">
            <text:p>30.01.2021</text:p>
          </table:table-cell>
          <table:table-cell table:style-name="ce267" office:value-type="string" calcext:value-type="string">
            <text:p><text:span text:style-name="T3">2020-21 </text:span>Kira Bedeli 9-10/12      senetli</text:p>
          </table:table-cell>
          <table:table-cell/>
          <table:table-cell table:style-name="ce493"/>
          <table:table-cell table:style-name="ce493" office:value-type="currency" office:currency="TRY" office:value="6000" calcext:value-type="currency">
            <text:p>₺6.000,00</text:p>
          </table:table-cell>
          <table:table-cell table:style-name="ce385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32" office:value-type="date" office:date-value="2021-03-30" calcext:value-type="date">
            <text:p>30.03.2021</text:p>
          </table:table-cell>
          <table:table-cell table:style-name="ce267" office:value-type="string" calcext:value-type="string">
            <text:p><text:span text:style-name="T3">2020-21 </text:span>Kira Bedeli 11-12/12    senetli</text:p>
          </table:table-cell>
          <table:table-cell/>
          <table:table-cell table:style-name="ce493"/>
          <table:table-cell table:style-name="ce493" office:value-type="currency" office:currency="TRY" office:value="6000" calcext:value-type="currency">
            <text:p>₺6.000,00</text:p>
          </table:table-cell>
          <table:table-cell table:style-name="ce385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4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493" office:value-type="currency" office:currency="TRY" office:value="6800" calcext:value-type="currency">
            <text:p>₺6.800,00</text:p>
          </table:table-cell>
          <table:table-cell table:style-name="ce493"/>
          <table:table-cell table:style-name="ce385" table:formula="of:=[.H37]+[.F38]-[.G38]" office:value-type="float" office:value="26069" calcext:value-type="float">
            <text:p>26.0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4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493"/>
          <table:table-cell table:style-name="ce493" office:value-type="currency" office:currency="TRY" office:value="6800" calcext:value-type="currency">
            <text:p>₺6.800,00</text:p>
          </table:table-cell>
          <table:table-cell table:style-name="ce385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4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93" office:value-type="currency" office:currency="TRY" office:value="24000" calcext:value-type="currency">
            <text:p>₺24.000,00</text:p>
          </table:table-cell>
          <table:table-cell table:style-name="ce493"/>
          <table:table-cell table:style-name="ce385" table:formula="of:=[.H39]+[.F40]-[.G40]" office:value-type="float" office:value="43269" calcext:value-type="float">
            <text:p>43.2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4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93"/>
          <table:table-cell table:style-name="ce493" office:value-type="currency" office:currency="TRY" office:value="24000" calcext:value-type="currency">
            <text:p>₺24.000,00</text:p>
          </table:table-cell>
          <table:table-cell table:style-name="ce385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493"/>
          <table:table-cell table:style-name="ce493" office:value-type="currency" office:currency="TRY" office:value="1750" calcext:value-type="currency">
            <text:p>₺1.750,00</text:p>
          </table:table-cell>
          <table:table-cell table:style-name="ce385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493"/>
          <table:table-cell table:style-name="ce493" office:value-type="currency" office:currency="TRY" office:value="2750" calcext:value-type="currency">
            <text:p>₺2.750,00</text:p>
          </table:table-cell>
          <table:table-cell table:style-name="ce385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4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93" office:value-type="currency" office:currency="TRY" office:value="28800" calcext:value-type="currency">
            <text:p>₺28.800,00</text:p>
          </table:table-cell>
          <table:table-cell table:style-name="ce493"/>
          <table:table-cell table:style-name="ce385" table:formula="of:=[.H44]+[.F45]-[.G45]" office:value-type="float" office:value="40569" calcext:value-type="float">
            <text:p>40.5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4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93"/>
          <table:table-cell table:style-name="ce493" office:value-type="currency" office:currency="TRY" office:value="28800" calcext:value-type="currency">
            <text:p>₺28.800,00</text:p>
          </table:table-cell>
          <table:table-cell table:style-name="ce385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4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93" office:value-type="currency" office:currency="TRY" office:value="43160" calcext:value-type="currency">
            <text:p>₺43.160,00</text:p>
          </table:table-cell>
          <table:table-cell table:style-name="ce493"/>
          <table:table-cell table:style-name="ce385" table:formula="of:=[.H46]+[.F47]-[.G47]" office:value-type="float" office:value="54929" calcext:value-type="float">
            <text:p>54.92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4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93"/>
          <table:table-cell table:style-name="ce493" office:value-type="currency" office:currency="TRY" office:value="43160" calcext:value-type="currency">
            <text:p>₺43.160,00</text:p>
          </table:table-cell>
          <table:table-cell table:style-name="ce385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4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93" office:value-type="currency" office:currency="TRY" office:value="30000" calcext:value-type="currency">
            <text:p>₺30.000,00</text:p>
          </table:table-cell>
          <table:table-cell table:style-name="ce493"/>
          <table:table-cell table:style-name="ce385" table:formula="of:=[.H48]+[.F49]-[.G49]" office:value-type="float" office:value="41769" calcext:value-type="float">
            <text:p>41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4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93"/>
          <table:table-cell table:style-name="ce493" office:value-type="currency" office:currency="TRY" office:value="30000" calcext:value-type="currency">
            <text:p>₺30.000,00</text:p>
          </table:table-cell>
          <table:table-cell table:style-name="ce385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number-columns-repeated="2"/>
          <table:table-cell table:style-name="ce493" table:number-columns-repeated="2"/>
          <table:table-cell table:style-name="ce385"/>
          <table:table-cell/>
          <table:table-cell table:style-name="ce515"/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1 YIL KİRA TUTARI</text:p>
          </table:table-cell>
          <table:table-cell/>
          <table:table-cell table:style-name="ce494" table:formula="of:=SUM([.F36:.F50])" office:value-type="currency" office:currency="TRY" office:value="132760" calcext:value-type="currency">
            <text:p>₺132.760,00</text:p>
          </table:table-cell>
          <table:table-cell table:style-name="ce493"/>
          <table:table-cell table:style-name="ce385"/>
          <table:table-cell/>
          <table:table-cell table:style-name="ce516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1 YILI TOPLAM GELİR</text:p>
          </table:table-cell>
          <table:table-cell/>
          <table:table-cell table:style-name="ce493"/>
          <table:table-cell table:style-name="ce494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517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493" table:number-columns-repeated="2"/>
          <table:table-cell table:number-columns-repeated="2"/>
          <table:table-cell table:style-name="ce517"/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22" calcext:value-type="float">
            <text:p>2022</text:p>
          </table:table-cell>
          <table:table-cell table:number-columns-repeated="2"/>
          <table:table-cell table:style-name="ce493" table:number-columns-repeated="2"/>
          <table:table-cell table:number-columns-repeated="2"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6" office:value-type="currency" office:currency="TRY" office:value="36000" calcext:value-type="currency">
            <text:p>₺36.000,00</text:p>
          </table:table-cell>
          <table:table-cell table:style-name="ce493"/>
          <table:table-cell table:style-name="ce385" table:formula="of:=[.H50]+[.F60]-[.G60]" office:value-type="float" office:value="47769" calcext:value-type="float">
            <text:p>47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28000" calcext:value-type="currency">
            <text:p>₺28.000,00</text:p>
          </table:table-cell>
          <table:table-cell table:style-name="ce385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4000" calcext:value-type="currency">
            <text:p>₺4.000,00</text:p>
          </table:table-cell>
          <table:table-cell table:style-name="ce385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4000" calcext:value-type="currency">
            <text:p>₺4.000,00</text:p>
          </table:table-cell>
          <table:table-cell table:style-name="ce385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 office:value-type="currency" office:currency="TRY" office:value="45000" calcext:value-type="currency">
            <text:p>₺45.000,00</text:p>
          </table:table-cell>
          <table:table-cell table:style-name="ce493"/>
          <table:table-cell table:style-name="ce385" table:formula="of:=[.H63]+[.F64]-[.G64]" office:value-type="float" office:value="56769" calcext:value-type="float">
            <text:p>56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/>
          <table:table-cell table:style-name="ce493" office:value-type="currency" office:currency="TRY" office:value="20000" calcext:value-type="currency">
            <text:p>₺20.000,00</text:p>
          </table:table-cell>
          <table:table-cell table:style-name="ce385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/>
          <table:table-cell table:style-name="ce493" office:value-type="currency" office:currency="TRY" office:value="25000" calcext:value-type="currency">
            <text:p>₺25.000,00</text:p>
          </table:table-cell>
          <table:table-cell table:style-name="ce385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7" office:value-type="currency" office:currency="TRY" office:value="48000" calcext:value-type="currency">
            <text:p>₺48.000,00</text:p>
          </table:table-cell>
          <table:table-cell table:style-name="ce493"/>
          <table:table-cell table:style-name="ce385" table:formula="of:=[.H66]+[.F67]-[.G67]" office:value-type="float" office:value="59769" calcext:value-type="float">
            <text:p>59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40000" calcext:value-type="currency">
            <text:p>₺40.000,00</text:p>
          </table:table-cell>
          <table:table-cell table:style-name="ce385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4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493" office:value-type="currency" office:currency="TRY" office:value="40000" calcext:value-type="currency">
            <text:p>₺40.000,00</text:p>
          </table:table-cell>
          <table:table-cell table:style-name="ce493"/>
          <table:table-cell table:style-name="ce385" table:formula="of:=[.H70]+[.F71]-[.G71]" office:value-type="float" office:value="57769" calcext:value-type="float">
            <text:p>57.769,00</text:p>
          </table:table-cell>
          <table:table-cell/>
          <table:table-cell table:style-name="ce517"/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4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493"/>
          <table:table-cell table:style-name="ce493" office:value-type="currency" office:currency="TRY" office:value="40000" calcext:value-type="currency">
            <text:p>₺40.000,00</text:p>
          </table:table-cell>
          <table:table-cell table:style-name="ce385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385" table:formula="of:=[.H73]+[.F74]-[.G74]" office:value-type="float" office:value="98769" calcext:value-type="float">
            <text:p>98.769,00</text:p>
          </table:table-cell>
          <table:table-cell/>
          <table:table-cell table:style-name="ce517"/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385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385" table:formula="of:=[.H76]+[.F77]-[.G77]" office:value-type="float" office:value="100769" calcext:value-type="float">
            <text:p>100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385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385" table:formula="of:=[.H78]+[.F79]-[.G79]" office:value-type="float" office:value="15769" calcext:value-type="float">
            <text:p>15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79]+[.F80]-[.G80]" office:value-type="float" office:value="15769" calcext:value-type="float">
            <text:p>15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385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498" office:value-type="currency" office:currency="TRY" office:value="3892.36" calcext:value-type="currency">
            <text:p>₺3.892,36</text:p>
          </table:table-cell>
          <table:table-cell table:style-name="ce498"/>
          <table:table-cell table:style-name="ce385" table:formula="of:=[.H81]+[.F82]-[.G82]" office:value-type="float" office:value="7892.36" calcext:value-type="float">
            <text:p>7.892,36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498"/>
          <table:table-cell table:style-name="ce498" office:value-type="currency" office:currency="TRY" office:value="3892.36" calcext:value-type="currency">
            <text:p>₺3.892,36</text:p>
          </table:table-cell>
          <table:table-cell table:style-name="ce385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498" office:value-type="currency" office:currency="TRY" office:value="11181.35" calcext:value-type="currency">
            <text:p>₺11.181,35</text:p>
          </table:table-cell>
          <table:table-cell table:style-name="ce498"/>
          <table:table-cell table:style-name="ce385" table:formula="of:=[.H83]+[.F84]-[.G84]" office:value-type="float" office:value="15181.35" calcext:value-type="float">
            <text:p>15.181,35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498"/>
          <table:table-cell table:style-name="ce498" office:value-type="currency" office:currency="TRY" office:value="11181.35" calcext:value-type="currency">
            <text:p>₺11.181,35</text:p>
          </table:table-cell>
          <table:table-cell table:style-name="ce385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85]+[.F86]-[.G86]" office:value-type="float" office:value="4000" calcext:value-type="float">
            <text:p>4.00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385" table:formula="of:=[.H86]+[.F87]-[.G87]" office:value-type="float" office:value="0" calcext:value-type="float">
            <text:p>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87]+[.F88]-[.G88]" office:value-type="float" office:value="0" calcext:value-type="float">
            <text:p>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7"/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 KİRA TUTARI</text:p>
          </table:table-cell>
          <table:table-cell/>
          <table:table-cell table:style-name="ce265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385"/>
          <table:table-cell/>
          <table:table-cell table:style-name="ce516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I TOPLAM GELİR</text:p>
          </table:table-cell>
          <table:table-cell table:number-columns-repeated="2"/>
          <table:table-cell table:style-name="ce265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I KALAN BAKİYE</text:p>
          </table:table-cell>
          <table:table-cell table:number-columns-repeated="3"/>
          <table:table-cell table:style-name="ce265" table:formula="of:=[.H88]" office:value-type="currency" office:currency="TRY" office:value="0" calcext:value-type="currency">
            <text:p>₺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7"/>
          <table:table-cell table:number-columns-repeated="3"/>
        </table:table-row>
        <table:table-row table:style-name="ro1">
          <table:table-cell table:number-columns-repeated="3"/>
          <table:table-cell table:style-name="ce263" office:value-type="string" calcext:value-type="string">
            <text:p>2018-2022 GENEL TOPLAM</text:p>
          </table:table-cell>
          <table:table-cell/>
          <table:table-cell table:style-name="ce265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516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517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5" table:default-cell-style-name="ce519"/>
        <table:table-column table:style-name="co46" table:default-cell-style-name="ce519"/>
        <table:table-column table:style-name="co5" table:default-cell-style-name="ce519"/>
        <table:table-column table:style-name="co47" table:default-cell-style-name="ce519"/>
        <table:table-column table:style-name="co48" table:default-cell-style-name="ce519"/>
        <table:table-column table:style-name="co49" table:default-cell-style-name="ce534"/>
        <table:table-column table:style-name="co50" table:default-cell-style-name="ce541"/>
        <table:table-column table:style-name="co44" table:default-cell-style-name="ce541"/>
        <table:table-column table:style-name="co47" table:number-columns-repeated="1016" table:default-cell-style-name="ce519"/>
        <table:table-row table:style-name="ro5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535" office:value-type="string" calcext:value-type="string">
            <text:p>TL</text:p>
          </table:table-cell>
          <table:table-cell table:style-name="ce542" office:value-type="string" calcext:value-type="string">
            <text:p>USDTRY</text:p>
          </table:table-cell>
          <table:table-cell table:style-name="ce542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520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523"/>
          <table:table-cell table:style-name="ce523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536" office:value-type="currency" office:currency="TRY" office:value="-16.91" calcext:value-type="currency">
            <text:p>-₺16,91</text:p>
          </table:table-cell>
          <table:table-cell table:style-name="ce529" office:value-type="float" office:value="2.19" calcext:value-type="float">
            <text:p>2,19</text:p>
          </table:table-cell>
          <table:table-cell table:style-name="ce545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4</text:p>
          </table:table-cell>
          <table:table-cell table:style-name="ce523"/>
          <table:table-cell table:style-name="ce523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536" office:value-type="currency" office:currency="TRY" office:value="-3.31" calcext:value-type="currency">
            <text:p>-₺3,31</text:p>
          </table:table-cell>
          <table:table-cell table:style-name="ce529" office:value-type="float" office:value="2.19" calcext:value-type="float">
            <text:p>2,19</text:p>
          </table:table-cell>
          <table:table-cell table:style-name="ce545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523"/>
          <table:table-cell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536" office:value-type="currency" office:currency="TRY" office:value="-257.25" calcext:value-type="currency">
            <text:p>-₺257,25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1 / 6</text:p>
          </table:table-cell>
          <table:table-cell table:style-name="ce536" office:value-type="currency" office:currency="TRY" office:value="-142.18" calcext:value-type="currency">
            <text:p>-₺142,18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2 / 6</text:p>
          </table:table-cell>
          <table:table-cell table:style-name="ce536" office:value-type="currency" office:currency="TRY" office:value="-142.18" calcext:value-type="currency">
            <text:p>-₺142,18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</text:p>
          </table:table-cell>
          <table:table-cell table:style-name="ce529" office:value-type="string" calcext:value-type="string">
            <text:p>2018-2</text:p>
          </table:table-cell>
          <table:table-cell table:style-name="ce536" office:value-type="currency" office:currency="TRY" office:value="-250.8" calcext:value-type="currency">
            <text:p>-₺250,8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Su</text:p>
          </table:table-cell>
          <table:table-cell table:style-name="ce529" office:value-type="string" calcext:value-type="string">
            <text:p>2017-18</text:p>
          </table:table-cell>
          <table:table-cell table:style-name="ce536" office:value-type="currency" office:currency="TRY" office:value="-197.61" calcext:value-type="currency">
            <text:p>-₺197,61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lektrik</text:p>
          </table:table-cell>
          <table:table-cell table:style-name="ce529"/>
          <table:table-cell table:style-name="ce536" office:value-type="currency" office:currency="TRY" office:value="-265" calcext:value-type="currency">
            <text:p>-₺265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Elektrik 1-2018</text:p>
          </table:table-cell>
          <table:table-cell table:style-name="ce529"/>
          <table:table-cell table:style-name="ce536" office:value-type="currency" office:currency="TRY" office:value="-95.3" calcext:value-type="currency">
            <text:p>-₺95,30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Elektrik 2-2018</text:p>
          </table:table-cell>
          <table:table-cell table:style-name="ce529"/>
          <table:table-cell table:style-name="ce536" office:value-type="currency" office:currency="TRY" office:value="-128.88" calcext:value-type="currency">
            <text:p>-₺128,88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Çedaş Teminat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karo tadilat (memer alçıpan)</text:p>
          </table:table-cell>
          <table:table-cell table:style-name="ce529"/>
          <table:table-cell table:style-name="ce536" office:value-type="currency" office:currency="TRY" office:value="-20000" calcext:value-type="currency">
            <text:p>-₺20.000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14-18 Toplam</text:p>
          </table:table-cell>
          <table:table-cell table:style-name="ce537" table:formula="of:=SUM([.F3:.F15])" office:value-type="currency" office:currency="TRY" office:value="-22399.42" calcext:value-type="currency">
            <text:p>-₺22.399,42</text:p>
          </table:table-cell>
          <table:table-cell table:style-name="ce543"/>
          <table:table-cell table:style-name="ce546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32" office:value-type="string" calcext:value-type="string">
            <text:p>Genel Toplam</text:p>
          </table:table-cell>
          <table:table-cell table:style-name="ce538" table:formula="of:=[.F16]" office:value-type="currency" office:currency="TRY" office:value="-22399.42" calcext:value-type="currency">
            <text:p>-₺22.399,42</text:p>
          </table:table-cell>
          <table:table-cell table:style-name="ce544"/>
          <table:table-cell table:style-name="ce547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523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4">Elektrik 1</text:span>-2019</text:p>
          </table:table-cell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3">Elektrik </text:span>2-2019</text:p>
          </table:table-cell>
          <table:table-cell/>
          <table:table-cell table:style-name="ce536" office:value-type="currency" office:currency="TRY" office:value="-179.2" calcext:value-type="currency">
            <text:p>-₺179,2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3">Elektrik </text:span>3-2019</text:p>
          </table:table-cell>
          <table:table-cell/>
          <table:table-cell table:style-name="ce536" office:value-type="currency" office:currency="TRY" office:value="-55.9" calcext:value-type="currency">
            <text:p>-₺55,9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3 / 6</text:p>
          </table:table-cell>
          <table:table-cell table:style-name="ce536" office:value-type="currency" office:currency="TRY" office:value="-142.13" calcext:value-type="currency">
            <text:p>-₺142,13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4-5-6 / 6</text:p>
          </table:table-cell>
          <table:table-cell table:style-name="ce536" office:value-type="currency" office:currency="TRY" office:value="-429.54" calcext:value-type="currency">
            <text:p>-₺429,54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3">Elektrik </text:span>4-2019</text:p>
          </table:table-cell>
          <table:table-cell/>
          <table:table-cell table:style-name="ce536" office:value-type="currency" office:currency="TRY" office:value="-65.8" calcext:value-type="currency">
            <text:p>-₺65,8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3">Elektrik </text:span>5-2019</text:p>
          </table:table-cell>
          <table:table-cell/>
          <table:table-cell table:style-name="ce536" office:value-type="currency" office:currency="TRY" office:value="-82.94" calcext:value-type="currency">
            <text:p>-₺82,94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3">Elektrik </text:span>6-2019</text:p>
          </table:table-cell>
          <table:table-cell/>
          <table:table-cell table:style-name="ce536" office:value-type="currency" office:currency="TRY" office:value="-78.79" calcext:value-type="currency">
            <text:p>-₺78,79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3">Elektrik </text:span>9-2019</text:p>
          </table:table-cell>
          <table:table-cell/>
          <table:table-cell table:style-name="ce536" office:value-type="currency" office:currency="TRY" office:value="-39.35" calcext:value-type="currency">
            <text:p>-₺39,35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</text:p>
          </table:table-cell>
          <table:table-cell table:style-name="ce529" office:value-type="string" calcext:value-type="string">
            <text:p>2019/ 1-2</text:p>
          </table:table-cell>
          <table:table-cell table:style-name="ce536" office:value-type="currency" office:currency="TRY" office:value="-598.75" calcext:value-type="currency">
            <text:p>-₺598,75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3">Elektrik </text:span>11/2019</text:p>
          </table:table-cell>
          <table:table-cell/>
          <table:table-cell table:style-name="ce536" office:value-type="currency" office:currency="TRY" office:value="-100.02" calcext:value-type="currency">
            <text:p>-₺100,02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3">Elektrik </text:span>12/2019</text:p>
          </table:table-cell>
          <table:table-cell/>
          <table:table-cell table:style-name="ce536" office:value-type="currency" office:currency="TRY" office:value="-232.4" calcext:value-type="currency">
            <text:p>-₺232,4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Çedaş Teminat</text:p>
          </table:table-cell>
          <table:table-cell table:style-name="ce529"/>
          <table:table-cell table:style-name="ce536" office:value-type="currency" office:currency="TRY" office:value="-1100" calcext:value-type="currency">
            <text:p>-₺1.100,0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19 Toplam</text:p>
          </table:table-cell>
          <table:table-cell table:style-name="ce537" table:formula="of:=SUM([.F19:.F31])" office:value-type="currency" office:currency="TRY" office:value="-3104.82" calcext:value-type="currency">
            <text:p>-₺3.104,82</text:p>
          </table:table-cell>
          <table:table-cell table:style-name="ce543"/>
          <table:table-cell table:style-name="ce546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32" office:value-type="string" calcext:value-type="string">
            <text:p>Genel Toplam</text:p>
          </table:table-cell>
          <table:table-cell table:style-name="ce538" table:formula="of:=[.F32]+[.F16]" office:value-type="currency" office:currency="TRY" office:value="-25504.24" calcext:value-type="currency">
            <text:p>-₺25.504,24</text:p>
          </table:table-cell>
          <table:table-cell table:style-name="ce544"/>
          <table:table-cell table:style-name="ce547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525" office:value-type="date" office:date-value="2020-10-06" calcext:value-type="date">
            <text:p>06.10.2020</text:p>
          </table:table-cell>
          <table:table-cell table:style-name="ce523" office:value-type="string" calcext:value-type="string">
            <text:p>Belediye Emlak Vergisi 2020</text:p>
          </table:table-cell>
          <table:table-cell table:style-name="ce529"/>
          <table:table-cell table:style-name="ce536" office:value-type="currency" office:currency="TRY" office:value="-645.85" calcext:value-type="currency">
            <text:p>-₺645,85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25" calcext:value-type="date">
            <text:p>25.11.2020</text:p>
          </table:table-cell>
          <table:table-cell table:style-name="ce529" office:value-type="string" calcext:value-type="string">
            <text:p>tuğla sıva işçilik pire memet</text:p>
          </table:table-cell>
          <table:table-cell table:style-name="ce529"/>
          <table:table-cell table:style-name="ce536" office:value-type="currency" office:currency="TRY" office:value="-1050" calcext:value-type="currency">
            <text:p>-₺1.0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25" calcext:value-type="date">
            <text:p>25.11.2020</text:p>
          </table:table-cell>
          <table:table-cell table:style-name="ce529" office:value-type="string" calcext:value-type="string">
            <text:p>tuğla sıva işçilik muhammed</text:p>
          </table:table-cell>
          <table:table-cell table:style-name="ce529"/>
          <table:table-cell table:style-name="ce536" office:value-type="currency" office:currency="TRY" office:value="-600" calcext:value-type="currency">
            <text:p>-₺6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kum</text:p>
          </table:table-cell>
          <table:table-cell table:style-name="ce529"/>
          <table:table-cell table:style-name="ce536" office:value-type="currency" office:currency="TRY" office:value="-200" calcext:value-type="currency">
            <text:p>-₺2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8,5 tuğla 145 ad</text:p>
          </table:table-cell>
          <table:table-cell table:style-name="ce529"/>
          <table:table-cell table:style-name="ce536" office:value-type="currency" office:currency="TRY" office:value="-90" calcext:value-type="currency">
            <text:p>-₺9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yığma tuğla 720 ad * 0,90 tl</text:p>
          </table:table-cell>
          <table:table-cell table:style-name="ce529"/>
          <table:table-cell table:style-name="ce536" office:value-type="currency" office:currency="TRY" office:value="-648" calcext:value-type="currency">
            <text:p>-₺648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20 tr çimento</text:p>
          </table:table-cell>
          <table:table-cell table:style-name="ce529"/>
          <table:table-cell table:style-name="ce536" office:value-type="currency" office:currency="TRY" office:value="-300" calcext:value-type="currency">
            <text:p>-₺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15 tr kireç</text:p>
          </table:table-cell>
          <table:table-cell table:style-name="ce529"/>
          <table:table-cell table:style-name="ce536" office:value-type="currency" office:currency="TRY" office:value="-90" calcext:value-type="currency">
            <text:p>-₺9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kesme taşı – menteşe – elektrot</text:p>
          </table:table-cell>
          <table:table-cell table:style-name="ce529"/>
          <table:table-cell table:style-name="ce536" office:value-type="currency" office:currency="TRY" office:value="-68" calcext:value-type="currency">
            <text:p>-₺68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04-20" calcext:value-type="date">
            <text:p>20.04.2020</text:p>
          </table:table-cell>
          <table:table-cell table:style-name="ce523" office:value-type="string" calcext:value-type="string">
            <text:p>Elektrik 04-2020</text:p>
          </table:table-cell>
          <table:table-cell table:style-name="ce529"/>
          <table:table-cell table:style-name="ce536" office:value-type="currency" office:currency="TRY" office:value="-44.1" calcext:value-type="currency">
            <text:p>-₺44,1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3">Elektrik </text:span>05-2020</text:p>
          </table:table-cell>
          <table:table-cell/>
          <table:table-cell table:style-name="ce536" office:value-type="currency" office:currency="TRY" office:value="-9.9" calcext:value-type="currency">
            <text:p>-₺9,9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3">Elektrik </text:span>06-2020</text:p>
          </table:table-cell>
          <table:table-cell/>
          <table:table-cell table:style-name="ce536" office:value-type="currency" office:currency="TRY" office:value="-5.46" calcext:value-type="currency">
            <text:p>-₺5,46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3">Elektrik </text:span>07-2020</text:p>
          </table:table-cell>
          <table:table-cell/>
          <table:table-cell table:style-name="ce536" office:value-type="currency" office:currency="TRY" office:value="-13.65" calcext:value-type="currency">
            <text:p>-₺13,65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3">Elektrik </text:span>10-2020</text:p>
          </table:table-cell>
          <table:table-cell/>
          <table:table-cell table:style-name="ce536" office:value-type="currency" office:currency="TRY" office:value="-13" calcext:value-type="currency">
            <text:p>-₺13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30" calcext:value-type="date">
            <text:p>30.11.2020</text:p>
          </table:table-cell>
          <table:table-cell table:style-name="ce529" office:value-type="string" calcext:value-type="string">
            <text:p><text:span text:style-name="T3">Elektrik </text:span>11-2020</text:p>
          </table:table-cell>
          <table:table-cell/>
          <table:table-cell table:style-name="ce536" office:value-type="currency" office:currency="TRY" office:value="-170" calcext:value-type="currency">
            <text:p>-₺17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/>
          <table:table-cell table:style-name="ce529" office:value-type="string" calcext:value-type="string">
            <text:p><text:span text:style-name="T3">Elektrik </text:span>12-2020</text:p>
          </table:table-cell>
          <table:table-cell/>
          <table:table-cell table:style-name="ce536" office:value-type="currency" office:currency="TRY" office:value="-226.11" calcext:value-type="currency">
            <text:p>-₺226,11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30" calcext:value-type="date">
            <text:p>30.11.2020</text:p>
          </table:table-cell>
          <table:table-cell table:style-name="ce523" office:value-type="string" calcext:value-type="string">
            <text:p>su</text:p>
          </table:table-cell>
          <table:table-cell table:style-name="ce529"/>
          <table:table-cell table:style-name="ce536" office:value-type="currency" office:currency="TRY" office:value="-100" calcext:value-type="currency">
            <text:p>-₺1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Yazıhane önü kırma işçiliği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2-09" calcext:value-type="date">
            <text:p>09.12.2020</text:p>
          </table:table-cell>
          <table:table-cell table:style-name="ce523" office:value-type="string" calcext:value-type="string">
            <text:p>Alçıpan vida</text:p>
          </table:table-cell>
          <table:table-cell table:style-name="ce529"/>
          <table:table-cell table:style-name="ce536" office:value-type="currency" office:currency="TRY" office:value="-323" calcext:value-type="currency">
            <text:p>-₺323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5">
          <table:table-cell/>
          <table:table-cell table:style-name="ce522" office:value-type="string" calcext:value-type="string">
            <text:p>SnyH000-20</text:p>
          </table:table-cell>
          <table:table-cell table:style-name="ce526"/>
          <table:table-cell table:style-name="ce530"/>
          <table:table-cell table:style-name="ce533"/>
          <table:table-cell table:style-name="ce539" table:formula="of:=SUM([.F35:.F53])" office:value-type="currency" office:currency="TRY" office:value="-5097.07" calcext:value-type="currency">
            <text:p>-₺5.097,07</text:p>
          </table:table-cell>
          <table:table-cell table:style-name="ce533"/>
          <table:table-cell table:style-name="ce548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523" office:value-type="string" calcext:value-type="string">
            <text:p>Boya-Çatı- Kapı </text:p>
          </table:table-cell>
          <table:table-cell table:style-name="ce529"/>
          <table:table-cell table:style-name="ce536" office:value-type="currency" office:currency="TRY" office:value="-1500" calcext:value-type="currency">
            <text:p>-₺1.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523" office:value-type="string" calcext:value-type="string">
            <text:p>yıkama hela yapımı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55:.F56])" office:value-type="currency" office:currency="TRY" office:value="-2000" calcext:value-type="currency">
            <text:p>-₺2.000,00</text:p>
          </table:table-cell>
          <table:table-cell table:style-name="ce533"/>
          <table:table-cell table:style-name="ce548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0" calcext:value-type="date">
            <text:p>20.08.2020</text:p>
          </table:table-cell>
          <table:table-cell table:style-name="ce523" office:value-type="string" calcext:value-type="string">
            <text:p>motorcu boya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2" calcext:value-type="date">
            <text:p>22.08.2020</text:p>
          </table:table-cell>
          <table:table-cell table:style-name="ce523" office:value-type="string" calcext:value-type="string">
            <text:p>motorcu hela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4" calcext:value-type="date">
            <text:p>24.08.2020</text:p>
          </table:table-cell>
          <table:table-cell table:style-name="ce523" office:value-type="string" calcext:value-type="string">
            <text:p>motorcu kapı</text:p>
          </table:table-cell>
          <table:table-cell table:style-name="ce529"/>
          <table:table-cell table:style-name="ce536" office:value-type="currency" office:currency="TRY" office:value="-2000" calcext:value-type="currency">
            <text:p>-₺2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Alçıpan demir işleri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camcı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motorcu arka duvar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motorcu elektrik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58:.F64])" office:value-type="currency" office:currency="TRY" office:value="-5500" calcext:value-type="currency">
            <text:p>-₺5.500,00</text:p>
          </table:table-cell>
          <table:table-cell table:style-name="ce533"/>
          <table:table-cell table:style-name="ce548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523" office:value-type="string" calcext:value-type="string">
            <text:p>Toz Dolgu</text:p>
          </table:table-cell>
          <table:table-cell table:style-name="ce529"/>
          <table:table-cell table:style-name="ce536" office:value-type="currency" office:currency="TRY" office:value="-250" calcext:value-type="currency">
            <text:p>-₺2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nakliye</text:p>
          </table:table-cell>
          <table:table-cell table:style-name="ce529"/>
          <table:table-cell table:style-name="ce536" office:value-type="currency" office:currency="TRY" office:value="-600" calcext:value-type="currency">
            <text:p>-₺6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523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demontaj özer vinç</text:p>
          </table:table-cell>
          <table:table-cell table:style-name="ce529"/>
          <table:table-cell table:style-name="ce536" office:value-type="currency" office:currency="TRY" office:value="-1300" calcext:value-type="currency">
            <text:p>-₺1.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hela altyapı </text:p>
          </table:table-cell>
          <table:table-cell table:style-name="ce529"/>
          <table:table-cell table:style-name="ce536" office:value-type="currency" office:currency="TRY" office:value="-1000" calcext:value-type="currency">
            <text:p>-₺1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ayakları kırım <text:s/>kepçeci</text:p>
          </table:table-cell>
          <table:table-cell table:style-name="ce529"/>
          <table:table-cell table:style-name="ce536" office:value-type="currency" office:currency="TRY" office:value="-4100" calcext:value-type="currency">
            <text:p>-₺4.1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demontaj işçilik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yemek</text:p>
          </table:table-cell>
          <table:table-cell table:style-name="ce529"/>
          <table:table-cell table:style-name="ce536" office:value-type="currency" office:currency="TRY" office:value="-300" calcext:value-type="currency">
            <text:p>-₺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helikopter beton işçiliği 6*300</text:p>
          </table:table-cell>
          <table:table-cell table:style-name="ce529"/>
          <table:table-cell table:style-name="ce536" office:value-type="currency" office:currency="TRY" office:value="-1800" calcext:value-type="currency">
            <text:p>-₺1.8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beton santralı 36 m3*170</text:p>
          </table:table-cell>
          <table:table-cell table:style-name="ce529"/>
          <table:table-cell table:style-name="ce536" office:value-type="currency" office:currency="TRY" office:value="-6120" calcext:value-type="currency">
            <text:p>-₺6.12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ön beton (işçilik + beton)</text:p>
          </table:table-cell>
          <table:table-cell table:style-name="ce529"/>
          <table:table-cell table:style-name="ce536" office:value-type="currency" office:currency="TRY" office:value="-5000" calcext:value-type="currency">
            <text:p>-₺5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66:.F78])" office:value-type="currency" office:currency="TRY" office:value="-21220" calcext:value-type="currency">
            <text:p>-₺21.220,00</text:p>
          </table:table-cell>
          <table:table-cell table:style-name="ce533"/>
          <table:table-cell table:style-name="ce548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600 m2 Taban kırım beton</text:p>
          </table:table-cell>
          <table:table-cell/>
          <table:table-cell table:style-name="ce536" office:value-type="currency" office:currency="TRY" office:value="-35000" calcext:value-type="currency">
            <text:p>-₺35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tedaş <text:s text:c="3"/></text:p>
          </table:table-cell>
          <table:table-cell table:style-name="ce523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80:.F82])" office:value-type="currency" office:currency="TRY" office:value="-43079.224" calcext:value-type="currency">
            <text:p>-₺43.079,22</text:p>
          </table:table-cell>
          <table:table-cell table:style-name="ce533"/>
          <table:table-cell table:style-name="ce548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0 TOPLAM</text:p>
          </table:table-cell>
          <table:table-cell table:style-name="ce537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543"/>
          <table:table-cell table:style-name="ce546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84]+[.F33]" office:value-type="currency" office:currency="TRY" office:value="-102400.534" calcext:value-type="currency">
            <text:p>-₺102.400,53</text:p>
          </table:table-cell>
          <table:table-cell table:style-name="ce544"/>
          <table:table-cell table:style-name="ce547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525" office:value-type="date" office:date-value="2021-01-30" calcext:value-type="date">
            <text:p>30.01.2021</text:p>
          </table:table-cell>
          <table:table-cell table:style-name="ce523" office:value-type="string" calcext:value-type="string">
            <text:p>Elektrik 1-2021</text:p>
          </table:table-cell>
          <table:table-cell/>
          <table:table-cell table:style-name="ce536" office:value-type="currency" office:currency="TRY" office:value="-143.08" calcext:value-type="currency">
            <text:p>-₺143,08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2-28" calcext:value-type="date">
            <text:p>28.02.2021</text:p>
          </table:table-cell>
          <table:table-cell table:style-name="ce523" office:value-type="string" calcext:value-type="string">
            <text:p>Elektrik 2-2021</text:p>
          </table:table-cell>
          <table:table-cell/>
          <table:table-cell table:style-name="ce536" office:value-type="currency" office:currency="TRY" office:value="-69" calcext:value-type="currency">
            <text:p>-₺69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3-30" calcext:value-type="date">
            <text:p>30.03.2021</text:p>
          </table:table-cell>
          <table:table-cell table:style-name="ce523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4-30" calcext:value-type="date">
            <text:p>30.04.2021</text:p>
          </table:table-cell>
          <table:table-cell table:style-name="ce523" office:value-type="string" calcext:value-type="string">
            <text:p>Elektrik 5-2021</text:p>
          </table:table-cell>
          <table:table-cell/>
          <table:table-cell table:style-name="ce536" office:value-type="currency" office:currency="TRY" office:value="-43.51" calcext:value-type="currency">
            <text:p>-₺43,51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5-30" calcext:value-type="date">
            <text:p>30.05.2021</text:p>
          </table:table-cell>
          <table:table-cell table:style-name="ce523" office:value-type="string" calcext:value-type="string">
            <text:p>Elektrik 6–2021</text:p>
          </table:table-cell>
          <table:table-cell table:style-name="ce529"/>
          <table:table-cell table:style-name="ce536" office:value-type="currency" office:currency="TRY" office:value="-8.55" calcext:value-type="currency">
            <text:p>-₺8,55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Bina Vergisi 1</text:p>
          </table:table-cell>
          <table:table-cell table:style-name="ce529"/>
          <table:table-cell table:style-name="ce536" office:value-type="currency" office:currency="TRY" office:value="-297" calcext:value-type="currency">
            <text:p>-₺297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Kültür Vergisi 1</text:p>
          </table:table-cell>
          <table:table-cell/>
          <table:table-cell table:style-name="ce536" office:value-type="currency" office:currency="TRY" office:value="-29.7" calcext:value-type="currency">
            <text:p>-₺29,7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6-30" calcext:value-type="date">
            <text:p>30.06.2021</text:p>
          </table:table-cell>
          <table:table-cell table:style-name="ce523" office:value-type="string" calcext:value-type="string">
            <text:p>Elektrik 7–2021</text:p>
          </table:table-cell>
          <table:table-cell table:style-name="ce527"/>
          <table:table-cell table:style-name="ce536" office:value-type="currency" office:currency="TRY" office:value="-21.85" calcext:value-type="currency">
            <text:p>-₺21,85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7-30" calcext:value-type="date">
            <text:p>30.07.2021</text:p>
          </table:table-cell>
          <table:table-cell table:style-name="ce523" office:value-type="string" calcext:value-type="string">
            <text:p>Elektrik 8-2021</text:p>
          </table:table-cell>
          <table:table-cell table:style-name="ce527"/>
          <table:table-cell table:style-name="ce536" office:value-type="currency" office:currency="TRY" office:value="-5" calcext:value-type="currency">
            <text:p>-₺5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8-30" calcext:value-type="date">
            <text:p>30.08.2021</text:p>
          </table:table-cell>
          <table:table-cell table:style-name="ce523" office:value-type="string" calcext:value-type="string">
            <text:p>Elektrik 9-2021</text:p>
          </table:table-cell>
          <table:table-cell table:style-name="ce529"/>
          <table:table-cell table:style-name="ce536" office:value-type="currency" office:currency="TRY" office:value="-8" calcext:value-type="currency">
            <text:p>-₺8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9-30" calcext:value-type="date">
            <text:p>30.09.2021</text:p>
          </table:table-cell>
          <table:table-cell table:style-name="ce523" office:value-type="string" calcext:value-type="string">
            <text:p>Elektrik 10-2021</text:p>
          </table:table-cell>
          <table:table-cell table:style-name="ce529"/>
          <table:table-cell table:style-name="ce536" office:value-type="currency" office:currency="TRY" office:value="-20" calcext:value-type="currency">
            <text:p>-₺2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30" calcext:value-type="date">
            <text:p>30.10.2021</text:p>
          </table:table-cell>
          <table:table-cell table:style-name="ce523" office:value-type="string" calcext:value-type="string">
            <text:p>Elektrik 11-2021</text:p>
          </table:table-cell>
          <table:table-cell table:style-name="ce529"/>
          <table:table-cell table:style-name="ce536" office:value-type="currency" office:currency="TRY" office:value="-26" calcext:value-type="currency">
            <text:p>-₺26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vergi fark</text:p>
          </table:table-cell>
          <table:table-cell table:style-name="ce529"/>
          <table:table-cell table:style-name="ce536" office:value-type="currency" office:currency="TRY" office:value="-23.4" calcext:value-type="currency">
            <text:p>-₺23,4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Bina Vergisi 2</text:p>
          </table:table-cell>
          <table:table-cell/>
          <table:table-cell table:style-name="ce536" office:value-type="currency" office:currency="TRY" office:value="-297" calcext:value-type="currency">
            <text:p>-₺297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Kültür Vergisi 2</text:p>
          </table:table-cell>
          <table:table-cell/>
          <table:table-cell table:style-name="ce536" office:value-type="currency" office:currency="TRY" office:value="-29.7" calcext:value-type="currency">
            <text:p>-₺29,7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2-30" calcext:value-type="date">
            <text:p>30.12.2021</text:p>
          </table:table-cell>
          <table:table-cell table:style-name="ce523" office:value-type="string" calcext:value-type="string">
            <text:p>Elektrik 12-2021</text:p>
          </table:table-cell>
          <table:table-cell table:style-name="ce529"/>
          <table:table-cell table:style-name="ce536" office:value-type="currency" office:currency="TRY" office:value="-142" calcext:value-type="currency">
            <text:p>-₺142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/>
          <table:table-cell table:style-name="ce523" office:value-type="string" calcext:value-type="string">
            <text:p>yıkama elektrik abone bedeli</text:p>
          </table:table-cell>
          <table:table-cell table:style-name="ce529"/>
          <table:table-cell table:style-name="ce536" office:value-type="currency" office:currency="TRY" office:value="-3000" calcext:value-type="currency">
            <text:p>-₺3.00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87:.F103])" office:value-type="currency" office:currency="TRY" office:value="-4179.31" calcext:value-type="currency">
            <text:p>-₺4.179,31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5" office:value-type="date" office:date-value="2021-08-15" calcext:value-type="date">
            <text:p>15.08.2021</text:p>
          </table:table-cell>
          <table:table-cell table:style-name="ce529" office:value-type="string" calcext:value-type="string">
            <text:p>Alçıpan 26*2,5=65 m2 * 35 TL işçilik</text:p>
          </table:table-cell>
          <table:table-cell table:style-name="ce529"/>
          <table:table-cell table:style-name="ce540" office:value-type="currency" office:currency="TRY" office:value="-2275" calcext:value-type="currency">
            <text:p>-₺2.275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Alçıpan 22 ad*29 tl</text:p>
          </table:table-cell>
          <table:table-cell table:style-name="ce529"/>
          <table:table-cell table:style-name="ce540" office:value-type="currency" office:currency="TRY" office:value="-638" calcext:value-type="currency">
            <text:p>-₺638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vida</text:p>
          </table:table-cell>
          <table:table-cell table:style-name="ce529"/>
          <table:table-cell table:style-name="ce536" office:value-type="currency" office:currency="TRY" office:value="-50" calcext:value-type="currency">
            <text:p>-₺5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Cam 6 mm 10 m2*360 tl </text:p>
          </table:table-cell>
          <table:table-cell table:style-name="ce529"/>
          <table:table-cell table:style-name="ce536" office:value-type="currency" office:currency="TRY" office:value="-3600" calcext:value-type="currency">
            <text:p>-₺3.6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cam işçiliği silikon</text:p>
          </table:table-cell>
          <table:table-cell table:style-name="ce529"/>
          <table:table-cell table:style-name="ce536" office:value-type="currency" office:currency="TRY" office:value="-400" calcext:value-type="currency">
            <text:p>-₺4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tuğla işçilik 24m * 2,25 =54 m2 * 15 tl</text:p>
          </table:table-cell>
          <table:table-cell table:style-name="ce529"/>
          <table:table-cell table:style-name="ce536" office:value-type="currency" office:currency="TRY" office:value="-810" calcext:value-type="currency">
            <text:p>-₺81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tuğla </text:p>
          </table:table-cell>
          <table:table-cell table:style-name="ce529"/>
          <table:table-cell table:style-name="ce536" office:value-type="currency" office:currency="TRY" office:value="-1512" calcext:value-type="currency">
            <text:p>-₺1.512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sıva işçilik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/>
          <table:table-cell table:style-name="ce529" office:value-type="string" calcext:value-type="string">
            <text:p>kum çimento kireç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kapı demir malzeme</text:p>
          </table:table-cell>
          <table:table-cell table:style-name="ce529"/>
          <table:table-cell table:style-name="ce536" office:value-type="currency" office:currency="TRY" office:value="-3000" calcext:value-type="currency">
            <text:p>-₺3.0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kapı işçilik</text:p>
          </table:table-cell>
          <table:table-cell table:style-name="ce529"/>
          <table:table-cell table:style-name="ce536" office:value-type="currency" office:currency="TRY" office:value="-1500" calcext:value-type="currency">
            <text:p>-₺1.5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105:.F115])" office:value-type="currency" office:currency="TRY" office:value="-15585" calcext:value-type="currency">
            <text:p>-₺15.585,00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5" office:value-type="date" office:date-value="2021-08-15" calcext:value-type="date">
            <text:p>15.08.2021</text:p>
          </table:table-cell>
          <table:table-cell table:style-name="ce529" office:value-type="string" calcext:value-type="string">
            <text:p>Alçıpan 26*2,5=65 m2 * 35 TL işçilik</text:p>
          </table:table-cell>
          <table:table-cell table:style-name="ce529"/>
          <table:table-cell table:style-name="ce540" office:value-type="currency" office:currency="TRY" office:value="-2275" calcext:value-type="currency">
            <text:p>-₺2.275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29" office:value-type="string" calcext:value-type="string">
            <text:p>Alçıpan 22 ad*29 tl</text:p>
          </table:table-cell>
          <table:table-cell table:style-name="ce529"/>
          <table:table-cell table:style-name="ce540" office:value-type="currency" office:currency="TRY" office:value="-638" calcext:value-type="currency">
            <text:p>-₺638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vida</text:p>
          </table:table-cell>
          <table:table-cell table:style-name="ce529"/>
          <table:table-cell table:style-name="ce536" office:value-type="currency" office:currency="TRY" office:value="-50" calcext:value-type="currency">
            <text:p>-₺5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Cam 6 mm 12 m2*360 tl </text:p>
          </table:table-cell>
          <table:table-cell table:style-name="ce529"/>
          <table:table-cell table:style-name="ce536" office:value-type="currency" office:currency="TRY" office:value="-4320" calcext:value-type="currency">
            <text:p>-₺4.32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cam işçiliği silikon</text:p>
          </table:table-cell>
          <table:table-cell table:style-name="ce529"/>
          <table:table-cell table:style-name="ce536" office:value-type="currency" office:currency="TRY" office:value="-400" calcext:value-type="currency">
            <text:p>-₺4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tuğla işçilik 24m * 2,25 =54 m2 * 15 tl</text:p>
          </table:table-cell>
          <table:table-cell table:style-name="ce529"/>
          <table:table-cell table:style-name="ce536" office:value-type="currency" office:currency="TRY" office:value="-810" calcext:value-type="currency">
            <text:p>-₺81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tuğla </text:p>
          </table:table-cell>
          <table:table-cell table:style-name="ce529"/>
          <table:table-cell table:style-name="ce536" office:value-type="currency" office:currency="TRY" office:value="-1512" calcext:value-type="currency">
            <text:p>-₺1.512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sıva işçilik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/>
          <table:table-cell table:style-name="ce529" office:value-type="string" calcext:value-type="string">
            <text:p>kum çimento kireç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29" office:value-type="string" calcext:value-type="string">
            <text:p>kapı işçilik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117:.F126])" office:value-type="currency" office:currency="TRY" office:value="-12305" calcext:value-type="currency">
            <text:p>-₺12.305,00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1 TOPLAM</text:p>
          </table:table-cell>
          <table:table-cell table:style-name="ce537" table:formula="of:=[.F127]+[.F116]+[.F104]" office:value-type="currency" office:currency="TRY" office:value="-32069.31" calcext:value-type="currency">
            <text:p>-₺32.069,31</text:p>
          </table:table-cell>
          <table:table-cell table:style-name="ce543"/>
          <table:table-cell table:style-name="ce546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128]+[.F85]" office:value-type="currency" office:currency="TRY" office:value="-134469.844" calcext:value-type="currency">
            <text:p>-₺134.469,84</text:p>
          </table:table-cell>
          <table:table-cell table:style-name="ce544"/>
          <table:table-cell table:style-name="ce547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525" office:value-type="date" office:date-value="2022-12-31" calcext:value-type="date">
            <text:p>31.12.2022</text:p>
          </table:table-cell>
          <table:table-cell table:style-name="ce523" office:value-type="string" calcext:value-type="string">
            <text:p>Genel Masraf</text:p>
          </table:table-cell>
          <table:table-cell/>
          <table:table-cell table:formula="of:=[$'SnH yazıhane'.F2]" office:value-type="currency" office:currency="TRY" office:value="0" calcext:value-type="currency">
            <text:p>₺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701-22</text:p>
          </table:table-cell>
          <table:table-cell table:style-name="ce527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0" calcext:value-type="currency">
            <text:p>₺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202-22</text:p>
          </table:table-cell>
          <table:table-cell table:style-name="ce525" office:value-type="date" office:date-value="2022-10-30" calcext:value-type="date">
            <text:p>30.10.2022</text:p>
          </table:table-cell>
          <table:table-cell table:style-name="ce523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2 TOPLAM</text:p>
          </table:table-cell>
          <table:table-cell table:style-name="ce537" table:formula="of:=SUM([.F131:.F133])" office:value-type="currency" office:currency="TRY" office:value="-8000" calcext:value-type="currency">
            <text:p>-₺8.000,00</text:p>
          </table:table-cell>
          <table:table-cell table:style-name="ce543" office:value-type="float" office:value="18" calcext:value-type="float">
            <text:p>18,00</text:p>
          </table:table-cell>
          <table:table-cell table:style-name="ce546" table:formula="of:=[.F134]/[.G134]" office:value-type="currency" office:currency="USD" office:value="-444.444444444444" calcext:value-type="currency">
            <text:p>-$444,44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134]+[.F129]" office:value-type="currency" office:currency="TRY" office:value="-142469.844" calcext:value-type="currency">
            <text:p>-₺142.469,84</text:p>
          </table:table-cell>
          <table:table-cell table:style-name="ce544"/>
          <table:table-cell table:style-name="ce547" table:formula="of:=[.H134]+[.H129]" office:value-type="currency" office:currency="USD" office:value="-19622.5578867773" calcext:value-type="currency">
            <text:p>-$19.622,56</text:p>
          </table:table-cell>
          <table:table-cell table:number-columns-repeated="1016"/>
        </table:table-row>
        <table:table-row table:style-name="ro5" table:number-rows-repeated="7">
          <table:table-cell table:number-columns-repeated="7"/>
          <table:table-cell table:style-name="ce545"/>
          <table:table-cell table:number-columns-repeated="1016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3-BKY" table:style-name="ta1">
        <table:table-column table:style-name="co51" table:default-cell-style-name="ce549"/>
        <table:table-column table:style-name="co52" table:default-cell-style-name="ce559"/>
        <table:table-column table:style-name="co53" table:default-cell-style-name="ce559"/>
        <table:table-column table:style-name="co54" table:default-cell-style-name="ce576"/>
        <table:table-column table:style-name="co55" table:default-cell-style-name="ce549"/>
        <table:table-column table:style-name="co56" table:default-cell-style-name="ce549"/>
        <table:table-column table:style-name="co57" table:default-cell-style-name="ce621"/>
        <table:table-column table:style-name="co58" table:default-cell-style-name="ce549"/>
        <table:table-column table:style-name="co59" table:default-cell-style-name="ce549"/>
        <table:table-column table:style-name="co38" table:default-cell-style-name="ce549"/>
        <table:table-column table:style-name="co38" table:default-cell-style-name="ce643"/>
        <table:table-column table:style-name="co56" table:default-cell-style-name="ce549"/>
        <table:table-column table:style-name="co60" table:default-cell-style-name="ce621"/>
        <table:table-column table:style-name="co61" table:default-cell-style-name="ce549"/>
        <table:table-column table:style-name="co62" table:default-cell-style-name="ce628"/>
        <table:table-column table:style-name="co63" table:default-cell-style-name="ce549"/>
        <table:table-column table:style-name="co38" table:default-cell-style-name="ce672"/>
        <table:table-column table:style-name="co56" table:default-cell-style-name="ce549"/>
        <table:table-column table:style-name="co64" table:default-cell-style-name="ce549"/>
        <table:table-column table:style-name="co65" table:default-cell-style-name="ce549"/>
        <table:table-column table:style-name="co38" table:default-cell-style-name="ce549"/>
        <table:table-column table:style-name="co66" table:default-cell-style-name="ce549"/>
        <table:table-column table:style-name="co1" table:number-columns-repeated="1002" table:default-cell-style-name="ce549"/>
        <table:table-row table:style-name="ro6">
          <table:table-cell table:number-columns-repeated="5"/>
          <table:table-cell table:style-name="ce602"/>
          <table:table-cell table:style-name="ce612"/>
          <table:table-cell table:number-columns-repeated="2"/>
          <table:table-cell table:style-name="ce632"/>
          <table:table-cell table:style-name="ce639"/>
          <table:table-cell table:style-name="ce632"/>
          <table:table-cell table:style-name="ce653"/>
          <table:table-cell table:style-name="ce656"/>
          <table:table-cell table:style-name="ce660"/>
          <table:table-cell table:style-name="ce632"/>
          <table:table-cell table:style-name="ce668"/>
          <table:table-cell/>
          <table:table-cell table:style-name="ce602"/>
          <table:table-cell table:number-columns-repeated="1005"/>
        </table:table-row>
        <table:table-row table:style-name="ro5">
          <table:table-cell/>
          <table:table-cell table:style-name="ce560" office:value-type="string" calcext:value-type="string">
            <text:p>1203m2 arsa</text:p>
          </table:table-cell>
          <table:table-cell table:number-columns-repeated="2"/>
          <table:table-cell table:style-name="ce553"/>
          <table:table-cell/>
          <table:table-cell table:style-name="ce613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640"/>
          <table:table-cell/>
          <table:table-cell table:style-name="ce613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669"/>
          <table:table-cell table:number-columns-repeated="1007"/>
        </table:table-row>
        <table:table-row table:style-name="ro5">
          <table:table-cell/>
          <table:table-cell table:style-name="ce561" office:value-type="string" calcext:value-type="string">
            <text:p>S A N A Y İ</text:p>
          </table:table-cell>
          <table:table-cell table:number-columns-repeated="2"/>
          <table:table-cell table:style-name="ce561" office:value-type="string" calcext:value-type="string">
            <text:p>GELİR</text:p>
          </table:table-cell>
          <table:table-cell/>
          <table:table-cell table:style-name="ce613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561" office:value-type="string" calcext:value-type="string" table:number-columns-spanned="2" table:number-rows-spanned="1">
            <text:p>BAKİYE</text:p>
          </table:table-cell>
          <table:covered-table-cell table:style-name="ce627"/>
          <table:table-cell/>
          <table:table-cell table:style-name="ce613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561" office:value-type="string" calcext:value-type="string" table:number-columns-spanned="2" table:number-rows-spanned="1">
            <text:p>BAKİYE</text:p>
          </table:table-cell>
          <table:covered-table-cell table:style-name="ce669"/>
          <table:table-cell/>
          <table:table-cell table:style-name="ce561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550"/>
          <table:table-cell table:style-name="ce555"/>
          <table:table-cell table:style-name="ce569"/>
          <table:table-cell table:style-name="ce577"/>
          <table:table-cell table:style-name="ce587" office:value-type="string" calcext:value-type="string">
            <text:p>TL</text:p>
          </table:table-cell>
          <table:table-cell table:style-name="ce558"/>
          <table:table-cell table:style-name="ce613" office:value-type="string" calcext:value-type="string">
            <text:p>%</text:p>
          </table:table-cell>
          <table:table-cell table:style-name="ce587" office:value-type="string" calcext:value-type="string">
            <text:p>TL</text:p>
          </table:table-cell>
          <table:table-cell table:style-name="ce627" office:value-type="string" calcext:value-type="string">
            <text:p>USD</text:p>
          </table:table-cell>
          <table:table-cell table:style-name="ce587" office:value-type="string" calcext:value-type="string">
            <text:p>TL</text:p>
          </table:table-cell>
          <table:table-cell table:style-name="ce627" office:value-type="string" calcext:value-type="string">
            <text:p>USD</text:p>
          </table:table-cell>
          <table:table-cell table:style-name="ce587"/>
          <table:table-cell table:style-name="ce613" office:value-type="string" calcext:value-type="string">
            <text:p>%</text:p>
          </table:table-cell>
          <table:table-cell table:style-name="ce587" office:value-type="string" calcext:value-type="string">
            <text:p>TL</text:p>
          </table:table-cell>
          <table:table-cell table:style-name="ce661" office:value-type="string" calcext:value-type="string">
            <text:p>USD</text:p>
          </table:table-cell>
          <table:table-cell table:style-name="ce587" office:value-type="string" calcext:value-type="string">
            <text:p>TL</text:p>
          </table:table-cell>
          <table:table-cell table:style-name="ce587" office:value-type="string" calcext:value-type="string">
            <text:p>USD</text:p>
          </table:table-cell>
          <table:table-cell table:style-name="ce558"/>
          <table:table-cell table:style-name="ce587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551" office:value-type="float" office:value="2007" calcext:value-type="float">
            <text:p>2007</text:p>
          </table:table-cell>
          <table:table-cell table:style-name="ce562" table:number-columns-repeated="2"/>
          <table:table-cell table:style-name="ce578" office:value-type="string" calcext:value-type="string">
            <text:p>1203 m2 2007 değeri</text:p>
          </table:table-cell>
          <table:table-cell table:style-name="ce588" office:value-type="currency" office:currency="USD" office:value="450000" calcext:value-type="currency">
            <text:p>$450.000,00</text:p>
          </table:table-cell>
          <table:table-cell table:style-name="ce603"/>
          <table:table-cell table:style-name="ce614" table:formula="of:=[.K5]/[.$E$5]" office:value-type="percentage" office:value="0.5" calcext:value-type="percentage">
            <text:p>%50,00</text:p>
          </table:table-cell>
          <table:table-cell table:style-name="ce622" table:number-columns-repeated="3"/>
          <table:table-cell table:style-name="ce588" office:value-type="currency" office:currency="USD" office:value="225000" calcext:value-type="currency">
            <text:p>$225.000,00</text:p>
          </table:table-cell>
          <table:table-cell table:style-name="ce651"/>
          <table:table-cell table:style-name="ce614" table:formula="of:=[.Q5]/[.$E$5]" office:value-type="percentage" office:value="0.5" calcext:value-type="percentage">
            <text:p>%50,00</text:p>
          </table:table-cell>
          <table:table-cell table:style-name="ce622"/>
          <table:table-cell table:style-name="ce662"/>
          <table:table-cell table:style-name="ce622"/>
          <table:table-cell table:style-name="ce588" office:value-type="currency" office:currency="USD" office:value="225000" calcext:value-type="currency">
            <text:p>$225.000,00</text:p>
          </table:table-cell>
          <table:table-cell table:style-name="ce603"/>
          <table:table-cell table:style-name="ce675"/>
          <table:table-cell table:number-columns-repeated="1005"/>
        </table:table-row>
        <table:table-row table:style-name="ro5">
          <table:table-cell table:style-name="ce552" office:value-type="float" office:value="2017" calcext:value-type="float">
            <text:p>2017</text:p>
          </table:table-cell>
          <table:table-cell table:style-name="ce563"/>
          <table:table-cell table:style-name="ce570" office:value-type="string" calcext:value-type="string">
            <text:p>usd</text:p>
          </table:table-cell>
          <table:table-cell table:style-name="ce570"/>
          <table:table-cell table:style-name="ce589" office:value-type="string" calcext:value-type="string">
            <text:p>doğuş hesabı</text:p>
          </table:table-cell>
          <table:table-cell table:style-name="ce604"/>
          <table:table-cell table:style-name="ce615" table:formula="of:=[.K6]/[.$E$5]" office:value-type="percentage" office:value="0.781587133333333" calcext:value-type="percentage">
            <text:p>%78,16</text:p>
          </table:table-cell>
          <table:table-cell table:style-name="ce623" office:value-type="string" calcext:value-type="string">
            <text:p>+ + +</text:p>
          </table:table-cell>
          <table:table-cell table:style-name="ce623"/>
          <table:table-cell table:style-name="ce633" office:value-type="currency" office:currency="USD" office:value="126714.21" calcext:value-type="currency">
            <text:p>$126.714,21</text:p>
          </table:table-cell>
          <table:table-cell table:style-name="ce641" table:formula="of:=[.K5]+[.J6]" office:value-type="currency" office:currency="USD" office:value="351714.21" calcext:value-type="currency">
            <text:p>$351.714,21</text:p>
          </table:table-cell>
          <table:table-cell table:style-name="ce604"/>
          <table:table-cell table:style-name="ce615" table:formula="of:=[.Q6]/[.$E$5]" office:value-type="percentage" office:value="0.218412866666667" calcext:value-type="percentage">
            <text:p>%21,84</text:p>
          </table:table-cell>
          <table:table-cell table:style-name="ce657"/>
          <table:table-cell table:style-name="ce663" office:value-type="string" calcext:value-type="string">
            <text:p>- - -</text:p>
          </table:table-cell>
          <table:table-cell table:style-name="ce665" office:value-type="currency" office:currency="USD" office:value="126714.21" calcext:value-type="currency">
            <text:p>$126.714,21</text:p>
          </table:table-cell>
          <table:table-cell table:style-name="ce670" table:formula="of:=[.Q5]-[.P6]" office:value-type="currency" office:currency="USD" office:value="98285.79" calcext:value-type="currency">
            <text:p>$98.285,79</text:p>
          </table:table-cell>
          <table:table-cell table:style-name="ce604"/>
          <table:table-cell table:style-name="ce676"/>
          <table:table-cell table:number-columns-repeated="1005"/>
        </table:table-row>
        <table:table-row table:style-name="ro5">
          <table:table-cell table:style-name="ce553" office:value-type="float" office:value="2018" calcext:value-type="float">
            <text:p>2018</text:p>
          </table:table-cell>
          <table:table-cell table:number-columns-repeated="4"/>
          <table:table-cell table:style-name="ce605"/>
          <table:table-cell table:style-name="ce612"/>
          <table:table-cell table:number-columns-repeated="3"/>
          <table:table-cell table:style-name="ce642"/>
          <table:table-cell table:style-name="ce605"/>
          <table:table-cell table:style-name="ce612"/>
          <table:table-cell table:number-columns-repeated="3"/>
          <table:table-cell table:style-name="ce642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590" table:formula="of:=[$'02-11-GLR'.G6]" office:value-type="currency" office:currency="TRY" office:value="21000" calcext:value-type="currency">
            <text:p>₺21.000,00</text:p>
          </table:table-cell>
          <table:table-cell table:style-name="ce605"/>
          <table:table-cell table:style-name="ce616" table:formula="of:=[.K8]/[.$E$5]" office:value-type="percentage" office:value="0.779740647745572" calcext:value-type="percentage">
            <text:p>%77,97</text:p>
          </table:table-cell>
          <table:table-cell table:style-name="ce602" table:formula="of:=[.G6]*[.E8]" office:value-type="currency" office:currency="TRY" office:value="16413.3298" calcext:value-type="currency">
            <text:p>₺16.413,33</text:p>
          </table:table-cell>
          <table:table-cell table:style-name="ce628" table:formula="of:=[.H8]/[.S8]" office:value-type="currency" office:currency="USD" office:value="2973.4293115942" calcext:value-type="currency">
            <text:p>$2.973</text:p>
          </table:table-cell>
          <table:table-cell table:style-name="ce602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605"/>
          <table:table-cell table:style-name="ce618" table:formula="of:=[.Q8]/[.$E$5]" office:value-type="percentage" office:value="0.220259352254428" calcext:value-type="percentage">
            <text:p>%22,03</text:p>
          </table:table-cell>
          <table:table-cell table:style-name="ce602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602" table:formula="of:=[.P7]+[.N8]" office:value-type="currency" office:currency="TRY" office:value="4586.6702" calcext:value-type="currency">
            <text:p>₺4.586,67</text:p>
          </table:table-cell>
          <table:table-cell table:style-name="ce643" table:formula="of:=[.Q6]+[.O8]" office:value-type="currency" office:currency="USD" office:value="99116.7085144927" calcext:value-type="currency">
            <text:p>$99.116,71</text:p>
          </table:table-cell>
          <table:table-cell table:style-name="ce606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571"/>
          <table:table-cell/>
          <table:table-cell table:style-name="ce591" table:formula="of:=[$'02-12-GDR'.F16]" office:value-type="currency" office:currency="TRY" office:value="-22399.42" calcext:value-type="currency">
            <text:p>-₺22.399,42</text:p>
          </table:table-cell>
          <table:table-cell table:style-name="ce606"/>
          <table:table-cell table:style-name="ce616" table:formula="of:=[.K9]/[.$E$5]" office:value-type="percentage" office:value="0.781726832020964" calcext:value-type="percentage">
            <text:p>%78,17</text:p>
          </table:table-cell>
          <table:table-cell table:style-name="ce602" table:formula="of:=[.G8]*[.E9]" office:value-type="currency" office:currency="TRY" office:value="-17465.7382599251" calcext:value-type="currency">
            <text:p>-₺17.465,74</text:p>
          </table:table-cell>
          <table:table-cell table:style-name="ce628" table:formula="of:=[.H9]/[.S9]" office:value-type="currency" office:currency="USD" office:value="-3164.08301810238" calcext:value-type="currency">
            <text:p>-$3.164</text:p>
          </table:table-cell>
          <table:table-cell table:style-name="ce634" table:formula="of:=[.J8]+[.H9]" office:value-type="currency" office:currency="TRY" office:value="-1052.40845992511" calcext:value-type="currency">
            <text:p>-₺1.052,41</text:p>
          </table:table-cell>
          <table:table-cell table:style-name="ce644" table:formula="of:=[.K8]-[.O9]" office:value-type="currency" office:currency="USD" office:value="351777.074409434" calcext:value-type="currency">
            <text:p>$351.777,07</text:p>
          </table:table-cell>
          <table:table-cell table:style-name="ce606"/>
          <table:table-cell table:style-name="ce616" table:formula="of:=[.Q9]/[.$E$5]" office:value-type="percentage" office:value="0.218273167979036" calcext:value-type="percentage">
            <text:p>%21,83</text:p>
          </table:table-cell>
          <table:table-cell table:style-name="ce602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634" table:formula="of:=[.P8]+[.N9]" office:value-type="currency" office:currency="TRY" office:value="-347.011540074886" calcext:value-type="currency">
            <text:p>-₺347,01</text:p>
          </table:table-cell>
          <table:table-cell table:style-name="ce643" table:formula="of:=[.Q8]+[.O9]" office:value-type="currency" office:currency="USD" office:value="98222.9255905661" calcext:value-type="currency">
            <text:p>$98.222,93</text:p>
          </table:table-cell>
          <table:table-cell table:style-name="ce606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18</text:p>
          </table:table-cell>
          <table:table-cell table:style-name="ce564"/>
          <table:table-cell table:style-name="ce579" table:formula="of:=SUM([.D8:.D9])" office:value-type="float" office:value="25000" calcext:value-type="float">
            <text:p>25000</text:p>
          </table:table-cell>
          <table:table-cell table:style-name="ce592" table:formula="of:=SUM([.E8:.E9])" office:value-type="currency" office:currency="TRY" office:value="-1399.42" calcext:value-type="currency">
            <text:p>-₺1.399,42</text:p>
          </table:table-cell>
          <table:table-cell table:style-name="ce607"/>
          <table:table-cell table:style-name="ce617"/>
          <table:table-cell table:style-name="ce592" table:formula="of:=SUM([.H8:.H9])" office:value-type="currency" office:currency="TRY" office:value="-1052.40845992511" calcext:value-type="currency">
            <text:p>-₺1.052,41</text:p>
          </table:table-cell>
          <table:table-cell table:style-name="ce629" table:formula="of:=SUM([.I8:.I9])" office:value-type="currency" office:currency="USD" office:value="-190.653706508173" calcext:value-type="currency">
            <text:p>-$191</text:p>
          </table:table-cell>
          <table:table-cell table:style-name="ce635"/>
          <table:table-cell table:style-name="ce645"/>
          <table:table-cell table:style-name="ce652"/>
          <table:table-cell table:style-name="ce654"/>
          <table:table-cell table:style-name="ce592" table:formula="of:=SUM([.N8:.N9])" office:value-type="currency" office:currency="TRY" office:value="-347.011540074886" calcext:value-type="currency">
            <text:p>-₺347,01</text:p>
          </table:table-cell>
          <table:table-cell table:style-name="ce629" table:formula="of:=SUM([.O8:.O9])" office:value-type="currency" office:currency="USD" office:value="-62.8644094338563" calcext:value-type="currency">
            <text:p>-$63</text:p>
          </table:table-cell>
          <table:table-cell table:style-name="ce635"/>
          <table:table-cell table:style-name="ce671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3" office:value-type="float" office:value="2019" calcext:value-type="float">
            <text:p>2019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style-name="ce602" table:number-columns-repeated="3"/>
          <table:table-cell/>
          <table:table-cell table:style-name="ce60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590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605"/>
          <table:table-cell table:style-name="ce616" table:formula="of:=[.K12]/[.$E$5]" office:value-type="percentage" office:value="0.779822179595318" calcext:value-type="percentage">
            <text:p>%77,98</text:p>
          </table:table-cell>
          <table:table-cell table:style-name="ce602" table:formula="of:=[.G9]*[.E12]" office:value-type="currency" office:currency="TRY" office:value="17588.8537204717" calcext:value-type="currency">
            <text:p>₺17.588,85</text:p>
          </table:table-cell>
          <table:table-cell table:style-name="ce628" table:formula="of:=[.H12]/[.S12]" office:value-type="currency" office:currency="USD" office:value="3069.60797913991" calcext:value-type="currency">
            <text:p>$3.070</text:p>
          </table:table-cell>
          <table:table-cell table:style-name="ce602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605"/>
          <table:table-cell table:style-name="ce616" table:formula="of:=[.Q12]/[.$E$5]" office:value-type="percentage" office:value="0.220177820404682" calcext:value-type="percentage">
            <text:p>%22,02</text:p>
          </table:table-cell>
          <table:table-cell table:style-name="ce602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602" table:formula="of:=[.P9]+[.N12]" office:value-type="currency" office:currency="TRY" office:value="4564.13473945342" calcext:value-type="currency">
            <text:p>₺4.564,13</text:p>
          </table:table-cell>
          <table:table-cell table:style-name="ce643" table:formula="of:=[.Q9]+[.O12]" office:value-type="currency" office:currency="USD" office:value="99080.0191821069" calcext:value-type="currency">
            <text:p>$99.080,02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590" table:formula="of:=[$'02-11-GLR'.G13]" office:value-type="currency" office:currency="TRY" office:value="4000" calcext:value-type="currency">
            <text:p>₺4.000,00</text:p>
          </table:table-cell>
          <table:table-cell table:style-name="ce605"/>
          <table:table-cell table:style-name="ce616" table:formula="of:=[.K13]/[.$E$5]" office:value-type="percentage" office:value="0.779480620052321" calcext:value-type="percentage">
            <text:p>%77,95</text:p>
          </table:table-cell>
          <table:table-cell table:style-name="ce602" table:formula="of:=[.G12]*[.E13]" office:value-type="currency" office:currency="TRY" office:value="3119.28871838127" calcext:value-type="currency">
            <text:p>₺3.119,29</text:p>
          </table:table-cell>
          <table:table-cell table:style-name="ce628" table:formula="of:=[.H13]/[.S13]" office:value-type="currency" office:currency="USD" office:value="544.378484883294" calcext:value-type="currency">
            <text:p>$544</text:p>
          </table:table-cell>
          <table:table-cell table:style-name="ce602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605"/>
          <table:table-cell table:style-name="ce616" table:formula="of:=[.Q13]/[.$E$5]" office:value-type="percentage" office:value="0.220519379947679" calcext:value-type="percentage">
            <text:p>%22,05</text:p>
          </table:table-cell>
          <table:table-cell table:style-name="ce602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602" table:formula="of:=[.P12]+[.N13]" office:value-type="currency" office:currency="TRY" office:value="5444.84602107215" calcext:value-type="currency">
            <text:p>₺5.444,85</text:p>
          </table:table-cell>
          <table:table-cell table:style-name="ce643" table:formula="of:=[.Q12]+[.O13]" office:value-type="currency" office:currency="USD" office:value="99233.7209764557" calcext:value-type="currency">
            <text:p>$99.233,72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571"/>
          <table:table-cell/>
          <table:table-cell table:style-name="ce591" table:formula="of:=[$'02-12-GDR'.F32]" office:value-type="currency" office:currency="TRY" office:value="-3104.82" calcext:value-type="currency">
            <text:p>-₺3.104,82</text:p>
          </table:table-cell>
          <table:table-cell table:style-name="ce606"/>
          <table:table-cell table:style-name="ce616" table:formula="of:=[.K14]/[.$E$5]" office:value-type="percentage" office:value="0.779746151555617" calcext:value-type="percentage">
            <text:p>%77,97</text:p>
          </table:table-cell>
          <table:table-cell table:style-name="ce602" table:formula="of:=[.G13]*[.E14]" office:value-type="currency" office:currency="TRY" office:value="-2420.14701875085" calcext:value-type="currency">
            <text:p>-₺2.420,15</text:p>
          </table:table-cell>
          <table:table-cell table:style-name="ce628" table:formula="of:=[.H14]/[.S14]" office:value-type="currency" office:currency="USD" office:value="-422.364226658088" calcext:value-type="currency">
            <text:p>-$422</text:p>
          </table:table-cell>
          <table:table-cell table:style-name="ce602" table:formula="of:=[.J13]+[.H14]" office:value-type="currency" office:currency="TRY" office:value="17235.586960177" calcext:value-type="currency">
            <text:p>₺17.235,59</text:p>
          </table:table-cell>
          <table:table-cell table:formula="of:=[.K13]-[.O14]" office:value-type="currency" office:currency="USD" office:value="350885.768200028" calcext:value-type="currency">
            <text:p>$350.885,77</text:p>
          </table:table-cell>
          <table:table-cell table:style-name="ce606"/>
          <table:table-cell table:style-name="ce616" table:formula="of:=[.Q14]/[.$E$5]" office:value-type="percentage" office:value="0.220253848444383" calcext:value-type="percentage">
            <text:p>%22,03</text:p>
          </table:table-cell>
          <table:table-cell table:style-name="ce602" table:formula="of:=[.M13]*[.E14]" office:value-type="currency" office:currency="TRY" office:value="-684.672981249154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602" table:formula="of:=[.P13]+[.N14]" office:value-type="currency" office:currency="TRY" office:value="4760.17303982299" calcext:value-type="currency">
            <text:p>₺4.760,17</text:p>
          </table:table-cell>
          <table:table-cell table:style-name="ce643" table:formula="of:=[.Q13]+[.O14]" office:value-type="currency" office:currency="USD" office:value="99114.2317999724" calcext:value-type="currency">
            <text:p>$99.114,23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<text:s/>Toplam 2019</text:p>
          </table:table-cell>
          <table:table-cell table:style-name="ce564"/>
          <table:table-cell table:style-name="ce579" table:formula="of:=SUM([.D12:.D14])" office:value-type="float" office:value="34645" calcext:value-type="float">
            <text:p>34645</text:p>
          </table:table-cell>
          <table:table-cell table:style-name="ce592" table:formula="of:=SUM([.E12:.E14])" office:value-type="currency" office:currency="TRY" office:value="23395.18" calcext:value-type="currency">
            <text:p>₺23.395,18</text:p>
          </table:table-cell>
          <table:table-cell table:style-name="ce607"/>
          <table:table-cell table:style-name="ce617"/>
          <table:table-cell table:style-name="ce592" table:formula="of:=SUM([.H12:.H14])" office:value-type="currency" office:currency="TRY" office:value="18287.9954201021" calcext:value-type="currency">
            <text:p>₺18.288,00</text:p>
          </table:table-cell>
          <table:table-cell table:style-name="ce629" table:formula="of:=SUM([.I12:.I14])" office:value-type="currency" office:currency="USD" office:value="3191.62223736512" calcext:value-type="currency">
            <text:p>$3.192</text:p>
          </table:table-cell>
          <table:table-cell table:style-name="ce636"/>
          <table:table-cell table:style-name="ce646"/>
          <table:table-cell table:style-name="ce636"/>
          <table:table-cell table:style-name="ce617"/>
          <table:table-cell table:style-name="ce592" table:formula="of:=SUM([.N12:.N14])" office:value-type="currency" office:currency="TRY" office:value="5107.18457989788" calcext:value-type="currency">
            <text:p>₺5.107,18</text:p>
          </table:table-cell>
          <table:table-cell table:style-name="ce629" table:formula="of:=SUM([.O12:.O14])" office:value-type="currency" office:currency="USD" office:value="891.306209406262" calcext:value-type="currency">
            <text:p>$891</text:p>
          </table:table-cell>
          <table:table-cell table:style-name="ce666"/>
          <table:table-cell table:style-name="ce646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5"/>
          <table:table-cell table:style-name="ce553"/>
          <table:table-cell table:style-name="ce572" office:value-type="string" calcext:value-type="string">
            <text:p>Toplam – Net 2018-19</text:p>
          </table:table-cell>
          <table:table-cell table:style-name="ce580" table:formula="of:=[.D15]+[.D10]" office:value-type="float" office:value="59645" calcext:value-type="float">
            <text:p>59645</text:p>
          </table:table-cell>
          <table:table-cell table:style-name="ce593" table:formula="of:=[.E15]+[.E10]" office:value-type="currency" office:currency="TRY" office:value="21995.76" calcext:value-type="currency">
            <text:p>₺21.995,7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0" calcext:value-type="float">
            <text:p>2020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590" table:formula="of:=[$'02-11-GLR'.G19]" office:value-type="currency" office:currency="TRY" office:value="6200" calcext:value-type="currency">
            <text:p>₺6.200,00</text:p>
          </table:table-cell>
          <table:table-cell table:style-name="ce605"/>
          <table:table-cell table:style-name="ce616" table:formula="of:=[.K18]/[.$E$5]" office:value-type="percentage" office:value="0.779274206209028" calcext:value-type="percentage">
            <text:p>%77,93</text:p>
          </table:table-cell>
          <table:table-cell table:style-name="ce602" table:formula="of:=[.G14]*[.E18]" office:value-type="currency" office:currency="TRY" office:value="4834.42613964483" calcext:value-type="currency">
            <text:p>₺4.834,43</text:p>
          </table:table-cell>
          <table:table-cell table:style-name="ce628" table:formula="of:=[.H18]/[.S18]" office:value-type="currency" office:currency="USD" office:value="751.85476510806" calcext:value-type="currency">
            <text:p>$752</text:p>
          </table:table-cell>
          <table:table-cell table:style-name="ce602" table:formula="of:=[.J14]+[.H18]" office:value-type="currency" office:currency="TRY" office:value="22070.0130998218" calcext:value-type="currency">
            <text:p>₺22.070,01</text:p>
          </table:table-cell>
          <table:table-cell table:formula="of:=[.K14]-[.O18]" office:value-type="currency" office:currency="USD" office:value="350673.392794063" calcext:value-type="currency">
            <text:p>$350.673,39</text:p>
          </table:table-cell>
          <table:table-cell/>
          <table:table-cell table:style-name="ce616" table:formula="of:=[.Q18]/[.$E$5]" office:value-type="percentage" office:value="0.220725793790972" calcext:value-type="percentage">
            <text:p>%22,07</text:p>
          </table:table-cell>
          <table:table-cell table:style-name="ce602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602" table:formula="of:=[.P14]+[.N18]" office:value-type="currency" office:currency="TRY" office:value="6125.74690017817" calcext:value-type="currency">
            <text:p>₺6.125,75</text:p>
          </table:table-cell>
          <table:table-cell table:style-name="ce643" table:formula="of:=[.Q14]+[.O18]" office:value-type="currency" office:currency="USD" office:value="99326.6072059374" calcext:value-type="currency">
            <text:p>$99.326,61</text:p>
          </table:table-cell>
          <table:table-cell table:style-name="ce606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590" table:formula="of:=[$'02-11-GLR'.G25]" office:value-type="currency" office:currency="TRY" office:value="7800" calcext:value-type="currency">
            <text:p>₺7.800,00</text:p>
          </table:table-cell>
          <table:table-cell table:style-name="ce605"/>
          <table:table-cell table:style-name="ce616" table:formula="of:=[.K19]/[.$E$5]" office:value-type="percentage" office:value="0.778803034563826" calcext:value-type="percentage">
            <text:p>%77,88</text:p>
          </table:table-cell>
          <table:table-cell table:style-name="ce602" table:formula="of:=[.G18]*[.E19]" office:value-type="currency" office:currency="TRY" office:value="6078.33880843042" calcext:value-type="currency">
            <text:p>₺6.078,34</text:p>
          </table:table-cell>
          <table:table-cell table:style-name="ce628" table:formula="of:=[.H19]/[.S19]" office:value-type="currency" office:currency="USD" office:value="748.563892663845" calcext:value-type="currency">
            <text:p>$749</text:p>
          </table:table-cell>
          <table:table-cell table:style-name="ce602" table:formula="of:=[.J18]+[.H19]" office:value-type="currency" office:currency="TRY" office:value="28148.3519082523" calcext:value-type="currency">
            <text:p>₺28.148,35</text:p>
          </table:table-cell>
          <table:table-cell table:formula="of:=[.K18]-[.O19]" office:value-type="currency" office:currency="USD" office:value="350461.365553722" calcext:value-type="currency">
            <text:p>$350.461,37</text:p>
          </table:table-cell>
          <table:table-cell/>
          <table:table-cell table:style-name="ce616" table:formula="of:=[.Q19]/[.$E$5]" office:value-type="percentage" office:value="0.221196965436174" calcext:value-type="percentage">
            <text:p>%22,12</text:p>
          </table:table-cell>
          <table:table-cell table:style-name="ce602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602" table:formula="of:=[.P18]+[.N19]" office:value-type="currency" office:currency="TRY" office:value="7847.40809174775" calcext:value-type="currency">
            <text:p>₺7.847,41</text:p>
          </table:table-cell>
          <table:table-cell table:style-name="ce643" table:formula="of:=[.Q18]+[.O19]" office:value-type="currency" office:currency="USD" office:value="99538.6344462785" calcext:value-type="currency">
            <text:p>$99.538,63</text:p>
          </table:table-cell>
          <table:table-cell table:style-name="ce606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571"/>
          <table:table-cell/>
          <table:table-cell table:style-name="ce591" table:formula="of:=[$'02-12-GDR'.F57]" office:value-type="currency" office:currency="TRY" office:value="-2000" calcext:value-type="currency">
            <text:p>-₺2.000,00</text:p>
          </table:table-cell>
          <table:table-cell table:style-name="ce606"/>
          <table:table-cell table:style-name="ce616" table:formula="of:=[.K20]/[.$E$5]" office:value-type="percentage" office:value="0.778924105699806" calcext:value-type="percentage">
            <text:p>%77,89</text:p>
          </table:table-cell>
          <table:table-cell table:style-name="ce602" table:formula="of:=[.G19]*[.E20]" office:value-type="currency" office:currency="TRY" office:value="-1557.60606912765" calcext:value-type="currency">
            <text:p>-₺1.557,61</text:p>
          </table:table-cell>
          <table:table-cell table:style-name="ce628" table:formula="of:=[.H20]/[.S20]" office:value-type="currency" office:currency="USD" office:value="-191.823407528036" calcext:value-type="currency">
            <text:p>-$192</text:p>
          </table:table-cell>
          <table:table-cell table:style-name="ce602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3" calcext:value-type="currency">
            <text:p>$350.515,85</text:p>
          </table:table-cell>
          <table:table-cell/>
          <table:table-cell table:style-name="ce616" table:formula="of:=[.Q20]/[.$E$5]" office:value-type="percentage" office:value="0.221075894300194" calcext:value-type="percentage">
            <text:p>%22,11</text:p>
          </table:table-cell>
          <table:table-cell table:style-name="ce602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602" table:formula="of:=[.P19]+[.N20]" office:value-type="currency" office:currency="TRY" office:value="7405.0141608754" calcext:value-type="currency">
            <text:p>₺7.405,01</text:p>
          </table:table-cell>
          <table:table-cell table:style-name="ce643" table:formula="of:=[.Q19]+[.O20]" office:value-type="currency" office:currency="USD" office:value="99484.1524350873" calcext:value-type="currency">
            <text:p>$99.484,15</text:p>
          </table:table-cell>
          <table:table-cell table:style-name="ce606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590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605"/>
          <table:table-cell table:style-name="ce616" table:formula="of:=[.K21]/[.$E$5]" office:value-type="percentage" office:value="0.777530184550372" calcext:value-type="percentage">
            <text:p>%77,75</text:p>
          </table:table-cell>
          <table:table-cell table:style-name="ce602" table:formula="of:=[.G20]*[.E21]" office:value-type="currency" office:currency="TRY" office:value="17525.7923782456" calcext:value-type="currency">
            <text:p>₺17.525,79</text:p>
          </table:table-cell>
          <table:table-cell table:style-name="ce628" table:formula="of:=[.H21]/[.S21]" office:value-type="currency" office:currency="USD" office:value="2210.06209057322" calcext:value-type="currency">
            <text:p>$2.210</text:p>
          </table:table-cell>
          <table:table-cell table:style-name="ce602" table:formula="of:=[.J20]+[.H21]" office:value-type="currency" office:currency="TRY" office:value="44116.5382173702" calcext:value-type="currency">
            <text:p>₺44.116,54</text:p>
          </table:table-cell>
          <table:table-cell table:formula="of:=[.K20]-[.O21]" office:value-type="currency" office:currency="USD" office:value="349888.583047668" calcext:value-type="currency">
            <text:p>$349.888,58</text:p>
          </table:table-cell>
          <table:table-cell/>
          <table:table-cell table:style-name="ce616" table:formula="of:=[.Q21]/[.$E$5]" office:value-type="percentage" office:value="0.222469815449628" calcext:value-type="percentage">
            <text:p>%22,25</text:p>
          </table:table-cell>
          <table:table-cell table:style-name="ce602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602" table:formula="of:=[.P20]+[.N21]" office:value-type="currency" office:currency="TRY" office:value="12379.2217826298" calcext:value-type="currency">
            <text:p>₺12.379,22</text:p>
          </table:table-cell>
          <table:table-cell table:style-name="ce643" table:formula="of:=[.Q20]+[.O21]" office:value-type="currency" office:currency="USD" office:value="100111.416952333" calcext:value-type="currency">
            <text:p>$100.111,42</text:p>
          </table:table-cell>
          <table:table-cell table:style-name="ce606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571"/>
          <table:table-cell/>
          <table:table-cell table:style-name="ce591" table:formula="of:=[$'02-12-GDR'.F65]" office:value-type="currency" office:currency="TRY" office:value="-5500" calcext:value-type="currency">
            <text:p>-₺5.500,00</text:p>
          </table:table-cell>
          <table:table-cell table:style-name="ce606"/>
          <table:table-cell table:style-name="ce616" table:formula="of:=[.K22]/[.$E$5]" office:value-type="percentage" office:value="0.777873069231603" calcext:value-type="percentage">
            <text:p>%77,79</text:p>
          </table:table-cell>
          <table:table-cell table:style-name="ce602" table:formula="of:=[.G21]*[.E22]" office:value-type="currency" office:currency="TRY" office:value="-4276.41601502705" calcext:value-type="currency">
            <text:p>-₺4.276,42</text:p>
          </table:table-cell>
          <table:table-cell table:style-name="ce628" table:formula="of:=[.H22]/[.S22]" office:value-type="currency" office:currency="USD" office:value="-539.270619801645" calcext:value-type="currency">
            <text:p>-$539</text:p>
          </table:table-cell>
          <table:table-cell table:style-name="ce602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2" calcext:value-type="currency">
            <text:p>$350.042,88</text:p>
          </table:table-cell>
          <table:table-cell/>
          <table:table-cell table:style-name="ce616" table:formula="of:=[.Q22]/[.$E$5]" office:value-type="percentage" office:value="0.222126930768397" calcext:value-type="percentage">
            <text:p>%22,21</text:p>
          </table:table-cell>
          <table:table-cell table:style-name="ce602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602" table:formula="of:=[.P21]+[.N22]" office:value-type="currency" office:currency="TRY" office:value="11155.6377976568" calcext:value-type="currency">
            <text:p>₺11.155,64</text:p>
          </table:table-cell>
          <table:table-cell table:style-name="ce643" table:formula="of:=[.Q21]+[.O22]" office:value-type="currency" office:currency="USD" office:value="99957.1188457785" calcext:value-type="currency">
            <text:p>$99.957,12</text:p>
          </table:table-cell>
          <table:table-cell table:style-name="ce606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590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605"/>
          <table:table-cell table:style-name="ce616" table:formula="of:=[.K23]/[.$E$5]" office:value-type="percentage" office:value="0.77641566817393" calcext:value-type="percentage">
            <text:p>%77,64</text:p>
          </table:table-cell>
          <table:table-cell table:style-name="ce602" table:formula="of:=[.G22]*[.E23]" office:value-type="currency" office:currency="TRY" office:value="17891.0805923269" calcext:value-type="currency">
            <text:p>₺17.891,08</text:p>
          </table:table-cell>
          <table:table-cell table:style-name="ce628" table:formula="of:=[.H23]/[.S23]" office:value-type="currency" office:currency="USD" office:value="2296.67273328971" calcext:value-type="currency">
            <text:p>$2.297</text:p>
          </table:table-cell>
          <table:table-cell table:style-name="ce602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9" calcext:value-type="currency">
            <text:p>$349.387,05</text:p>
          </table:table-cell>
          <table:table-cell/>
          <table:table-cell table:style-name="ce616" table:formula="of:=[.Q23]/[.$E$5]" office:value-type="percentage" office:value="0.22358433182607" calcext:value-type="percentage">
            <text:p>%22,36</text:p>
          </table:table-cell>
          <table:table-cell table:style-name="ce602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4" calcext:value-type="currency">
            <text:p>$656</text:p>
          </table:table-cell>
          <table:table-cell table:style-name="ce602" table:formula="of:=[.P22]+[.N23]" office:value-type="currency" office:currency="TRY" office:value="16264.5572053299" calcext:value-type="currency">
            <text:p>₺16.264,56</text:p>
          </table:table-cell>
          <table:table-cell table:style-name="ce643" table:formula="of:=[.Q22]+[.O23]" office:value-type="currency" office:currency="USD" office:value="100612.949321731" calcext:value-type="currency">
            <text:p>$100.612,95</text:p>
          </table:table-cell>
          <table:table-cell table:style-name="ce606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571"/>
          <table:table-cell/>
          <table:table-cell table:style-name="ce591" table:formula="of:=[$'02-12-GDR'.F79]" office:value-type="currency" office:currency="TRY" office:value="-21220" calcext:value-type="currency">
            <text:p>-₺21.220,00</text:p>
          </table:table-cell>
          <table:table-cell table:style-name="ce606"/>
          <table:table-cell table:style-name="ce616" table:formula="of:=[.K24]/[.$E$5]" office:value-type="percentage" office:value="0.777769101213825" calcext:value-type="percentage">
            <text:p>%77,78</text:p>
          </table:table-cell>
          <table:table-cell table:style-name="ce602" table:formula="of:=[.G23]*[.E24]" office:value-type="currency" office:currency="TRY" office:value="-16475.5404786508" calcext:value-type="currency">
            <text:p>-₺16.475,54</text:p>
          </table:table-cell>
          <table:table-cell table:style-name="ce628" table:formula="of:=[.H24]/[.S24]" office:value-type="currency" office:currency="USD" office:value="-2114.96026683579" calcext:value-type="currency">
            <text:p>-$2.115</text:p>
          </table:table-cell>
          <table:table-cell table:style-name="ce602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616" table:formula="of:=[.Q24]/[.$E$5]" office:value-type="percentage" office:value="0.222230898786176" calcext:value-type="percentage">
            <text:p>%22,22</text:p>
          </table:table-cell>
          <table:table-cell table:style-name="ce602" table:formula="of:=[.M23]*[.E24]" office:value-type="currency" office:currency="TRY" office:value="-4744.4595213492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602" table:formula="of:=[.P23]+[.N24]" office:value-type="currency" office:currency="TRY" office:value="11520.0976839807" calcext:value-type="currency">
            <text:p>₺11.520,10</text:p>
          </table:table-cell>
          <table:table-cell table:style-name="ce643" table:formula="of:=[.Q23]+[.O24]" office:value-type="currency" office:currency="USD" office:value="100003.904453779" calcext:value-type="currency">
            <text:p>$100.003,90</text:p>
          </table:table-cell>
          <table:table-cell table:style-name="ce606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571"/>
          <table:table-cell/>
          <table:table-cell table:style-name="ce591" table:formula="of:=[$'02-12-GDR'.F54]" office:value-type="currency" office:currency="TRY" office:value="-5097.07" calcext:value-type="currency">
            <text:p>-₺5.097,07</text:p>
          </table:table-cell>
          <table:table-cell table:style-name="ce606"/>
          <table:table-cell table:style-name="ce616" table:formula="of:=[.K25]/[.$E$5]" office:value-type="percentage" office:value="0.778055468663522" calcext:value-type="percentage">
            <text:p>%77,81</text:p>
          </table:table-cell>
          <table:table-cell table:style-name="ce602" table:formula="of:=[.G24]*[.E25]" office:value-type="currency" office:currency="TRY" office:value="-3964.34355272395" calcext:value-type="currency">
            <text:p>-₺3.964,34</text:p>
          </table:table-cell>
          <table:table-cell table:style-name="ce628" table:formula="of:=[.H25]/[.S25]" office:value-type="currency" office:currency="USD" office:value="-451.006092460063" calcext:value-type="currency">
            <text:p>-$451</text:p>
          </table:table-cell>
          <table:table-cell table:style-name="ce602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5" calcext:value-type="currency">
            <text:p>$350.124,96</text:p>
          </table:table-cell>
          <table:table-cell/>
          <table:table-cell table:style-name="ce616" table:formula="of:=[.Q25]/[.$E$5]" office:value-type="percentage" office:value="0.221944531336479" calcext:value-type="percentage">
            <text:p>%22,19</text:p>
          </table:table-cell>
          <table:table-cell table:style-name="ce602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602" table:formula="of:=[.P24]+[.N25]" office:value-type="currency" office:currency="TRY" office:value="10387.3712367047" calcext:value-type="currency">
            <text:p>₺10.387,37</text:p>
          </table:table-cell>
          <table:table-cell table:style-name="ce643" table:formula="of:=[.Q24]+[.O25]" office:value-type="currency" office:currency="USD" office:value="99875.0391014154" calcext:value-type="currency">
            <text:p>$99.875,04</text:p>
          </table:table-cell>
          <table:table-cell table:style-name="ce606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590" table:formula="of:=[$'02-11-GLR'.G20]" office:value-type="currency" office:currency="TRY" office:value="5000" calcext:value-type="currency">
            <text:p>₺5.000,00</text:p>
          </table:table-cell>
          <table:table-cell table:style-name="ce605"/>
          <table:table-cell table:style-name="ce616" table:formula="of:=[.K26]/[.$E$5]" office:value-type="percentage" office:value="0.777803573837354" calcext:value-type="percentage">
            <text:p>%77,78</text:p>
          </table:table-cell>
          <table:table-cell table:style-name="ce602" table:formula="of:=[.G25]*[.E26]" office:value-type="currency" office:currency="TRY" office:value="3890.27734331761" calcext:value-type="currency">
            <text:p>₺3.890,28</text:p>
          </table:table-cell>
          <table:table-cell table:style-name="ce628" table:formula="of:=[.H26]/[.S26]" office:value-type="currency" office:currency="USD" office:value="397.372558050828" calcext:value-type="currency">
            <text:p>$397</text:p>
          </table:table-cell>
          <table:table-cell table:style-name="ce602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616" table:formula="of:=[.Q26]/[.$E$5]" office:value-type="percentage" office:value="0.222196426162647" calcext:value-type="percentage">
            <text:p>%22,22</text:p>
          </table:table-cell>
          <table:table-cell table:style-name="ce602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5" calcext:value-type="currency">
            <text:p>$113</text:p>
          </table:table-cell>
          <table:table-cell table:style-name="ce602" table:formula="of:=[.P25]+[.N26]" office:value-type="currency" office:currency="TRY" office:value="11497.0938933871" calcext:value-type="currency">
            <text:p>₺11.497,09</text:p>
          </table:table-cell>
          <table:table-cell table:style-name="ce643" table:formula="of:=[.Q25]+[.O26]" office:value-type="currency" office:currency="USD" office:value="99988.391773191" calcext:value-type="currency">
            <text:p>$99.988,39</text:p>
          </table:table-cell>
          <table:table-cell table:style-name="ce606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571"/>
          <table:table-cell office:value-type="float" office:value="1610" calcext:value-type="float">
            <text:p>1610</text:p>
          </table:table-cell>
          <table:table-cell table:style-name="ce591" table:formula="of:=[$'02-12-GDR'.F83]" office:value-type="currency" office:currency="TRY" office:value="-43079.224" calcext:value-type="currency">
            <text:p>-₺43.079,22</text:p>
          </table:table-cell>
          <table:table-cell table:style-name="ce606"/>
          <table:table-cell table:style-name="ce616" table:formula="of:=[.K27]/[.$E$5]" office:value-type="percentage" office:value="0.781046138069962" calcext:value-type="percentage">
            <text:p>%78,10</text:p>
          </table:table-cell>
          <table:table-cell table:style-name="ce602" table:formula="of:=[.G26]*[.E27]" office:value-type="currency" office:currency="TRY" office:value="-33507.1743853399" calcext:value-type="currency">
            <text:p>-₺33.507,17</text:p>
          </table:table-cell>
          <table:table-cell table:style-name="ce628" table:formula="of:=[.H27]/[.S27]" office:value-type="currency" office:currency="USD" office:value="-5107.80097337499" calcext:value-type="currency">
            <text:p>-$5.108</text:p>
          </table:table-cell>
          <table:table-cell table:style-name="ce602" table:formula="of:=[.J26]+[.H27]" office:value-type="currency" office:currency="TRY" office:value="7674.42172127302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616" table:formula="of:=[.Q27]/[.$E$5]" office:value-type="percentage" office:value="0.218953861930038" calcext:value-type="percentage">
            <text:p>%21,90</text:p>
          </table:table-cell>
          <table:table-cell table:style-name="ce602" table:formula="of:=[.M26]*[.E27]" office:value-type="currency" office:currency="TRY" office:value="-9572.04961466011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602" table:formula="of:=[.P26]+[.N27]" office:value-type="currency" office:currency="TRY" office:value="1925.04427872696" calcext:value-type="currency">
            <text:p>₺1.925,04</text:p>
          </table:table-cell>
          <table:table-cell table:style-name="ce643" table:formula="of:=[.Q26]+[.O27]" office:value-type="currency" office:currency="USD" office:value="98529.2378685172" calcext:value-type="currency">
            <text:p>$98.529,24</text:p>
          </table:table-cell>
          <table:table-cell table:style-name="ce606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0</text:p>
          </table:table-cell>
          <table:table-cell table:style-name="ce564"/>
          <table:table-cell table:style-name="ce579" table:formula="of:=SUM([.D18:.D27])" office:value-type="float" office:value="83624" calcext:value-type="float">
            <text:p>83624</text:p>
          </table:table-cell>
          <table:table-cell table:style-name="ce592" table:formula="of:=SUM([.E18:.E27])" office:value-type="currency" office:currency="TRY" office:value="-12396.294" calcext:value-type="currency">
            <text:p>-₺12.396,29</text:p>
          </table:table-cell>
          <table:table-cell table:style-name="ce608"/>
          <table:table-cell table:style-name="ce617"/>
          <table:table-cell table:style-name="ce592" table:formula="of:=SUM([.H18:.H27])" office:value-type="currency" office:currency="TRY" office:value="-9561.16523890399" calcext:value-type="currency">
            <text:p>-₺9.561,17</text:p>
          </table:table-cell>
          <table:table-cell table:style-name="ce629" table:formula="of:=SUM([.I18:.I27])" office:value-type="currency" office:currency="USD" office:value="-2000.33532031485" calcext:value-type="currency">
            <text:p>-$2.000</text:p>
          </table:table-cell>
          <table:table-cell table:style-name="ce636"/>
          <table:table-cell table:style-name="ce646"/>
          <table:table-cell table:style-name="ce636"/>
          <table:table-cell table:style-name="ce617"/>
          <table:table-cell table:style-name="ce592" table:formula="of:=SUM([.N18:.N27])" office:value-type="currency" office:currency="TRY" office:value="-2835.12876109603" calcext:value-type="currency">
            <text:p>-₺2.835,13</text:p>
          </table:table-cell>
          <table:table-cell table:style-name="ce629" table:formula="of:=SUM([.O18:.O27])" office:value-type="currency" office:currency="USD" office:value="-584.993931455205" calcext:value-type="currency">
            <text:p>-$585</text:p>
          </table:table-cell>
          <table:table-cell table:style-name="ce666"/>
          <table:table-cell table:style-name="ce671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3"/>
          <table:table-cell table:style-name="ce565"/>
          <table:table-cell table:style-name="ce572" office:value-type="string" calcext:value-type="string">
            <text:p>Toplam – Net 2018-20</text:p>
          </table:table-cell>
          <table:table-cell table:style-name="ce580" table:formula="of:=[.D28]+[.D16]" office:value-type="float" office:value="143269" calcext:value-type="float">
            <text:p>143269</text:p>
          </table:table-cell>
          <table:table-cell table:style-name="ce580" table:formula="of:=[.E28]+[.E16]" office:value-type="float" office:value="9599.466" calcext:value-type="float">
            <text:p>9599,46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1" calcext:value-type="float">
            <text:p>2021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590" table:formula="of:=[$'02-11-GLR'.G39]" office:value-type="currency" office:currency="TRY" office:value="6800" calcext:value-type="currency">
            <text:p>₺6.800,00</text:p>
          </table:table-cell>
          <table:table-cell table:style-name="ce606"/>
          <table:table-cell table:style-name="ce616" table:formula="of:=[.K31]/[.$E$5]" office:value-type="percentage" office:value="0.780641164246727" calcext:value-type="percentage">
            <text:p>%78,06</text:p>
          </table:table-cell>
          <table:table-cell table:style-name="ce602" table:formula="of:=[.G27]*[.E31]" office:value-type="currency" office:currency="TRY" office:value="5311.11373887574" calcext:value-type="currency">
            <text:p>₺5.311,11</text:p>
          </table:table-cell>
          <table:table-cell table:style-name="ce628" table:formula="of:=[.H31]/[.S31]" office:value-type="currency" office:currency="USD" office:value="650.075121037423" calcext:value-type="currency">
            <text:p>$650</text:p>
          </table:table-cell>
          <table:table-cell table:style-name="ce602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616" table:formula="of:=[.Q31]/[.$E$5]" office:value-type="percentage" office:value="0.219358835753273" calcext:value-type="percentage">
            <text:p>%21,94</text:p>
          </table:table-cell>
          <table:table-cell table:style-name="ce602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602" table:formula="of:=[.P27]+[.N31]" office:value-type="currency" office:currency="TRY" office:value="3413.93053985122" calcext:value-type="currency">
            <text:p>₺3.413,93</text:p>
          </table:table-cell>
          <table:table-cell table:style-name="ce643" table:formula="of:=[.Q27]+[.O31]" office:value-type="currency" office:currency="USD" office:value="98711.476088973" calcext:value-type="currency">
            <text:p>$98.711,48</text:p>
          </table:table-cell>
          <table:table-cell table:style-name="ce606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590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606"/>
          <table:table-cell table:style-name="ce616" table:formula="of:=[.K32]/[.$E$5]" office:value-type="percentage" office:value="0.779919885707464" calcext:value-type="percentage">
            <text:p>%77,99</text:p>
          </table:table-cell>
          <table:table-cell table:style-name="ce602" table:formula="of:=[.G31]*[.E32]" office:value-type="currency" office:currency="TRY" office:value="9367.69397096072" calcext:value-type="currency">
            <text:p>₺9.367,69</text:p>
          </table:table-cell>
          <table:table-cell table:style-name="ce628" table:formula="of:=[.H32]/[.S32]" office:value-type="currency" office:currency="USD" office:value="1155.07940455743" calcext:value-type="currency">
            <text:p>$1.155</text:p>
          </table:table-cell>
          <table:table-cell table:style-name="ce602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616" table:formula="of:=[.Q32]/[.$E$5]" office:value-type="percentage" office:value="0.220080114292536" calcext:value-type="percentage">
            <text:p>%22,01</text:p>
          </table:table-cell>
          <table:table-cell table:style-name="ce602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602" table:formula="of:=[.P31]+[.N32]" office:value-type="currency" office:currency="TRY" office:value="6046.2365688905" calcext:value-type="currency">
            <text:p>₺6.046,24</text:p>
          </table:table-cell>
          <table:table-cell table:style-name="ce643" table:formula="of:=[.Q31]+[.O32]" office:value-type="currency" office:currency="USD" office:value="99036.0514316413" calcext:value-type="currency">
            <text:p>$99.036,05</text:p>
          </table:table-cell>
          <table:table-cell table:style-name="ce606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590" table:formula="of:=[$'02-11-GLR'.G41]" office:value-type="currency" office:currency="TRY" office:value="24000" calcext:value-type="currency">
            <text:p>₺24.000,00</text:p>
          </table:table-cell>
          <table:table-cell table:style-name="ce606"/>
          <table:table-cell table:style-name="ce616" table:formula="of:=[.K33]/[.$E$5]" office:value-type="percentage" office:value="0.77854867004209" calcext:value-type="percentage">
            <text:p>%77,85</text:p>
          </table:table-cell>
          <table:table-cell table:style-name="ce602" table:formula="of:=[.G32]*[.E33]" office:value-type="currency" office:currency="TRY" office:value="18718.0772569791" calcext:value-type="currency">
            <text:p>₺18.718,08</text:p>
          </table:table-cell>
          <table:table-cell table:style-name="ce628" table:formula="of:=[.H33]/[.S33]" office:value-type="currency" office:currency="USD" office:value="2186.69126833868" calcext:value-type="currency">
            <text:p>$2.187</text:p>
          </table:table-cell>
          <table:table-cell table:style-name="ce602" table:formula="of:=[.J32]+[.H33]" office:value-type="currency" office:currency="TRY" office:value="41071.3066880886" calcext:value-type="currency">
            <text:p>₺41.071,31</text:p>
          </table:table-cell>
          <table:table-cell table:formula="of:=[.K32]-[.O33]" office:value-type="currency" office:currency="USD" office:value="350346.901518941" calcext:value-type="currency">
            <text:p>$350.346,90</text:p>
          </table:table-cell>
          <table:table-cell/>
          <table:table-cell table:style-name="ce616" table:formula="of:=[.Q33]/[.$E$5]" office:value-type="percentage" office:value="0.22145132995791" calcext:value-type="percentage">
            <text:p>%22,15</text:p>
          </table:table-cell>
          <table:table-cell table:style-name="ce602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602" table:formula="of:=[.P32]+[.N33]" office:value-type="currency" office:currency="TRY" office:value="11328.1593119114" calcext:value-type="currency">
            <text:p>₺11.328,16</text:p>
          </table:table-cell>
          <table:table-cell table:style-name="ce643" table:formula="of:=[.Q32]+[.O33]" office:value-type="currency" office:currency="USD" office:value="99653.0984810596" calcext:value-type="currency">
            <text:p>$99.653,10</text:p>
          </table:table-cell>
          <table:table-cell table:style-name="ce606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590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606"/>
          <table:table-cell table:style-name="ce616" table:formula="of:=[.K34]/[.$E$5]" office:value-type="percentage" office:value="0.778120496550292" calcext:value-type="percentage">
            <text:p>%77,81</text:p>
          </table:table-cell>
          <table:table-cell table:style-name="ce602" table:formula="of:=[.G33]*[.E34]" office:value-type="currency" office:currency="TRY" office:value="5839.11502531568" calcext:value-type="currency">
            <text:p>₺5.839,12</text:p>
          </table:table-cell>
          <table:table-cell table:style-name="ce628" table:formula="of:=[.H34]/[.S34]" office:value-type="currency" office:currency="USD" office:value="677.391534259359" calcext:value-type="currency">
            <text:p>$677</text:p>
          </table:table-cell>
          <table:table-cell table:style-name="ce602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2" calcext:value-type="currency">
            <text:p>$350.154,22</text:p>
          </table:table-cell>
          <table:table-cell/>
          <table:table-cell table:style-name="ce616" table:formula="of:=[.Q34]/[.$E$5]" office:value-type="percentage" office:value="0.221879503449708" calcext:value-type="percentage">
            <text:p>%22,19</text:p>
          </table:table-cell>
          <table:table-cell table:style-name="ce602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602" table:formula="of:=[.P33]+[.N34]" office:value-type="currency" office:currency="TRY" office:value="12989.0442865957" calcext:value-type="currency">
            <text:p>₺12.989,04</text:p>
          </table:table-cell>
          <table:table-cell table:style-name="ce643" table:formula="of:=[.Q33]+[.O34]" office:value-type="currency" office:currency="USD" office:value="99845.7765523687" calcext:value-type="currency">
            <text:p>$99.845,78</text:p>
          </table:table-cell>
          <table:table-cell table:style-name="ce606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590" table:formula="of:=[$'02-11-GLR'.G46]" office:value-type="currency" office:currency="TRY" office:value="28800" calcext:value-type="currency">
            <text:p>₺28.800,00</text:p>
          </table:table-cell>
          <table:table-cell table:style-name="ce606"/>
          <table:table-cell table:style-name="ce616" table:formula="of:=[.K35]/[.$E$5]" office:value-type="percentage" office:value="0.77642392687039" calcext:value-type="percentage">
            <text:p>%77,64</text:p>
          </table:table-cell>
          <table:table-cell table:style-name="ce602" table:formula="of:=[.G34]*[.E35]" office:value-type="currency" office:currency="TRY" office:value="22409.8703006484" calcext:value-type="currency">
            <text:p>₺22.409,87</text:p>
          </table:table-cell>
          <table:table-cell table:style-name="ce628" table:formula="of:=[.H35]/[.S35]" office:value-type="currency" office:currency="USD" office:value="2677.40385909778" calcext:value-type="currency">
            <text:p>$2.677</text:p>
          </table:table-cell>
          <table:table-cell table:style-name="ce602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6" calcext:value-type="currency">
            <text:p>$349.390,77</text:p>
          </table:table-cell>
          <table:table-cell/>
          <table:table-cell table:style-name="ce616" table:formula="of:=[.Q35]/[.$E$5]" office:value-type="percentage" office:value="0.22357607312961" calcext:value-type="percentage">
            <text:p>%22,36</text:p>
          </table:table-cell>
          <table:table-cell table:style-name="ce602" table:formula="of:=[.M34]*[.E35]" office:value-type="currency" office:currency="TRY" office:value="6390.12969935159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602" table:formula="of:=[.P34]+[.N35]" office:value-type="currency" office:currency="TRY" office:value="19379.1739859473" calcext:value-type="currency">
            <text:p>₺19.379,17</text:p>
          </table:table-cell>
          <table:table-cell table:style-name="ce643" table:formula="of:=[.Q34]+[.O35]" office:value-type="currency" office:currency="USD" office:value="100609.232908325" calcext:value-type="currency">
            <text:p>$100.609,23</text:p>
          </table:table-cell>
          <table:table-cell table:style-name="ce606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590" table:formula="of:=[$'02-11-GLR'.G48]" office:value-type="currency" office:currency="TRY" office:value="43160" calcext:value-type="currency">
            <text:p>₺43.160,00</text:p>
          </table:table-cell>
          <table:table-cell table:style-name="ce606"/>
          <table:table-cell table:style-name="ce616" table:formula="of:=[.K36]/[.$E$5]" office:value-type="percentage" office:value="0.774647337840422" calcext:value-type="percentage">
            <text:p>%77,46</text:p>
          </table:table-cell>
          <table:table-cell table:style-name="ce602" table:formula="of:=[.G35]*[.E36]" office:value-type="currency" office:currency="TRY" office:value="33510.456683726" calcext:value-type="currency">
            <text:p>₺33.510,46</text:p>
          </table:table-cell>
          <table:table-cell table:style-name="ce628" table:formula="of:=[.H36]/[.S36]" office:value-type="currency" office:currency="USD" office:value="2776.34272441806" calcext:value-type="currency">
            <text:p>$2.776</text:p>
          </table:table-cell>
          <table:table-cell table:style-name="ce602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9" calcext:value-type="currency">
            <text:p>$348.591,30</text:p>
          </table:table-cell>
          <table:table-cell/>
          <table:table-cell table:style-name="ce616" table:formula="of:=[.Q36]/[.$E$5]" office:value-type="percentage" office:value="0.225352662159579" calcext:value-type="percentage">
            <text:p>%22,54</text:p>
          </table:table-cell>
          <table:table-cell table:style-name="ce602" table:formula="of:=[.M35]*[.E36]" office:value-type="currency" office:currency="TRY" office:value="9649.54331627398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602" table:formula="of:=[.P35]+[.N36]" office:value-type="currency" office:currency="TRY" office:value="29028.7173022213" calcext:value-type="currency">
            <text:p>₺29.028,72</text:p>
          </table:table-cell>
          <table:table-cell table:style-name="ce643" table:formula="of:=[.Q35]+[.O36]" office:value-type="currency" office:currency="USD" office:value="101408.69797181" calcext:value-type="currency">
            <text:p>$101.408,70</text:p>
          </table:table-cell>
          <table:table-cell table:style-name="ce606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590" table:formula="of:=[$'02-11-GLR'.G50]" office:value-type="currency" office:currency="TRY" office:value="30000" calcext:value-type="currency">
            <text:p>₺30.000,00</text:p>
          </table:table-cell>
          <table:table-cell table:style-name="ce606"/>
          <table:table-cell table:style-name="ce616" table:formula="of:=[.K37]/[.$E$5]" office:value-type="percentage" office:value="0.772860951299323" calcext:value-type="percentage">
            <text:p>%77,29</text:p>
          </table:table-cell>
          <table:table-cell table:style-name="ce602" table:formula="of:=[.G36]*[.E37]" office:value-type="currency" office:currency="TRY" office:value="23239.4201352126" calcext:value-type="currency">
            <text:p>₺23.239,42</text:p>
          </table:table-cell>
          <table:table-cell table:style-name="ce628" table:formula="of:=[.H37]/[.S37]" office:value-type="currency" office:currency="USD" office:value="2763.30798278391" calcext:value-type="currency">
            <text:p>$2.763</text:p>
          </table:table-cell>
          <table:table-cell table:style-name="ce602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616" table:formula="of:=[.Q37]/[.$E$5]" office:value-type="percentage" office:value="0.227139048700677" calcext:value-type="percentage">
            <text:p>%22,71</text:p>
          </table:table-cell>
          <table:table-cell table:style-name="ce602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602" table:formula="of:=[.P36]+[.N37]" office:value-type="currency" office:currency="TRY" office:value="35789.2971670086" calcext:value-type="currency">
            <text:p>₺35.789,30</text:p>
          </table:table-cell>
          <table:table-cell table:style-name="ce643" table:formula="of:=[.Q36]+[.O37]" office:value-type="currency" office:currency="USD" office:value="102212.571915305" calcext:value-type="currency">
            <text:p>$102.212,57</text:p>
          </table:table-cell>
          <table:table-cell table:style-name="ce606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16]" office:value-type="currency" office:currency="TRY" office:value="-15585" calcext:value-type="currency">
            <text:p>-₺15.585,00</text:p>
          </table:table-cell>
          <table:table-cell table:style-name="ce606"/>
          <table:table-cell table:style-name="ce616" table:formula="of:=[.K38]/[.$E$5]" office:value-type="percentage" office:value="0.773783176667045" calcext:value-type="percentage">
            <text:p>%77,38</text:p>
          </table:table-cell>
          <table:table-cell table:style-name="ce602" table:formula="of:=[.G37]*[.E38]" office:value-type="currency" office:currency="TRY" office:value="-12045.0379259999" calcext:value-type="currency">
            <text:p>-₺12.045,04</text:p>
          </table:table-cell>
          <table:table-cell table:style-name="ce628" table:formula="of:=[.H38]/[.S38]" office:value-type="currency" office:currency="USD" office:value="-1412.07947549824" calcext:value-type="currency">
            <text:p>-$1.412</text:p>
          </table:table-cell>
          <table:table-cell table:style-name="ce602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616" table:formula="of:=[.Q38]/[.$E$5]" office:value-type="percentage" office:value="0.226216823332956" calcext:value-type="percentage">
            <text:p>%22,62</text:p>
          </table:table-cell>
          <table:table-cell table:style-name="ce602" table:formula="of:=[.M37]*[.E38]" office:value-type="currency" office:currency="TRY" office:value="-3539.96207400006" calcext:value-type="currency">
            <text:p>-₺3.539,96</text:p>
          </table:table-cell>
          <table:table-cell table:formula="of:=[.N38]/[.S38]" office:value-type="currency" office:currency="USD" office:value="-415.001415474802" calcext:value-type="currency">
            <text:p>-$415</text:p>
          </table:table-cell>
          <table:table-cell table:style-name="ce602" table:formula="of:=[.P37]+[.N38]" office:value-type="currency" office:currency="TRY" office:value="32249.3350930086" calcext:value-type="currency">
            <text:p>₺32.249,34</text:p>
          </table:table-cell>
          <table:table-cell table:style-name="ce643" table:formula="of:=[.Q37]+[.O38]" office:value-type="currency" office:currency="USD" office:value="101797.57049983" calcext:value-type="currency">
            <text:p>$101.797,57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27]" office:value-type="currency" office:currency="TRY" office:value="-12305" calcext:value-type="currency">
            <text:p>-₺12.305,00</text:p>
          </table:table-cell>
          <table:table-cell table:style-name="ce606"/>
          <table:table-cell table:style-name="ce616" table:formula="of:=[.K39]/[.$E$5]" office:value-type="percentage" office:value="0.774508355255325" calcext:value-type="percentage">
            <text:p>%77,45</text:p>
          </table:table-cell>
          <table:table-cell table:style-name="ce602" table:formula="of:=[.G38]*[.E39]" office:value-type="currency" office:currency="TRY" office:value="-9521.40198888799" calcext:value-type="currency">
            <text:p>-₺9.521,40</text:p>
          </table:table-cell>
          <table:table-cell table:style-name="ce628" table:formula="of:=[.H39]/[.S39]" office:value-type="currency" office:currency="USD" office:value="-1116.22532108886" calcext:value-type="currency">
            <text:p>-$1.116</text:p>
          </table:table-cell>
          <table:table-cell table:style-name="ce602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616" table:formula="of:=[.Q39]/[.$E$5]" office:value-type="percentage" office:value="0.225491644744676" calcext:value-type="percentage">
            <text:p>%22,55</text:p>
          </table:table-cell>
          <table:table-cell table:style-name="ce602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602" table:formula="of:=[.P38]+[.N39]" office:value-type="currency" office:currency="TRY" office:value="29465.7370818966" calcext:value-type="currency">
            <text:p>₺29.465,74</text:p>
          </table:table-cell>
          <table:table-cell table:style-name="ce643" table:formula="of:=[.Q38]+[.O39]" office:value-type="currency" office:currency="USD" office:value="101471.240135104" calcext:value-type="currency">
            <text:p>$101.471,24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04]" office:value-type="currency" office:currency="TRY" office:value="-4179.31" calcext:value-type="currency">
            <text:p>-₺4.179,31</text:p>
          </table:table-cell>
          <table:table-cell table:style-name="ce606"/>
          <table:table-cell table:style-name="ce616" table:formula="of:=[.K40]/[.$E$5]" office:value-type="percentage" office:value="0.77475386769138" calcext:value-type="percentage">
            <text:p>%77,48</text:p>
          </table:table-cell>
          <table:table-cell table:style-name="ce602" table:formula="of:=[.G39]*[.E40]" office:value-type="currency" office:currency="TRY" office:value="-3236.91051420213" calcext:value-type="currency">
            <text:p>-₺3.236,91</text:p>
          </table:table-cell>
          <table:table-cell table:style-name="ce628" table:formula="of:=[.H40]/[.S40]" office:value-type="currency" office:currency="USD" office:value="-379.473682790402" calcext:value-type="currency">
            <text:p>-$379</text:p>
          </table:table-cell>
          <table:table-cell table:style-name="ce602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616" table:formula="of:=[.Q40]/[.$E$5]" office:value-type="percentage" office:value="0.225246132308621" calcext:value-type="percentage">
            <text:p>%22,52</text:p>
          </table:table-cell>
          <table:table-cell table:style-name="ce602" table:formula="of:=[.M39]*[.E40]" office:value-type="currency" office:currency="TRY" office:value="-942.399485797871" calcext:value-type="currency">
            <text:p>-₺942,40</text:p>
          </table:table-cell>
          <table:table-cell table:formula="of:=[.N40]/[.S40]" office:value-type="currency" office:currency="USD" office:value="-110.480596224838" calcext:value-type="currency">
            <text:p>-$110</text:p>
          </table:table-cell>
          <table:table-cell table:style-name="ce602" table:formula="of:=[.P39]+[.N40]" office:value-type="currency" office:currency="TRY" office:value="28523.3375960987" calcext:value-type="currency">
            <text:p>₺28.523,34</text:p>
          </table:table-cell>
          <table:table-cell table:style-name="ce643" table:formula="of:=[.Q39]+[.O40]" office:value-type="currency" office:currency="USD" office:value="101360.759538879" calcext:value-type="currency">
            <text:p>$101.360,76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1</text:p>
          </table:table-cell>
          <table:table-cell table:style-name="ce564"/>
          <table:table-cell table:style-name="ce579" table:formula="of:=SUM([.D31:.D40])" office:value-type="float" office:value="132760" calcext:value-type="float">
            <text:p>132760</text:p>
          </table:table-cell>
          <table:table-cell table:style-name="ce592" table:formula="of:=SUM([.E31:.E40])" office:value-type="currency" office:currency="TRY" office:value="120190.69" calcext:value-type="currency">
            <text:p>₺120.190,69</text:p>
          </table:table-cell>
          <table:table-cell table:style-name="ce607"/>
          <table:table-cell table:style-name="ce617"/>
          <table:table-cell table:style-name="ce592" table:formula="of:=SUM([.H31:.H40])" office:value-type="currency" office:currency="TRY" office:value="93592.3966826283" calcext:value-type="currency">
            <text:p>₺93.592,40</text:p>
          </table:table-cell>
          <table:table-cell table:style-name="ce629" table:formula="of:=SUM([.I31:.I40])" office:value-type="currency" office:currency="USD" office:value="9978.51341511515" calcext:value-type="currency">
            <text:p>$9.979</text:p>
          </table:table-cell>
          <table:table-cell table:style-name="ce637"/>
          <table:table-cell table:style-name="ce646"/>
          <table:table-cell table:style-name="ce636"/>
          <table:table-cell table:style-name="ce617"/>
          <table:table-cell table:style-name="ce592" table:formula="of:=SUM([.N31:.N40])" office:value-type="currency" office:currency="TRY" office:value="26598.2933173717" calcext:value-type="currency">
            <text:p>₺26.598,29</text:p>
          </table:table-cell>
          <table:table-cell table:style-name="ce629" table:formula="of:=SUM([.O31:.O40])" office:value-type="currency" office:currency="USD" office:value="2831.52167036208" calcext:value-type="currency">
            <text:p>$2.832</text:p>
          </table:table-cell>
          <table:table-cell table:style-name="ce666"/>
          <table:table-cell table:style-name="ce646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number-columns-repeated="2"/>
          <table:table-cell table:style-name="ce572" office:value-type="string" calcext:value-type="string">
            <text:p>Toplam – Net 2018-21</text:p>
          </table:table-cell>
          <table:table-cell table:style-name="ce580" table:formula="of:=[.D41]+[.D29]" office:value-type="float" office:value="276029" calcext:value-type="float">
            <text:p>276029</text:p>
          </table:table-cell>
          <table:table-cell table:style-name="ce580" table:formula="of:=[.E41]+[.E29]" office:value-type="float" office:value="129790.156" calcext:value-type="float">
            <text:p>129790,15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572"/>
          <table:table-cell table:style-name="ce580" table:number-columns-repeated="2"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2" calcext:value-type="float">
            <text:p>2022</text:p>
          </table:table-cell>
          <table:table-cell table:style-name="ce565" table:number-columns-repeated="2"/>
          <table:table-cell table:style-name="ce580"/>
          <table:table-cell table:style-name="ce590"/>
          <table:table-cell table:style-name="ce606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style-name="ce602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590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606"/>
          <table:table-cell table:style-name="ce616" table:formula="of:=[.K46]/[.$E$5]" office:value-type="percentage" office:value="0.773711664650044" calcext:value-type="percentage">
            <text:p>%77,37</text:p>
          </table:table-cell>
          <table:table-cell table:style-name="ce602" table:formula="of:=[.G40]*[.E46]" office:value-type="currency" office:currency="TRY" office:value="27891.1392368897" calcext:value-type="currency">
            <text:p>₺27.891,14</text:p>
          </table:table-cell>
          <table:table-cell table:style-name="ce628" table:formula="of:=[.H46]/[.S46]" office:value-type="currency" office:currency="USD" office:value="1613.13702931693" calcext:value-type="currency">
            <text:p>$1.613</text:p>
          </table:table-cell>
          <table:table-cell table:style-name="ce602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616" table:formula="of:=[.Q46]/[.$E$5]" office:value-type="percentage" office:value="0.226288335349956" calcext:value-type="percentage">
            <text:p>%22,63</text:p>
          </table:table-cell>
          <table:table-cell table:style-name="ce602" table:formula="of:=[.M40]*[.E46]" office:value-type="currency" office:currency="TRY" office:value="8108.86076311034" calcext:value-type="currency">
            <text:p>₺8.108,86</text:p>
          </table:table-cell>
          <table:table-cell table:formula="of:=[.N46]/[.S46]" office:value-type="currency" office:currency="USD" office:value="468.991368600945" calcext:value-type="currency">
            <text:p>$469</text:p>
          </table:table-cell>
          <table:table-cell table:style-name="ce602" table:formula="of:=[.P40]+[.N46]" office:value-type="currency" office:currency="TRY" office:value="36632.198359209" calcext:value-type="currency">
            <text:p>₺36.632,20</text:p>
          </table:table-cell>
          <table:table-cell table:style-name="ce643" table:formula="of:=[.Q40]+[.O46]" office:value-type="currency" office:currency="USD" office:value="101829.75090748" calcext:value-type="currency">
            <text:p>$101.829,75</text:p>
          </table:table-cell>
          <table:table-cell table:style-name="ce606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594" table:formula="of:=[$'02-11-GLR'.G65]" office:value-type="currency" office:currency="TRY" office:value="20000" calcext:value-type="currency">
            <text:p>₺20.000,00</text:p>
          </table:table-cell>
          <table:table-cell table:style-name="ce606"/>
          <table:table-cell table:style-name="ce616" table:formula="of:=[.K47]/[.$E$5]" office:value-type="percentage" office:value="0.77314345790717" calcext:value-type="percentage">
            <text:p>%77,31</text:p>
          </table:table-cell>
          <table:table-cell table:style-name="ce602" table:formula="of:=[.G46]*[.E47]" office:value-type="currency" office:currency="TRY" office:value="15474.2332930009" calcext:value-type="currency">
            <text:p>₺15.474,23</text:p>
          </table:table-cell>
          <table:table-cell table:style-name="ce628" table:formula="of:=[.H47]/[.S47]" office:value-type="currency" office:currency="USD" office:value="894.464352196583" calcext:value-type="currency">
            <text:p>$894</text:p>
          </table:table-cell>
          <table:table-cell table:style-name="ce602" table:formula="of:=[.J46]+[.H47]" office:value-type="currency" office:currency="TRY" office:value="144632.190933792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616" table:formula="of:=[.Q47]/[.$E$5]" office:value-type="percentage" office:value="0.226856542092831" calcext:value-type="percentage">
            <text:p>%22,69</text:p>
          </table:table-cell>
          <table:table-cell table:style-name="ce602" table:formula="of:=[.M46]*[.E47]" office:value-type="currency" office:currency="TRY" office:value="4525.76670699912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602" table:formula="of:=[.P46]+[.N47]" office:value-type="currency" office:currency="TRY" office:value="41157.9650662082" calcext:value-type="currency">
            <text:p>₺41.157,97</text:p>
          </table:table-cell>
          <table:table-cell table:style-name="ce643" table:formula="of:=[.Q46]+[.O47]" office:value-type="currency" office:currency="USD" office:value="102085.443941774" calcext:value-type="currency">
            <text:p>$102.085,44</text:p>
          </table:table-cell>
          <table:table-cell table:style-name="ce606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594" table:formula="of:=[$'02-11-GLR'.G66]" office:value-type="currency" office:currency="TRY" office:value="25000" calcext:value-type="currency">
            <text:p>₺25.000,00</text:p>
          </table:table-cell>
          <table:table-cell table:style-name="ce606"/>
          <table:table-cell table:style-name="ce616" table:formula="of:=[.K48]/[.$E$5]" office:value-type="percentage" office:value="0.772469493135652" calcext:value-type="percentage">
            <text:p>%77,25</text:p>
          </table:table-cell>
          <table:table-cell table:style-name="ce602" table:formula="of:=[.G47]*[.E48]" office:value-type="currency" office:currency="TRY" office:value="19328.5864476792" calcext:value-type="currency">
            <text:p>₺19.328,59</text:p>
          </table:table-cell>
          <table:table-cell table:style-name="ce628" table:formula="of:=[.H48]/[.S48]" office:value-type="currency" office:currency="USD" office:value="1033.614248539" calcext:value-type="currency">
            <text:p>$1.034</text:p>
          </table:table-cell>
          <table:table-cell table:style-name="ce602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616" table:formula="of:=[.Q48]/[.$E$5]" office:value-type="percentage" office:value="0.227530506864349" calcext:value-type="percentage">
            <text:p>%22,75</text:p>
          </table:table-cell>
          <table:table-cell table:style-name="ce602" table:formula="of:=[.M47]*[.E48]" office:value-type="currency" office:currency="TRY" office:value="5671.41355232077" calcext:value-type="currency">
            <text:p>₺5.671,41</text:p>
          </table:table-cell>
          <table:table-cell table:formula="of:=[.N48]/[.S48]" office:value-type="currency" office:currency="USD" office:value="303.284147182929" calcext:value-type="currency">
            <text:p>$303</text:p>
          </table:table-cell>
          <table:table-cell table:style-name="ce602" table:formula="of:=[.P47]+[.N48]" office:value-type="currency" office:currency="TRY" office:value="46829.3786185289" calcext:value-type="currency">
            <text:p>₺46.829,38</text:p>
          </table:table-cell>
          <table:table-cell table:style-name="ce643" table:formula="of:=[.Q47]+[.O48]" office:value-type="currency" office:currency="USD" office:value="102388.728088957" calcext:value-type="currency">
            <text:p>$102.388,73</text:p>
          </table:table-cell>
          <table:table-cell table:style-name="ce606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571"/>
          <table:table-cell/>
          <table:table-cell table:style-name="ce594" table:formula="of:=[$'02-12-GDR'.F134]" office:value-type="currency" office:currency="TRY" office:value="-8000" calcext:value-type="currency">
            <text:p>-₺8.000,00</text:p>
          </table:table-cell>
          <table:table-cell table:style-name="ce606"/>
          <table:table-cell table:style-name="ce616" table:formula="of:=[.K49]/[.$E$5]" office:value-type="percentage" office:value="0.772694214623913" calcext:value-type="percentage">
            <text:p>%77,27</text:p>
          </table:table-cell>
          <table:table-cell table:style-name="ce602" table:formula="of:=[.G48]*[.E49]" office:value-type="currency" office:currency="TRY" office:value="-6179.75594508521" calcext:value-type="currency">
            <text:p>-₺6.179,76</text:p>
          </table:table-cell>
          <table:table-cell table:style-name="ce628" table:formula="of:=[.H49]/[.S49]" office:value-type="currency" office:currency="USD" office:value="-343.319774726956" calcext:value-type="currency">
            <text:p>-$343</text:p>
          </table:table-cell>
          <table:table-cell table:style-name="ce602" table:formula="of:=[.J48]+[.H49]" office:value-type="currency" office:currency="TRY" office:value="157781.021436386" calcext:value-type="currency">
            <text:p>₺157.781,02</text:p>
          </table:table-cell>
          <table:table-cell table:formula="of:=[.K48]-[.O49]" office:value-type="currency" office:currency="USD" office:value="347712.396580761" calcext:value-type="currency">
            <text:p>$347.712,40</text:p>
          </table:table-cell>
          <table:table-cell/>
          <table:table-cell table:style-name="ce616" table:formula="of:=[.Q49]/[.$E$5]" office:value-type="percentage" office:value="0.227305785376087" calcext:value-type="percentage">
            <text:p>%22,73</text:p>
          </table:table-cell>
          <table:table-cell table:style-name="ce602" table:formula="of:=[.M48]*[.E49]" office:value-type="currency" office:currency="TRY" office:value="-1820.24405491479" calcext:value-type="currency">
            <text:p>-₺1.820,24</text:p>
          </table:table-cell>
          <table:table-cell table:formula="of:=[.N49]/[.S49]" office:value-type="currency" office:currency="USD" office:value="-101.124669717488" calcext:value-type="currency">
            <text:p>-$101</text:p>
          </table:table-cell>
          <table:table-cell table:style-name="ce602" table:formula="of:=[.P48]+[.N49]" office:value-type="currency" office:currency="TRY" office:value="45009.1345636141" calcext:value-type="currency">
            <text:p>₺45.009,13</text:p>
          </table:table-cell>
          <table:table-cell table:style-name="ce643" table:formula="of:=[.Q48]+[.O49]" office:value-type="currency" office:currency="USD" office:value="102287.603419239" calcext:value-type="currency">
            <text:p>$102.287,60</text:p>
          </table:table-cell>
          <table:table-cell table:style-name="ce606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590" office:value-type="currency" office:currency="TRY" office:value="40000" calcext:value-type="currency">
            <text:p>₺40.000,00</text:p>
          </table:table-cell>
          <table:table-cell table:style-name="ce606"/>
          <table:table-cell table:style-name="ce616" table:formula="of:=[.K50]/[.$E$5]" office:value-type="percentage" office:value="0.771602054694178" calcext:value-type="percentage">
            <text:p>%77,16</text:p>
          </table:table-cell>
          <table:table-cell table:style-name="ce602" table:formula="of:=[.G49]*[.E50]" office:value-type="currency" office:currency="TRY" office:value="30907.7685849565" calcext:value-type="currency">
            <text:p>₺30.907,77</text:p>
          </table:table-cell>
          <table:table-cell table:style-name="ce628" table:formula="of:=[.H50]/[.S50]" office:value-type="currency" office:currency="USD" office:value="1670.69019378143" calcext:value-type="currency">
            <text:p>$1.671</text:p>
          </table:table-cell>
          <table:table-cell table:style-name="ce602" table:formula="of:=[.J49]+[.H50]" office:value-type="currency" office:currency="TRY" office:value="188688.790021342" calcext:value-type="currency">
            <text:p>₺188.688,79</text:p>
          </table:table-cell>
          <table:table-cell table:formula="of:=[.K49]-[.O50]" office:value-type="currency" office:currency="USD" office:value="347220.92461238" calcext:value-type="currency">
            <text:p>$347.220,92</text:p>
          </table:table-cell>
          <table:table-cell/>
          <table:table-cell table:style-name="ce616" table:formula="of:=[.Q50]/[.$E$5]" office:value-type="percentage" office:value="0.228397945305822" calcext:value-type="percentage">
            <text:p>%22,84</text:p>
          </table:table-cell>
          <table:table-cell table:style-name="ce602" table:formula="of:=[.M49]*[.E50]" office:value-type="currency" office:currency="TRY" office:value="9092.2314150435" calcext:value-type="currency">
            <text:p>₺9.092,23</text:p>
          </table:table-cell>
          <table:table-cell table:formula="of:=[.N50]/[.S50]" office:value-type="currency" office:currency="USD" office:value="491.47196838073" calcext:value-type="currency">
            <text:p>$491</text:p>
          </table:table-cell>
          <table:table-cell table:style-name="ce602" table:formula="of:=[.P49]+[.N50]" office:value-type="currency" office:currency="TRY" office:value="54101.3659786576" calcext:value-type="currency">
            <text:p>₺54.101,37</text:p>
          </table:table-cell>
          <table:table-cell table:style-name="ce643" table:formula="of:=[.Q49]+[.O50]" office:value-type="currency" office:currency="USD" office:value="102779.07538762" calcext:value-type="currency">
            <text:p>$102.779,08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1]/[.$E$5]" office:value-type="percentage" office:value="0.771574619505553" calcext:value-type="percentage">
            <text:p>%77,16</text:p>
          </table:table-cell>
          <table:table-cell table:style-name="ce602" table:formula="of:=[.G50]*[.E51]" office:value-type="currency" office:currency="TRY" office:value="771.602054694178" calcext:value-type="currency">
            <text:p>₺771,60</text:p>
          </table:table-cell>
          <table:table-cell table:style-name="ce628" table:formula="of:=[.H51]/[.S51]" office:value-type="currency" office:currency="USD" office:value="41.7082191726583" calcext:value-type="currency">
            <text:p>$42</text:p>
          </table:table-cell>
          <table:table-cell table:style-name="ce602" table:formula="of:=[.J50]+[.H51]" office:value-type="currency" office:currency="TRY" office:value="189460.392076037" calcext:value-type="currency">
            <text:p>₺189.460,39</text:p>
          </table:table-cell>
          <table:table-cell table:formula="of:=[.K50]-[.O51]" office:value-type="currency" office:currency="USD" office:value="347208.578777499" calcext:value-type="currency">
            <text:p>$347.208,58</text:p>
          </table:table-cell>
          <table:table-cell/>
          <table:table-cell table:style-name="ce616" table:formula="of:=[.Q51]/[.$E$5]" office:value-type="percentage" office:value="0.228425380494448" calcext:value-type="percentage">
            <text:p>%22,84</text:p>
          </table:table-cell>
          <table:table-cell table:style-name="ce602" table:formula="of:=[.M50]*[.E51]" office:value-type="currency" office:currency="TRY" office:value="228.397945305822" calcext:value-type="currency">
            <text:p>₺228,40</text:p>
          </table:table-cell>
          <table:table-cell table:formula="of:=[.N51]/[.S51]" office:value-type="currency" office:currency="USD" office:value="12.3458348813958" calcext:value-type="currency">
            <text:p>$12</text:p>
          </table:table-cell>
          <table:table-cell table:style-name="ce602" table:formula="of:=[.P50]+[.N51]" office:value-type="currency" office:currency="TRY" office:value="54329.7639239635" calcext:value-type="currency">
            <text:p>₺54.329,76</text:p>
          </table:table-cell>
          <table:table-cell table:style-name="ce643" table:formula="of:=[.Q50]+[.O51]" office:value-type="currency" office:currency="USD" office:value="102791.421222502" calcext:value-type="currency">
            <text:p>$102.791,42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590" table:formula="of:=[$'02-11-GLR'.G72]" office:value-type="currency" office:currency="TRY" office:value="40000" calcext:value-type="currency">
            <text:p>₺40.000,00</text:p>
          </table:table-cell>
          <table:table-cell table:style-name="ce606"/>
          <table:table-cell table:style-name="ce616" table:formula="of:=[.K52]/[.$E$5]" office:value-type="percentage" office:value="0.770533364209851" calcext:value-type="percentage">
            <text:p>%77,05</text:p>
          </table:table-cell>
          <table:table-cell table:style-name="ce602" table:formula="of:=[.G51]*[.E52]" office:value-type="currency" office:currency="TRY" office:value="30862.9847802221" calcext:value-type="currency">
            <text:p>₺30.862,98</text:p>
          </table:table-cell>
          <table:table-cell table:style-name="ce628" table:formula="of:=[.H52]/[.S52]" office:value-type="currency" office:currency="USD" office:value="1582.71716821652" calcext:value-type="currency">
            <text:p>$1.583</text:p>
          </table:table-cell>
          <table:table-cell table:style-name="ce602" table:formula="of:=[.J51]+[.H52]" office:value-type="currency" office:currency="TRY" office:value="220323.376856259" calcext:value-type="currency">
            <text:p>₺220.323,38</text:p>
          </table:table-cell>
          <table:table-cell table:formula="of:=[.K51]-[.O52]" office:value-type="currency" office:currency="USD" office:value="346740.013894433" calcext:value-type="currency">
            <text:p>$346.740,01</text:p>
          </table:table-cell>
          <table:table-cell/>
          <table:table-cell table:style-name="ce616" table:formula="of:=[.Q52]/[.$E$5]" office:value-type="percentage" office:value="0.229466635790149" calcext:value-type="percentage">
            <text:p>%22,95</text:p>
          </table:table-cell>
          <table:table-cell table:style-name="ce602" table:formula="of:=[.M51]*[.E52]" office:value-type="currency" office:currency="TRY" office:value="9137.01521977791" calcext:value-type="currency">
            <text:p>₺9.137,02</text:p>
          </table:table-cell>
          <table:table-cell table:formula="of:=[.N52]/[.S52]" office:value-type="currency" office:currency="USD" office:value="468.564883065534" calcext:value-type="currency">
            <text:p>$469</text:p>
          </table:table-cell>
          <table:table-cell table:style-name="ce602" table:formula="of:=[.P51]+[.N52]" office:value-type="currency" office:currency="TRY" office:value="63466.7791437414" calcext:value-type="currency">
            <text:p>₺63.466,78</text:p>
          </table:table-cell>
          <table:table-cell table:style-name="ce643" table:formula="of:=[.Q51]+[.O52]" office:value-type="currency" office:currency="USD" office:value="103259.986105567" calcext:value-type="currency">
            <text:p>$103.259,99</text:p>
          </table:table-cell>
          <table:table-cell table:style-name="ce606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3]/[.$E$5]" office:value-type="percentage" office:value="0.770505800649997" calcext:value-type="percentage">
            <text:p>%77,05</text:p>
          </table:table-cell>
          <table:table-cell table:style-name="ce602" table:formula="of:=[.G52]*[.E53]" office:value-type="currency" office:currency="TRY" office:value="770.533364209851" calcext:value-type="currency">
            <text:p>₺770,53</text:p>
          </table:table-cell>
          <table:table-cell table:style-name="ce628" table:formula="of:=[.H53]/[.S53]" office:value-type="currency" office:currency="USD" office:value="41.6504521194514" calcext:value-type="currency">
            <text:p>$42</text:p>
          </table:table-cell>
          <table:table-cell table:style-name="ce602" table:formula="of:=[.J52]+[.H53]" office:value-type="currency" office:currency="TRY" office:value="221093.910220469" calcext:value-type="currency">
            <text:p>₺221.093,91</text:p>
          </table:table-cell>
          <table:table-cell table:formula="of:=[.K52]-[.O53]" office:value-type="currency" office:currency="USD" office:value="346727.610292499" calcext:value-type="currency">
            <text:p>$346.727,61</text:p>
          </table:table-cell>
          <table:table-cell/>
          <table:table-cell table:style-name="ce616" table:formula="of:=[.Q53]/[.$E$5]" office:value-type="percentage" office:value="0.229494199350004" calcext:value-type="percentage">
            <text:p>%22,95</text:p>
          </table:table-cell>
          <table:table-cell table:style-name="ce602" table:formula="of:=[.M52]*[.E53]" office:value-type="currency" office:currency="TRY" office:value="229.466635790149" calcext:value-type="currency">
            <text:p>₺229,47</text:p>
          </table:table-cell>
          <table:table-cell table:formula="of:=[.N53]/[.S53]" office:value-type="currency" office:currency="USD" office:value="12.4036019346027" calcext:value-type="currency">
            <text:p>$12</text:p>
          </table:table-cell>
          <table:table-cell table:style-name="ce602" table:formula="of:=[.P52]+[.N53]" office:value-type="currency" office:currency="TRY" office:value="63696.2457795315" calcext:value-type="currency">
            <text:p>₺63.696,25</text:p>
          </table:table-cell>
          <table:table-cell table:style-name="ce643" table:formula="of:=[.Q52]+[.O53]" office:value-type="currency" office:currency="USD" office:value="103272.389707502" calcext:value-type="currency">
            <text:p>$103.272,39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590" office:value-type="currency" office:currency="TRY" office:value="82000" calcext:value-type="currency">
            <text:p>₺82.000,00</text:p>
          </table:table-cell>
          <table:table-cell table:style-name="ce606"/>
          <table:table-cell table:style-name="ce616" table:formula="of:=[.K54]/[.$E$5]" office:value-type="percentage" office:value="0.768257470381574" calcext:value-type="percentage">
            <text:p>%76,83</text:p>
          </table:table-cell>
          <table:table-cell table:style-name="ce602" table:formula="of:=[.G53]*[.E54]" office:value-type="currency" office:currency="TRY" office:value="63181.4756532997" calcext:value-type="currency">
            <text:p>₺63.181,48</text:p>
          </table:table-cell>
          <table:table-cell table:style-name="ce628" table:formula="of:=[.H54]/[.S54]" office:value-type="currency" office:currency="USD" office:value="3396.8535297473" calcext:value-type="currency">
            <text:p>$3.397</text:p>
          </table:table-cell>
          <table:table-cell table:style-name="ce602" table:formula="of:=[.J53]+[.H54]" office:value-type="currency" office:currency="TRY" office:value="284275.385873768" calcext:value-type="currency">
            <text:p>₺284.275,39</text:p>
          </table:table-cell>
          <table:table-cell table:formula="of:=[.K53]-[.O54]" office:value-type="currency" office:currency="USD" office:value="345715.861671708" calcext:value-type="currency">
            <text:p>$345.715,86</text:p>
          </table:table-cell>
          <table:table-cell/>
          <table:table-cell table:style-name="ce616" table:formula="of:=[.Q54]/[.$E$5]" office:value-type="percentage" office:value="0.231742529618427" calcext:value-type="percentage">
            <text:p>%23,17</text:p>
          </table:table-cell>
          <table:table-cell table:style-name="ce602" table:formula="of:=[.M53]*[.E54]" office:value-type="currency" office:currency="TRY" office:value="18818.5243467003" calcext:value-type="currency">
            <text:p>₺18.818,52</text:p>
          </table:table-cell>
          <table:table-cell table:formula="of:=[.N54]/[.S54]" office:value-type="currency" office:currency="USD" office:value="1011.74862079034" calcext:value-type="currency">
            <text:p>$1.012</text:p>
          </table:table-cell>
          <table:table-cell table:style-name="ce602" table:formula="of:=[.P53]+[.N54]" office:value-type="currency" office:currency="TRY" office:value="82514.7701262318" calcext:value-type="currency">
            <text:p>₺82.514,77</text:p>
          </table:table-cell>
          <table:table-cell table:style-name="ce643" table:formula="of:=[.Q53]+[.O54]" office:value-type="currency" office:currency="USD" office:value="104284.138328292" calcext:value-type="currency">
            <text:p>$104.284,14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590" office:value-type="currency" office:currency="TRY" office:value="84000" calcext:value-type="currency">
            <text:p>₺84.000,00</text:p>
          </table:table-cell>
          <table:table-cell table:style-name="ce606"/>
          <table:table-cell table:style-name="ce616" table:formula="of:=[.K55]/[.$E$5]" office:value-type="percentage" office:value="0.765931738901532" calcext:value-type="percentage">
            <text:p>%76,59</text:p>
          </table:table-cell>
          <table:table-cell table:style-name="ce602" table:formula="of:=[.G54]*[.E55]" office:value-type="currency" office:currency="TRY" office:value="64533.6275120522" calcext:value-type="currency">
            <text:p>₺64.533,63</text:p>
          </table:table-cell>
          <table:table-cell table:style-name="ce628" table:formula="of:=[.H55]/[.S55]" office:value-type="currency" office:currency="USD" office:value="3469.54986623937" calcext:value-type="currency">
            <text:p>$3.470</text:p>
          </table:table-cell>
          <table:table-cell table:style-name="ce602" table:formula="of:=[.J54]+[.H55]" office:value-type="currency" office:currency="TRY" office:value="348809.01338582" calcext:value-type="currency">
            <text:p>₺348.809,01</text:p>
          </table:table-cell>
          <table:table-cell table:formula="of:=[.K54]-[.O55]" office:value-type="currency" office:currency="USD" office:value="344669.28250569" calcext:value-type="currency">
            <text:p>$344.669,28</text:p>
          </table:table-cell>
          <table:table-cell/>
          <table:table-cell table:style-name="ce616" table:formula="of:=[.Q55]/[.$E$5]" office:value-type="percentage" office:value="0.234068261098468" calcext:value-type="percentage">
            <text:p>%23,41</text:p>
          </table:table-cell>
          <table:table-cell table:style-name="ce602" table:formula="of:=[.M54]*[.E55]" office:value-type="currency" office:currency="TRY" office:value="19466.3724879478" calcext:value-type="currency">
            <text:p>₺19.466,37</text:p>
          </table:table-cell>
          <table:table-cell table:formula="of:=[.N55]/[.S55]" office:value-type="currency" office:currency="USD" office:value="1046.5791660187" calcext:value-type="currency">
            <text:p>$1.047</text:p>
          </table:table-cell>
          <table:table-cell table:style-name="ce602" table:formula="of:=[.P54]+[.N55]" office:value-type="currency" office:currency="TRY" office:value="101981.14261418" calcext:value-type="currency">
            <text:p>₺101.981,14</text:p>
          </table:table-cell>
          <table:table-cell table:style-name="ce643" table:formula="of:=[.Q54]+[.O55]" office:value-type="currency" office:currency="USD" office:value="105330.717494311" calcext:value-type="currency">
            <text:p>$105.330,72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6]/[.$E$5]" office:value-type="percentage" office:value="0.765905200549934" calcext:value-type="percentage">
            <text:p>%76,59</text:p>
          </table:table-cell>
          <table:table-cell table:style-name="ce602" table:formula="of:=[.G55]*[.E56]" office:value-type="currency" office:currency="TRY" office:value="765.931738901532" calcext:value-type="currency">
            <text:p>₺765,93</text:p>
          </table:table-cell>
          <table:table-cell table:style-name="ce628" table:formula="of:=[.H56]/[.S56]" office:value-type="currency" office:currency="USD" office:value="39.0781499439557" calcext:value-type="currency">
            <text:p>$39</text:p>
          </table:table-cell>
          <table:table-cell table:style-name="ce602" table:formula="of:=[.J55]+[.H56]" office:value-type="currency" office:currency="TRY" office:value="349574.945124722" calcext:value-type="currency">
            <text:p>₺349.574,95</text:p>
          </table:table-cell>
          <table:table-cell table:formula="of:=[.K55]-[.O56]" office:value-type="currency" office:currency="USD" office:value="344657.34024747" calcext:value-type="currency">
            <text:p>$344.657,34</text:p>
          </table:table-cell>
          <table:table-cell table:style-name="ce605"/>
          <table:table-cell table:style-name="ce616" table:formula="of:=[.Q55]/[.$E$5]" office:value-type="percentage" office:value="0.234068261098468" calcext:value-type="percentage">
            <text:p>%23,41</text:p>
          </table:table-cell>
          <table:table-cell table:style-name="ce602" table:formula="of:=[.M55]*[.E56]" office:value-type="currency" office:currency="TRY" office:value="234.068261098468" calcext:value-type="currency">
            <text:p>₺234,07</text:p>
          </table:table-cell>
          <table:table-cell table:formula="of:=[.N56]/[.S56]" office:value-type="currency" office:currency="USD" office:value="11.9422582193096" calcext:value-type="currency">
            <text:p>$12</text:p>
          </table:table-cell>
          <table:table-cell table:style-name="ce602" table:formula="of:=[.P55]+[.N56]" office:value-type="currency" office:currency="TRY" office:value="102215.210875278" calcext:value-type="currency">
            <text:p>₺102.215,21</text:p>
          </table:table-cell>
          <table:table-cell table:style-name="ce643" table:formula="of:=[.Q55]+[.O56]" office:value-type="currency" office:currency="USD" office:value="105342.65975253" calcext:value-type="currency">
            <text:p>$105.342,66</text:p>
          </table:table-cell>
          <table:table-cell table:style-name="ce606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7]/[.$E$5]" office:value-type="percentage" office:value="0.765877235405239" calcext:value-type="percentage">
            <text:p>%76,59</text:p>
          </table:table-cell>
          <table:table-cell table:style-name="ce602" table:formula="of:=[.G56]*[.E57]" office:value-type="currency" office:currency="TRY" office:value="765.905200549934" calcext:value-type="currency">
            <text:p>₺765,91</text:p>
          </table:table-cell>
          <table:table-cell table:style-name="ce628" table:formula="of:=[.H57]/[.S57]" office:value-type="currency" office:currency="USD" office:value="41.1776989542975" calcext:value-type="currency">
            <text:p>$41</text:p>
          </table:table-cell>
          <table:table-cell table:style-name="ce602" table:formula="of:=[.J56]+[.H57]" office:value-type="currency" office:currency="TRY" office:value="350340.850325272" calcext:value-type="currency">
            <text:p>₺350.340,85</text:p>
          </table:table-cell>
          <table:table-cell table:formula="of:=[.K56]-[.O57]" office:value-type="currency" office:currency="USD" office:value="344644.755932357" calcext:value-type="currency">
            <text:p>$344.644,76</text:p>
          </table:table-cell>
          <table:table-cell table:style-name="ce605"/>
          <table:table-cell table:style-name="ce616" table:formula="of:=[.Q57]/[.$E$5]" office:value-type="percentage" office:value="0.234122764594762" calcext:value-type="percentage">
            <text:p>%23,41</text:p>
          </table:table-cell>
          <table:table-cell table:style-name="ce602" table:formula="of:=[.M56]*[.E57]" office:value-type="currency" office:currency="TRY" office:value="234.068261098468" calcext:value-type="currency">
            <text:p>₺234,07</text:p>
          </table:table-cell>
          <table:table-cell table:formula="of:=[.N57]/[.S57]" office:value-type="currency" office:currency="USD" office:value="12.5843151128209" calcext:value-type="currency">
            <text:p>$13</text:p>
          </table:table-cell>
          <table:table-cell table:style-name="ce602" table:formula="of:=[.P56]+[.N57]" office:value-type="currency" office:currency="TRY" office:value="102449.279136377" calcext:value-type="currency">
            <text:p>₺102.449,28</text:p>
          </table:table-cell>
          <table:table-cell table:style-name="ce643" table:formula="of:=[.Q56]+[.O57]" office:value-type="currency" office:currency="USD" office:value="105355.244067643" calcext:value-type="currency">
            <text:p>$105.355,24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58]/[.$E$5]" office:value-type="percentage" office:value="0.765849263748776" calcext:value-type="percentage">
            <text:p>%76,58</text:p>
          </table:table-cell>
          <table:table-cell table:style-name="ce602" table:formula="of:=[.G57]*[.E58]" office:value-type="currency" office:currency="TRY" office:value="765.877235405239" calcext:value-type="currency">
            <text:p>₺765,88</text:p>
          </table:table-cell>
          <table:table-cell table:style-name="ce628" table:formula="of:=[.H58]/[.S58]" office:value-type="currency" office:currency="USD" office:value="41.1761954518946" calcext:value-type="currency">
            <text:p>$41</text:p>
          </table:table-cell>
          <table:table-cell table:style-name="ce602" table:formula="of:=[.J57]+[.H58]" office:value-type="currency" office:currency="TRY" office:value="351106.727560677" calcext:value-type="currency">
            <text:p>₺351.106,73</text:p>
          </table:table-cell>
          <table:table-cell table:formula="of:=[.K57]-[.O58]" office:value-type="currency" office:currency="USD" office:value="344632.168686949" calcext:value-type="currency">
            <text:p>$344.632,17</text:p>
          </table:table-cell>
          <table:table-cell/>
          <table:table-cell table:style-name="ce616" table:formula="of:=[.Q58]/[.$E$5]" office:value-type="percentage" office:value="0.234150736251225" calcext:value-type="percentage">
            <text:p>%23,42</text:p>
          </table:table-cell>
          <table:table-cell table:style-name="ce602" table:formula="of:=[.M57]*[.E58]" office:value-type="currency" office:currency="TRY" office:value="234.122764594762" calcext:value-type="currency">
            <text:p>₺234,12</text:p>
          </table:table-cell>
          <table:table-cell table:formula="of:=[.N58]/[.S58]" office:value-type="currency" office:currency="USD" office:value="12.5872454083205" calcext:value-type="currency">
            <text:p>$13</text:p>
          </table:table-cell>
          <table:table-cell table:style-name="ce602" table:formula="of:=[.P57]+[.N58]" office:value-type="currency" office:currency="TRY" office:value="102683.401900971" calcext:value-type="currency">
            <text:p>₺102.683,40</text:p>
          </table:table-cell>
          <table:table-cell table:style-name="ce643" table:formula="of:=[.Q57]+[.O58]" office:value-type="currency" office:currency="USD" office:value="105367.831313051" calcext:value-type="currency">
            <text:p>$105.367,83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59]/[.$E$5]" office:value-type="percentage" office:value="0.765821288750418" calcext:value-type="percentage">
            <text:p>%76,58</text:p>
          </table:table-cell>
          <table:table-cell table:style-name="ce602" table:formula="of:=[.G58]*[.E59]" office:value-type="currency" office:currency="TRY" office:value="765.849263748776" calcext:value-type="currency">
            <text:p>₺765,85</text:p>
          </table:table-cell>
          <table:table-cell table:style-name="ce628" table:formula="of:=[.H59]/[.S59]" office:value-type="currency" office:currency="USD" office:value="41.1746915993965" calcext:value-type="currency">
            <text:p>$41</text:p>
          </table:table-cell>
          <table:table-cell table:style-name="ce602" table:formula="of:=[.J58]+[.H59]" office:value-type="currency" office:currency="TRY" office:value="351872.576824426" calcext:value-type="currency">
            <text:p>₺351.872,58</text:p>
          </table:table-cell>
          <table:table-cell table:formula="of:=[.K58]-[.O59]" office:value-type="currency" office:currency="USD" office:value="344619.579937688" calcext:value-type="currency">
            <text:p>$344.619,58</text:p>
          </table:table-cell>
          <table:table-cell/>
          <table:table-cell table:style-name="ce616" table:formula="of:=[.Q59]/[.$E$5]" office:value-type="percentage" office:value="0.234178711249582" calcext:value-type="percentage">
            <text:p>%23,42</text:p>
          </table:table-cell>
          <table:table-cell table:style-name="ce602" table:formula="of:=[.M58]*[.E59]" office:value-type="currency" office:currency="TRY" office:value="234.150736251225" calcext:value-type="currency">
            <text:p>₺234,15</text:p>
          </table:table-cell>
          <table:table-cell table:formula="of:=[.N59]/[.S59]" office:value-type="currency" office:currency="USD" office:value="12.5887492608185" calcext:value-type="currency">
            <text:p>$13</text:p>
          </table:table-cell>
          <table:table-cell table:style-name="ce602" table:formula="of:=[.P58]+[.N59]" office:value-type="currency" office:currency="TRY" office:value="102917.552637223" calcext:value-type="currency">
            <text:p>₺102.917,55</text:p>
          </table:table-cell>
          <table:table-cell table:style-name="ce643" table:formula="of:=[.Q58]+[.O59]" office:value-type="currency" office:currency="USD" office:value="105380.420062312" calcext:value-type="currency">
            <text:p>$105.380,42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60]/[.$E$5]" office:value-type="percentage" office:value="0.765793310409767" calcext:value-type="percentage">
            <text:p>%76,58</text:p>
          </table:table-cell>
          <table:table-cell table:style-name="ce602" table:formula="of:=[.G59]*[.E60]" office:value-type="currency" office:currency="TRY" office:value="765.821288750418" calcext:value-type="currency">
            <text:p>₺765,82</text:p>
          </table:table-cell>
          <table:table-cell table:style-name="ce628" table:formula="of:=[.H60]/[.S60]" office:value-type="currency" office:currency="USD" office:value="41.1731875672268" calcext:value-type="currency">
            <text:p>$41</text:p>
          </table:table-cell>
          <table:table-cell table:style-name="ce602" table:formula="of:=[.J59]+[.H60]" office:value-type="currency" office:currency="TRY" office:value="352638.398113176" calcext:value-type="currency">
            <text:p>₺352.638,40</text:p>
          </table:table-cell>
          <table:table-cell table:formula="of:=[.K59]-[.O60]" office:value-type="currency" office:currency="USD" office:value="344606.989684395" calcext:value-type="currency">
            <text:p>$344.606,99</text:p>
          </table:table-cell>
          <table:table-cell/>
          <table:table-cell table:style-name="ce616" table:formula="of:=[.Q60]/[.$E$5]" office:value-type="percentage" office:value="0.234206689590233" calcext:value-type="percentage">
            <text:p>%23,42</text:p>
          </table:table-cell>
          <table:table-cell table:style-name="ce602" table:formula="of:=[.M59]*[.E60]" office:value-type="currency" office:currency="TRY" office:value="234.178711249582" calcext:value-type="currency">
            <text:p>₺234,18</text:p>
          </table:table-cell>
          <table:table-cell table:formula="of:=[.N60]/[.S60]" office:value-type="currency" office:currency="USD" office:value="12.5902532929883" calcext:value-type="currency">
            <text:p>$13</text:p>
          </table:table-cell>
          <table:table-cell table:style-name="ce602" table:formula="of:=[.P59]+[.N60]" office:value-type="currency" office:currency="TRY" office:value="103151.731348472" calcext:value-type="currency">
            <text:p>₺103.151,73</text:p>
          </table:table-cell>
          <table:table-cell table:style-name="ce643" table:formula="of:=[.Q59]+[.O60]" office:value-type="currency" office:currency="USD" office:value="105393.010315605" calcext:value-type="currency">
            <text:p>$105.393,01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61]/[.$E$5]" office:value-type="percentage" office:value="0.765765328726423" calcext:value-type="percentage">
            <text:p>%76,58</text:p>
          </table:table-cell>
          <table:table-cell table:style-name="ce602" table:formula="of:=[.G60]*[.E61]" office:value-type="currency" office:currency="TRY" office:value="765.793310409767" calcext:value-type="currency">
            <text:p>₺765,79</text:p>
          </table:table-cell>
          <table:table-cell table:style-name="ce628" table:formula="of:=[.H61]/[.S61]" office:value-type="currency" office:currency="USD" office:value="41.1716833553638" calcext:value-type="currency">
            <text:p>$41</text:p>
          </table:table-cell>
          <table:table-cell table:style-name="ce602" table:formula="of:=[.J60]+[.H61]" office:value-type="currency" office:currency="TRY" office:value="353404.191423586" calcext:value-type="currency">
            <text:p>₺353.404,19</text:p>
          </table:table-cell>
          <table:table-cell table:formula="of:=[.K60]-[.O61]" office:value-type="currency" office:currency="USD" office:value="344594.39792689" calcext:value-type="currency">
            <text:p>$344.594,40</text:p>
          </table:table-cell>
          <table:table-cell/>
          <table:table-cell table:style-name="ce616" table:formula="of:=[.Q61]/[.$E$5]" office:value-type="percentage" office:value="0.234234671273577" calcext:value-type="percentage">
            <text:p>%23,42</text:p>
          </table:table-cell>
          <table:table-cell table:style-name="ce602" table:formula="of:=[.M60]*[.E61]" office:value-type="currency" office:currency="TRY" office:value="234.206689590233" calcext:value-type="currency">
            <text:p>₺234,21</text:p>
          </table:table-cell>
          <table:table-cell table:formula="of:=[.N61]/[.S61]" office:value-type="currency" office:currency="USD" office:value="12.5917575048512" calcext:value-type="currency">
            <text:p>$13</text:p>
          </table:table-cell>
          <table:table-cell table:style-name="ce602" table:formula="of:=[.P60]+[.N61]" office:value-type="currency" office:currency="TRY" office:value="103385.938038062" calcext:value-type="currency">
            <text:p>₺103.385,94</text:p>
          </table:table-cell>
          <table:table-cell table:style-name="ce643" table:formula="of:=[.Q60]+[.O61]" office:value-type="currency" office:currency="USD" office:value="105405.60207311" calcext:value-type="currency">
            <text:p>$105.405,60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2</text:p>
          </table:table-cell>
          <table:table-cell table:style-name="ce564"/>
          <table:table-cell table:style-name="ce579" table:formula="of:=SUM([.D46:.D61])" office:value-type="float" office:value="335000" calcext:value-type="float">
            <text:p>335000</text:p>
          </table:table-cell>
          <table:table-cell table:style-name="ce595" table:formula="of:=SUM([.E46:.E61])" office:value-type="currency" office:currency="TRY" office:value="327000" calcext:value-type="currency">
            <text:p>₺327.000,00</text:p>
          </table:table-cell>
          <table:table-cell table:style-name="ce607"/>
          <table:table-cell table:style-name="ce617"/>
          <table:table-cell table:style-name="ce624" table:formula="of:=SUM([.H46:.H57])" office:value-type="currency" office:currency="TRY" office:value="249074.031921371" calcext:value-type="currency">
            <text:p>₺249.074,03</text:p>
          </table:table-cell>
          <table:table-cell table:style-name="ce629" table:formula="of:=SUM([.I46:.I61])" office:value-type="currency" office:currency="USD" office:value="13646.0168914744" calcext:value-type="currency">
            <text:p>$13.646</text:p>
          </table:table-cell>
          <table:table-cell table:style-name="ce637"/>
          <table:table-cell table:style-name="ce646"/>
          <table:table-cell table:style-name="ce608"/>
          <table:table-cell table:style-name="ce584"/>
          <table:table-cell table:style-name="ce624" table:formula="of:=SUM([.N46:.N57])" office:value-type="currency" office:currency="TRY" office:value="73925.9415402779" calcext:value-type="currency">
            <text:p>₺73.925,94</text:p>
          </table:table-cell>
          <table:table-cell table:style-name="ce629" table:formula="of:=SUM([.O46:.O61])" office:value-type="currency" office:currency="USD" office:value="4044.84253423053" calcext:value-type="currency">
            <text:p>$4.045</text:p>
          </table:table-cell>
          <table:table-cell table:style-name="ce666"/>
          <table:table-cell table:style-name="ce646"/>
          <table:table-cell table:style-name="ce607"/>
          <table:table-cell table:style-name="ce677"/>
          <table:table-cell table:number-columns-repeated="1005"/>
        </table:table-row>
        <table:table-row table:style-name="ro5">
          <table:table-cell table:style-name="ce550"/>
          <table:table-cell table:style-name="ce566"/>
          <table:table-cell table:style-name="ce572" office:value-type="string" calcext:value-type="string">
            <text:p>Toplam – Net 2018-22</text:p>
          </table:table-cell>
          <table:table-cell table:style-name="ce580" table:formula="of:=[.D62]+[.D42]" office:value-type="float" office:value="611029" calcext:value-type="float">
            <text:p>611029</text:p>
          </table:table-cell>
          <table:table-cell table:style-name="ce580" table:formula="of:=[.E62]+[.E42]" office:value-type="float" office:value="456790.156" calcext:value-type="float">
            <text:p>456790,156</text:p>
          </table:table-cell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table:style-name="ce550"/>
          <table:table-cell table:style-name="ce566" table:number-columns-repeated="2"/>
          <table:table-cell table:style-name="ce581"/>
          <table:table-cell table:style-name="ce596"/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/>
          <table:table-cell table:style-name="ce596" office:value-type="currency" office:currency="TRY" office:value="11769" calcext:value-type="currency">
            <text:p>₺11.769,00</text:p>
          </table:table-cell>
          <table:table-cell table:style-name="ce606"/>
          <table:table-cell table:style-name="ce616" table:formula="of:=[.K65]/[.$E$5]" office:value-type="percentage" office:value="0.765419226046421" calcext:value-type="percentage">
            <text:p>%76,54</text:p>
          </table:table-cell>
          <table:table-cell table:style-name="ce602" table:formula="of:=[.G61]*[.E65]" office:value-type="currency" office:currency="TRY" office:value="9012.29215378127" calcext:value-type="currency">
            <text:p>₺9.012,29</text:p>
          </table:table-cell>
          <table:table-cell table:style-name="ce628" table:formula="of:=[.H65]/[.S65]" office:value-type="currency" office:currency="USD" office:value="509.16904823623" calcext:value-type="currency">
            <text:p>$509</text:p>
          </table:table-cell>
          <table:table-cell table:style-name="ce602" table:formula="of:=[.J61]+[.H65]" office:value-type="currency" office:currency="TRY" office:value="362416.483577367" calcext:value-type="currency">
            <text:p>₺362.416,48</text:p>
          </table:table-cell>
          <table:table-cell table:formula="of:=[.K61]-[.O65]" office:value-type="currency" office:currency="USD" office:value="344438.651720889" calcext:value-type="currency">
            <text:p>$344.438,65</text:p>
          </table:table-cell>
          <table:table-cell table:style-name="ce605"/>
          <table:table-cell table:style-name="ce616" table:formula="of:=[.Q65]/[.$E$5]" office:value-type="percentage" office:value="0.23458077395358" calcext:value-type="percentage">
            <text:p>%23,46</text:p>
          </table:table-cell>
          <table:table-cell table:style-name="ce602" table:formula="of:=[.M61]*[.E65]" office:value-type="currency" office:currency="TRY" office:value="2756.70784621873" calcext:value-type="currency">
            <text:p>₺2.756,71</text:p>
          </table:table-cell>
          <table:table-cell table:formula="of:=[.N65]/[.S65]" office:value-type="currency" office:currency="USD" office:value="155.746206001058" calcext:value-type="currency">
            <text:p>$156</text:p>
          </table:table-cell>
          <table:table-cell table:style-name="ce602" table:formula="of:=[.P61]+[.N65]" office:value-type="currency" office:currency="TRY" office:value="106142.645884281" calcext:value-type="currency">
            <text:p>₺106.142,65</text:p>
          </table:table-cell>
          <table:table-cell table:style-name="ce643" table:formula="of:=[.Q61]+[.O65]" office:value-type="currency" office:currency="USD" office:value="105561.348279111" calcext:value-type="currency">
            <text:p>$105.561,35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 office:value-type="float" office:value="3892.36" calcext:value-type="float">
            <text:p>3892,36</text:p>
          </table:table-cell>
          <table:table-cell table:style-name="ce596" office:value-type="currency" office:currency="TRY" office:value="3892.36" calcext:value-type="currency">
            <text:p>₺3.892,36</text:p>
          </table:table-cell>
          <table:table-cell table:style-name="ce606"/>
          <table:table-cell table:style-name="ce616" table:formula="of:=[.K66]/[.$E$5]" office:value-type="percentage" office:value="0.765304590412861" calcext:value-type="percentage">
            <text:p>%76,53</text:p>
          </table:table-cell>
          <table:table-cell table:style-name="ce602" table:formula="of:=[.G65]*[.E66]" office:value-type="currency" office:currency="TRY" office:value="2979.28717869405" calcext:value-type="currency">
            <text:p>₺2.979,29</text:p>
          </table:table-cell>
          <table:table-cell table:style-name="ce628" table:formula="of:=[.H66]/[.S66]" office:value-type="currency" office:currency="USD" office:value="168.321309530737" calcext:value-type="currency">
            <text:p>$168</text:p>
          </table:table-cell>
          <table:table-cell table:style-name="ce602" table:formula="of:=[.J65]+[.H66]" office:value-type="currency" office:currency="TRY" office:value="365395.770756061" calcext:value-type="currency">
            <text:p>₺365.395,77</text:p>
          </table:table-cell>
          <table:table-cell table:formula="of:=[.K65]-[.O66]" office:value-type="currency" office:currency="USD" office:value="344387.065685787" calcext:value-type="currency">
            <text:p>$344.387,07</text:p>
          </table:table-cell>
          <table:table-cell table:style-name="ce605"/>
          <table:table-cell table:style-name="ce616" table:formula="of:=[.Q66]/[.$E$5]" office:value-type="percentage" office:value="0.23469540958714" calcext:value-type="percentage">
            <text:p>%23,47</text:p>
          </table:table-cell>
          <table:table-cell table:style-name="ce602" table:formula="of:=[.M65]*[.E66]" office:value-type="currency" office:currency="TRY" office:value="913.072821305956" calcext:value-type="currency">
            <text:p>₺913,07</text:p>
          </table:table-cell>
          <table:table-cell table:formula="of:=[.N66]/[.S66]" office:value-type="currency" office:currency="USD" office:value="51.5860351020314" calcext:value-type="currency">
            <text:p>$52</text:p>
          </table:table-cell>
          <table:table-cell table:style-name="ce602" table:formula="of:=[.P65]+[.N66]" office:value-type="currency" office:currency="TRY" office:value="107055.718705587" calcext:value-type="currency">
            <text:p>₺107.055,72</text:p>
          </table:table-cell>
          <table:table-cell table:style-name="ce643" table:formula="of:=[.Q65]+[.O66]" office:value-type="currency" office:currency="USD" office:value="105612.934314213" calcext:value-type="currency">
            <text:p>$105.612,93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 office:value-type="float" office:value="11181.35" calcext:value-type="float">
            <text:p>11181,35</text:p>
          </table:table-cell>
          <table:table-cell table:style-name="ce596" office:value-type="currency" office:currency="TRY" office:value="11181.35" calcext:value-type="currency">
            <text:p>₺11.181,35</text:p>
          </table:table-cell>
          <table:table-cell table:style-name="ce606"/>
          <table:table-cell table:style-name="ce616" table:formula="of:=[.K67]/[.$E$5]" office:value-type="percentage" office:value="0.764975122551218" calcext:value-type="percentage">
            <text:p>%76,50</text:p>
          </table:table-cell>
          <table:table-cell table:style-name="ce602" table:formula="of:=[.G66]*[.E67]" office:value-type="currency" office:currency="TRY" office:value="8557.13848201284" calcext:value-type="currency">
            <text:p>₺8.557,14</text:p>
          </table:table-cell>
          <table:table-cell table:style-name="ce628" table:formula="of:=[.H67]/[.S67]" office:value-type="currency" office:currency="USD" office:value="483.454151526149" calcext:value-type="currency">
            <text:p>$483</text:p>
          </table:table-cell>
          <table:table-cell table:style-name="ce602" table:formula="of:=[.J66]+[.H67]" office:value-type="currency" office:currency="TRY" office:value="373952.909238074" calcext:value-type="currency">
            <text:p>₺373.952,91</text:p>
          </table:table-cell>
          <table:table-cell table:formula="of:=[.K66]-[.O67]" office:value-type="currency" office:currency="USD" office:value="344238.805148048" calcext:value-type="currency">
            <text:p>$344.238,81</text:p>
          </table:table-cell>
          <table:table-cell table:style-name="ce605"/>
          <table:table-cell table:style-name="ce616" table:formula="of:=[.Q67]/[.$E$5]" office:value-type="percentage" office:value="0.235024877448783" calcext:value-type="percentage">
            <text:p>%23,50</text:p>
          </table:table-cell>
          <table:table-cell table:style-name="ce602" table:formula="of:=[.M66]*[.E67]" office:value-type="currency" office:currency="TRY" office:value="2624.21151798717" calcext:value-type="currency">
            <text:p>₺2.624,21</text:p>
          </table:table-cell>
          <table:table-cell table:formula="of:=[.N67]/[.S67]" office:value-type="currency" office:currency="USD" office:value="148.260537739388" calcext:value-type="currency">
            <text:p>$148</text:p>
          </table:table-cell>
          <table:table-cell table:style-name="ce602" table:formula="of:=[.P66]+[.N67]" office:value-type="currency" office:currency="TRY" office:value="109679.930223574" calcext:value-type="currency">
            <text:p>₺109.679,93</text:p>
          </table:table-cell>
          <table:table-cell table:style-name="ce643" table:formula="of:=[.Q66]+[.O67]" office:value-type="currency" office:currency="USD" office:value="105761.194851952" calcext:value-type="currency">
            <text:p>$105.761,19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table:number-columns-repeated="2"/>
          <table:table-cell table:style-name="ce579" table:formula="of:=SUM([.D65:.D67])" office:value-type="float" office:value="15073.71" calcext:value-type="float">
            <text:p>15073,71</text:p>
          </table:table-cell>
          <table:table-cell table:style-name="ce592" table:formula="of:=SUM([.E65:.E67])" office:value-type="currency" office:currency="TRY" office:value="26842.71" calcext:value-type="currency">
            <text:p>₺26.842,71</text:p>
          </table:table-cell>
          <table:table-cell table:style-name="ce607"/>
          <table:table-cell table:style-name="ce617"/>
          <table:table-cell table:style-name="ce592" table:formula="of:=SUM([.H65:.H67])" office:value-type="currency" office:currency="TRY" office:value="20548.7178144882" calcext:value-type="currency">
            <text:p>₺20.548,72</text:p>
          </table:table-cell>
          <table:table-cell table:style-name="ce629" table:formula="of:=SUM([.I65:.I67])" office:value-type="currency" office:currency="USD" office:value="1160.94450929312" calcext:value-type="currency">
            <text:p>$1.161</text:p>
          </table:table-cell>
          <table:table-cell table:style-name="ce636"/>
          <table:table-cell table:style-name="ce646"/>
          <table:table-cell table:style-name="ce608"/>
          <table:table-cell table:style-name="ce617"/>
          <table:table-cell table:style-name="ce592" table:formula="of:=SUM([.N65:.N67])" office:value-type="currency" office:currency="TRY" office:value="6293.99218551185" calcext:value-type="currency">
            <text:p>₺6.293,99</text:p>
          </table:table-cell>
          <table:table-cell table:style-name="ce629" table:formula="of:=SUM([.O65:.O67])" office:value-type="currency" office:currency="USD" office:value="355.592778842478" calcext:value-type="currency">
            <text:p>$356</text:p>
          </table:table-cell>
          <table:table-cell table:style-name="ce666"/>
          <table:table-cell table:style-name="ce673"/>
          <table:table-cell table:style-name="ce607"/>
          <table:table-cell table:style-name="ce677"/>
          <table:table-cell table:number-columns-repeated="1005"/>
        </table:table-row>
        <table:table-row table:style-name="ro5">
          <table:table-cell/>
          <table:table-cell table:style-name="ce549"/>
          <table:table-cell table:style-name="ce572" office:value-type="string" calcext:value-type="string">
            <text:p>Toplam – Net 2018-22</text:p>
          </table:table-cell>
          <table:table-cell table:style-name="ce580" table:formula="of:=[.D68]+[.D63]" office:value-type="float" office:value="626102.71" calcext:value-type="float">
            <text:p>626102,71</text:p>
          </table:table-cell>
          <table:table-cell table:style-name="ce593" table:formula="of:=[.E68]+[.E63]" office:value-type="currency" office:currency="TRY" office:value="483632.866" calcext:value-type="currency">
            <text:p>₺483.632,87</text:p>
          </table:table-cell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table:style-name="ce553" table:number-columns-repeated="3"/>
          <table:table-cell table:style-name="ce580"/>
          <table:table-cell table:style-name="ce590"/>
          <table:table-cell table:style-name="ce606"/>
          <table:table-cell table:style-name="ce616"/>
          <table:table-cell table:style-name="ce602" table:number-columns-repeated="3"/>
          <table:table-cell/>
          <table:table-cell table:style-name="ce605"/>
          <table:table-cell table:style-name="ce616"/>
          <table:table-cell table:style-name="ce602"/>
          <table:table-cell/>
          <table:table-cell table:style-name="ce602"/>
          <table:table-cell table:style-name="ce643"/>
          <table:table-cell table:style-name="ce606"/>
          <table:table-cell table:number-columns-repeated="1006"/>
        </table:table-row>
        <table:table-row table:style-name="ro5">
          <table:table-cell table:style-name="ce555" table:number-columns-repeated="2"/>
          <table:table-cell table:style-name="ce573" office:value-type="string" calcext:value-type="string" table:number-columns-spanned="3" table:number-rows-spanned="2">
            <text:p>HİSSE ORANLARI - %</text:p>
          </table:table-cell>
          <table:covered-table-cell table:number-columns-repeated="2" table:style-name="ce582"/>
          <table:table-cell table:style-name="ce609"/>
          <table:table-cell table:style-name="ce619" office:value-type="percentage" office:value="0.76518" calcext:value-type="percentage" table:number-columns-spanned="2" table:number-rows-spanned="2">
            <text:p>76,518%</text:p>
          </table:table-cell>
          <table:covered-table-cell table:style-name="ce609"/>
          <table:table-cell table:style-name="ce609" table:number-columns-repeated="2"/>
          <table:table-cell table:style-name="ce647"/>
          <table:table-cell table:style-name="ce609"/>
          <table:table-cell table:style-name="ce655" office:value-type="percentage" office:value="0.23482" calcext:value-type="percentage" table:number-columns-spanned="2" table:number-rows-spanned="2">
            <text:p>23,482%</text:p>
          </table:table-cell>
          <table:covered-table-cell table:style-name="ce658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6" office:value-type="date" office:date-value="2022-12-31" calcext:value-type="date">
            <text:p>31.12.2022</text:p>
          </table:table-cell>
          <table:table-cell table:style-name="ce555"/>
          <table:covered-table-cell table:style-name="ce574"/>
          <table:covered-table-cell table:style-name="ce583"/>
          <table:covered-table-cell table:style-name="ce597"/>
          <table:table-cell table:style-name="ce610"/>
          <table:covered-table-cell table:style-name="ce620"/>
          <table:covered-table-cell table:style-name="ce610"/>
          <table:table-cell table:style-name="ce610" table:number-columns-repeated="2"/>
          <table:table-cell table:style-name="ce648"/>
          <table:table-cell table:style-name="ce610"/>
          <table:covered-table-cell table:style-name="ce620"/>
          <table:covered-table-cell table:style-name="ce659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6"/>
          <table:table-cell table:style-name="ce555"/>
          <table:table-cell table:style-name="ce574"/>
          <table:table-cell table:style-name="ce583"/>
          <table:table-cell table:style-name="ce597"/>
          <table:table-cell table:style-name="ce610"/>
          <table:table-cell table:style-name="ce620"/>
          <table:table-cell table:style-name="ce610" table:number-columns-repeated="3"/>
          <table:table-cell table:style-name="ce648"/>
          <table:table-cell table:style-name="ce610"/>
          <table:table-cell table:style-name="ce620"/>
          <table:table-cell table:style-name="ce659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598" office:value-type="string" calcext:value-type="string">
            <text:p>NET GELİR – TL</text:p>
          </table:table-cell>
          <table:table-cell table:style-name="ce553"/>
          <table:table-cell table:style-name="ce616"/>
          <table:table-cell table:style-name="ce553"/>
          <table:table-cell table:style-name="ce630" table:formula="of:=[.I68]+[.I62]+[.I41]+[.I28]+[.I15]+[.I10]" office:value-type="currency" office:currency="USD" office:value="25786.1080264248" calcext:value-type="currency">
            <text:p>$25.786</text:p>
          </table:table-cell>
          <table:table-cell table:style-name="ce638" table:formula="of:=[.J67]" office:value-type="currency" office:currency="TRY" office:value="373952.909238074" calcext:value-type="currency">
            <text:p>₺373.952,91</text:p>
          </table:table-cell>
          <table:table-cell table:style-name="ce649"/>
          <table:table-cell table:style-name="ce553"/>
          <table:table-cell table:style-name="ce616"/>
          <table:table-cell table:style-name="ce553"/>
          <table:table-cell table:style-name="ce630" table:formula="of:=[.O68]+[.O62]+[.O41]+[.O28]+[.O15]+[.O10]" office:value-type="currency" office:currency="USD" office:value="7475.40485195229" calcext:value-type="currency">
            <text:p>$7.475</text:p>
          </table:table-cell>
          <table:table-cell table:style-name="ce638" table:formula="of:=[.P67]" office:value-type="currency" office:currency="TRY" office:value="109679.930223574" calcext:value-type="currency">
            <text:p>₺109.679,93</text:p>
          </table:table-cell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598"/>
          <table:table-cell table:style-name="ce553"/>
          <table:table-cell table:style-name="ce616"/>
          <table:table-cell table:style-name="ce553" table:number-columns-repeated="3"/>
          <table:table-cell table:style-name="ce649"/>
          <table:table-cell table:style-name="ce553"/>
          <table:table-cell table:style-name="ce616"/>
          <table:table-cell table:style-name="ce553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555" table:number-columns-repeated="2"/>
          <table:table-cell table:style-name="ce575"/>
          <table:table-cell table:style-name="ce584"/>
          <table:table-cell table:style-name="ce599" office:value-type="string" calcext:value-type="string">
            <text:p>MASRAF - USD</text:p>
          </table:table-cell>
          <table:table-cell table:style-name="ce611"/>
          <table:table-cell table:style-name="ce617"/>
          <table:table-cell table:style-name="ce625" table:formula="of:=[.H49]+[.H40]+[.H39]+[.H38]+[.H27]+[.H25]+[.H24]+[.H22]+[.H20]+[.H14]+[.H9]" office:value-type="currency" office:currency="TRY" office:value="-110650.072153721" calcext:value-type="currency">
            <text:p>-₺110.650,07</text:p>
          </table:table-cell>
          <table:table-cell table:style-name="ce631" table:formula="of:=[.I49]+[.I40]+[.I39]+[.I38]+[.I27]+[.I25]+[.I24]+[.I22]+[.I20]+[.I14]+[.I9]" office:value-type="currency" office:currency="USD" office:value="-15242.4068588654" calcext:value-type="currency">
            <text:p>-$15.242</text:p>
          </table:table-cell>
          <table:table-cell table:style-name="ce611"/>
          <table:table-cell table:style-name="ce650"/>
          <table:table-cell table:style-name="ce611"/>
          <table:table-cell table:style-name="ce617"/>
          <table:table-cell table:style-name="ce625" table:formula="of:=[.N49]+[.N40]+[.N39]+[.N38]+[.N27]+[.N25]+[.N24]+[.N22]+[.N20]+[.N14]+[.N9]" office:value-type="currency" office:currency="TRY" office:value="-31819.7718462794" calcext:value-type="currency">
            <text:p>-₺31.819,77</text:p>
          </table:table-cell>
          <table:table-cell table:style-name="ce631" table:formula="of:=[.O49]+[.O40]+[.O39]+[.O38]+[.O27]+[.O25]+[.O24]+[.O22]+[.O20]+[.O14]+[.O9]" office:value-type="currency" office:currency="USD" office:value="-4372.05338928786" calcext:value-type="currency">
            <text:p>-$4.372</text:p>
          </table:table-cell>
          <table:table-cell table:style-name="ce667"/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600"/>
          <table:table-cell table:style-name="ce553"/>
          <table:table-cell table:style-name="ce616"/>
          <table:table-cell table:style-name="ce626"/>
          <table:table-cell table:style-name="ce553"/>
          <table:table-cell table:style-name="ce638"/>
          <table:table-cell table:style-name="ce649"/>
          <table:table-cell table:style-name="ce553"/>
          <table:table-cell table:style-name="ce616"/>
          <table:table-cell table:style-name="ce626" table:number-columns-repeated="2"/>
          <table:table-cell table:style-name="ce638"/>
          <table:table-cell table:number-columns-repeated="1008"/>
        </table:table-row>
        <table:table-row table:style-name="ro5">
          <table:table-cell table:style-name="Default" table:number-columns-repeated="4"/>
          <table:table-cell table:style-name="ce381"/>
          <table:table-cell table:style-name="ce553"/>
          <table:table-cell table:style-name="ce616"/>
          <table:table-cell table:style-name="ce553" table:number-columns-repeated="3"/>
          <table:table-cell table:style-name="ce649"/>
          <table:table-cell table:style-name="ce553"/>
          <table:table-cell table:style-name="ce616"/>
          <table:table-cell table:style-name="ce553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557" office:value-type="string" calcext:value-type="string">
            <text:p>2018-2022</text:p>
          </table:table-cell>
          <table:table-cell table:style-name="ce567" table:number-columns-repeated="2"/>
          <table:table-cell table:style-name="ce585"/>
          <table:table-cell table:style-name="ce601"/>
          <table:table-cell table:number-columns-repeated="1019"/>
        </table:table-row>
        <table:table-row table:style-name="ro5">
          <table:table-cell table:style-name="ce558" office:value-type="string" calcext:value-type="string">
            <text:p>Gelecek</text:p>
          </table:table-cell>
          <table:table-cell table:style-name="ce568" table:formula="of:=[.B84]-[.B85]" office:value-type="currency" office:currency="USD" office:value="-52875.9731265304" calcext:value-type="currency" table:number-columns-spanned="2" table:number-rows-spanned="1">
            <text:p>-$52.875,97</text:p>
          </table:table-cell>
          <table:covered-table-cell table:style-name="ce568"/>
          <table:table-cell table:style-name="ce586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568" table:number-columns-spanned="2" table:number-rows-spanned="1"/>
          <table:covered-table-cell table:style-name="ce568"/>
          <table:table-cell table:style-name="ce586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568" table:number-columns-spanned="2" table:number-rows-spanned="1"/>
          <table:covered-table-cell table:style-name="ce568"/>
          <table:table-cell table:style-name="ce586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568" table:formula="of:=[.O76]+[.I76]" office:value-type="currency" office:currency="USD" office:value="-19614.4602481533" calcext:value-type="currency" table:number-columns-spanned="2" table:number-rows-spanned="1">
            <text:p>-$19.614,46</text:p>
          </table:table-cell>
          <table:covered-table-cell table:style-name="ce568"/>
          <table:table-cell table:style-name="ce586" table:formula="of:=([.D82]-[.D85])*-1" office:value-type="currency" office:currency="TRY" office:value="-142469.844" calcext:value-type="currency" table:number-columns-spanned="2" table:number-rows-spanned="1">
            <text:p>-₺142.469,84</text:p>
          </table:table-cell>
          <table:covered-table-cell table:style-name="ce586"/>
          <table:table-cell table:number-columns-repeated="1019"/>
        </table:table-row>
        <table:table-row table:style-name="ro5">
          <table:table-cell table:style-name="ce553" office:value-type="string" calcext:value-type="string">
            <text:p>NET</text:p>
          </table:table-cell>
          <table:table-cell table:style-name="ce568" table:formula="of:=[.I74]+[.O74]" office:value-type="currency" office:currency="USD" office:value="33261.5128783771" calcext:value-type="currency" table:number-columns-spanned="2" table:number-rows-spanned="1">
            <text:p>$33.261,51</text:p>
          </table:table-cell>
          <table:covered-table-cell table:style-name="ce568"/>
          <table:table-cell table:style-name="ce586" table:formula="of:=[.E69]" office:value-type="currency" office:currency="TRY" office:value="483632.866" calcext:value-type="currency" table:number-columns-spanned="2" table:number-rows-spanned="1">
            <text:p>₺483.632,87</text:p>
          </table:table-cell>
          <table:covered-table-cell table:style-name="ce586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6" table:number-rows-repeated="1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4-BKY" table:style-name="ta1">
        <table:table-column table:style-name="co67" table:default-cell-style-name="Default"/>
        <table:table-column table:style-name="co68" table:default-cell-style-name="Default"/>
        <table:table-column table:style-name="co1" table:default-cell-style-name="ce498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" table:number-columns-repeated="2" table:default-cell-style-name="Default"/>
        <table:table-column table:style-name="co73" table:default-cell-style-name="Default"/>
        <table:table-column table:style-name="co1" table:default-cell-style-name="Default"/>
        <table:table-row table:style-name="ro1">
          <table:table-cell table:style-name="ce678"/>
          <table:table-cell table:style-name="ce679"/>
          <table:table-cell table:style-name="ce591"/>
          <table:table-cell table:style-name="ce682" table:number-columns-repeated="2"/>
          <table:table-cell table:style-name="ce68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 table:style-name="ce678"/>
          <table:table-cell table:number-columns-repeated="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 table:style-name="ce678"/>
          <table:table-cell table:style-name="ce679"/>
          <table:table-cell/>
          <table:table-cell table:style-name="ce682" table:number-columns-repeated="2"/>
          <table:table-cell table:style-name="ce68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/>
          <table:table-cell table:style-name="ce417"/>
          <table:table-cell table:style-name="ce680" office:value-type="string" calcext:value-type="string">
            <text:p>GLR</text:p>
          </table:table-cell>
          <table:table-cell table:style-name="ce264" office:value-type="string" calcext:value-type="string">
            <text:p>GDR</text:p>
          </table:table-cell>
          <table:table-cell/>
          <table:table-cell table:style-name="ce264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412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266" table:formula="of:=[$'02-12-GDR'.F16]" office:value-type="currency" office:currency="TRY" office:value="-22399.42" calcext:value-type="currency">
            <text:p>-₺22.399,42</text:p>
          </table:table-cell>
          <table:table-cell table:style-name="ce498" table:formula="of:=[.C5]+[.D5]" office:value-type="currency" office:currency="TRY" office:value="-1399.42" calcext:value-type="currency">
            <text:p>-₺1.399,42</text:p>
          </table:table-cell>
          <table:table-cell table:style-name="ce498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381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266" table:formula="of:=[$'02-12-GDR'.F32]" office:value-type="currency" office:currency="TRY" office:value="-3104.82" calcext:value-type="currency">
            <text:p>-₺3.104,82</text:p>
          </table:table-cell>
          <table:table-cell table:style-name="ce498" table:formula="of:=[.C6]+[.D6]" office:value-type="currency" office:currency="TRY" office:value="23395.18" calcext:value-type="currency">
            <text:p>₺23.395,18</text:p>
          </table:table-cell>
          <table:table-cell table:style-name="ce266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266" table:formula="of:=[$'02-12-GDR'.F84]" office:value-type="currency" office:currency="TRY" office:value="-76896.294" calcext:value-type="currency">
            <text:p>-₺76.896,29</text:p>
          </table:table-cell>
          <table:table-cell table:style-name="ce498" table:formula="of:=[.C7]+[.D7]" office:value-type="currency" office:currency="TRY" office:value="-12396.294" calcext:value-type="currency">
            <text:p>-₺12.396,29</text:p>
          </table:table-cell>
          <table:table-cell table:style-name="ce266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266" table:formula="of:=[$'02-12-GDR'.F128]" office:value-type="currency" office:currency="TRY" office:value="-32069.31" calcext:value-type="currency">
            <text:p>-₺32.069,31</text:p>
          </table:table-cell>
          <table:table-cell table:style-name="ce498" table:formula="of:=[.C8]+[.D8]" office:value-type="currency" office:currency="TRY" office:value="120190.69" calcext:value-type="currency">
            <text:p>₺120.190,69</text:p>
          </table:table-cell>
          <table:table-cell table:style-name="ce266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683" table:formula="of:=[$'02-12-GDR'.F134]" office:value-type="currency" office:currency="TRY" office:value="-8000" calcext:value-type="currency">
            <text:p>-₺8.000,--</text:p>
          </table:table-cell>
          <table:table-cell table:style-name="ce498" table:formula="of:=[.C9]+[.D9]" office:value-type="currency" office:currency="TRY" office:value="353842.71" calcext:value-type="currency">
            <text:p>₺353.842,71</text:p>
          </table:table-cell>
          <table:table-cell table:style-name="ce266" table:formula="of:=[.F8]+[.C9]+[.D9]" office:value-type="currency" office:currency="TRY" office:value="483632.866" calcext:value-type="currency">
            <text:p>₺483.632,87</text:p>
          </table:table-cell>
          <table:table-cell table:number-columns-repeated="5"/>
        </table:table-row>
        <table:table-row table:style-name="ro1">
          <table:table-cell/>
          <table:table-cell table:style-name="ce417"/>
          <table:table-cell table:number-columns-repeated="2"/>
          <table:table-cell table:style-name="ce417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498" table:formula="of:=SUM([.D5:.D10])" office:value-type="currency" office:currency="TRY" office:value="-142469.844" calcext:value-type="currency">
            <text:p>-₺142.469,84</text:p>
          </table:table-cell>
          <table:table-cell table:style-name="ce498" table:formula="of:=SUM([.E5:.E10])" office:value-type="currency" office:currency="TRY" office:value="483632.866" calcext:value-type="currency">
            <text:p>₺483.632,87</text:p>
          </table:table-cell>
          <table:table-cell table:style-name="ce498"/>
          <table:table-cell table:number-columns-repeated="5"/>
        </table:table-row>
        <table:table-row table:style-name="ro1">
          <table:table-cell table:number-columns-repeated="2"/>
          <table:table-cell table:style-name="ce681"/>
          <table:table-cell table:style-name="ce684" table:number-columns-repeated="3"/>
          <table:table-cell table:number-columns-repeated="5"/>
        </table:table-row>
        <table:table-row table:style-name="ro1">
          <table:table-cell/>
          <table:table-cell table:style-name="ce385"/>
          <table:table-cell/>
          <table:table-cell table:style-name="ce517" table:number-columns-repeated="3"/>
          <table:table-cell table:number-columns-repeated="5"/>
        </table:table-row>
        <table:table-row table:style-name="ro1">
          <table:table-cell/>
          <table:table-cell table:style-name="ce417"/>
          <table:table-cell/>
          <table:table-cell table:style-name="ce417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245">
      <number:text>+  </number:text>
      <number:number number:decimal-places="3" number:min-decimal-places="3" number:min-integer-digits="1" number:grouping="true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243P0"/>
    </number:number-style>
    <number:currency-style style:name="N240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240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240P0"/>
    </number:currency-style>
    <number:number-style style:name="N238P0" style:volatile="true">
      <number:number number:decimal-places="0" number:min-decimal-places="0" number:min-integer-digits="1" number:grouping="true"/>
      <number:text> TL</number:text>
    </number:number-style>
    <number:number-style style:name="N238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238P0"/>
    </number:number-style>
    <number:currency-style style:name="N237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37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237P0"/>
    </number:currency-style>
    <number:number-style style:name="N2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4P0" style:volatile="true">
      <number:text>₺</number:text>
      <number:number number:decimal-places="0" number:min-decimal-places="0" number:min-integer-digits="1" number:grouping="true"/>
    </number:number-style>
    <number:number-style style:name="N234">
      <number:text>-₺</number:text>
      <number:number number:decimal-places="0" number:min-decimal-places="0" number:min-integer-digits="1" number:grouping="true"/>
      <style:map style:condition="value()&gt;=0" style:apply-style-name="N234P0"/>
    </number:number-style>
    <number:number-style style:name="N233P0" style:volatile="true">
      <number:text>-</number:text>
      <number:number number:decimal-places="2" number:min-decimal-places="2" number:min-integer-digits="1" number:grouping="true"/>
    </number:number-style>
    <number:number-style style:name="N233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33P0"/>
    </number:number-style>
    <number:number-style style:name="N232">
      <number:text>-</number:text>
      <number:number number:decimal-places="2" number:min-decimal-places="2" number:min-integer-digits="1" number:grouping="true"/>
    </number:number-style>
    <number:currency-style style:name="N231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231P0"/>
    </number:currency-style>
    <number:number-style style:name="N229">
      <number:number number:decimal-places="14" number:min-decimal-places="14" number:min-integer-digits="1"/>
    </number:number-style>
    <number:currency-style style:name="N228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28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228P0"/>
    </number:currency-style>
    <number:number-style style:name="N226P0" style:volatile="true">
      <number:number number:decimal-places="0" number:min-decimal-places="0" number:min-integer-digits="1" number:grouping="true"/>
    </number:number-style>
    <number:number-style style:name="N2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26P0"/>
    </number:number-style>
    <number:number-style style:name="N225">
      <number:number number:decimal-places="5" number:min-decimal-places="5" number:min-integer-digits="1" number:grouping="true"/>
    </number:number-style>
    <number:number-style style:name="N224P0" style:volatile="true">
      <number:number number:decimal-places="2" number:min-decimal-places="2" number:min-integer-digits="1" number:grouping="true"/>
      <number:text>     </number:text>
    </number:number-style>
    <number:number-style style:name="N22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224P0"/>
    </number:number-style>
    <number:date-style style:name="N223">
      <number:day number:style="long"/>
      <number:text>.</number:text>
      <number:month number:textual="true"/>
      <number:text>.</number:text>
      <number:year/>
    </number:date-style>
    <number:number-style style:name="N222">
      <number:text> /   </number:text>
      <number:number number:decimal-places="2" number:min-decimal-places="2" number:min-integer-digits="1"/>
    </number:number-style>
    <number:number-style style:name="N221">
      <number:number number:decimal-places="2" number:min-decimal-places="2" number:min-integer-digits="1"/>
      <number:text> ay</number:text>
    </number:number-style>
    <number:number-style style:name="N220">
      <number:number number:decimal-places="1" number:min-decimal-places="1" number:min-integer-digits="1"/>
    </number:number-style>
    <number:currency-style style:name="N158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58P0"/>
    </number:currency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56P2" style:volatile="true">
      <number:text> </number:text>
      <number:fill-character> </number:fill-character>
      <number:text>- TL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206">
      <number:number number:decimal-places="2" number:min-decimal-places="2" number:min-integer-digits="1"/>
      <number:text> TL/USD</number:text>
    </number:number-style>
    <number:number-style style:name="N145">
      <number:number number:decimal-places="2" number:min-decimal-places="2" number:min-integer-digits="1" number:grouping="true"/>
      <number:text> ay</number:text>
    </number:number-style>
    <number:number-style style:name="N20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4P0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201">
      <number:number number:decimal-places="3" number:min-decimal-places="3" number:min-integer-digits="1"/>
    </number:number-style>
    <number:number-style style:name="N141P0" style:volatile="true">
      <number:number number:decimal-places="2" number:min-decimal-places="2" number:min-integer-digits="1"/>
    </number:number-style>
    <number:number-style style:name="N141">
      <style:text-properties fo:color="#ff0000"/>
      <number:text>-</number:text>
      <number:number number:decimal-places="2" number:min-decimal-places="2" number:min-integer-digits="1"/>
      <style:map style:condition="value()&gt;=0" style:apply-style-name="N141P0"/>
    </number:number-style>
    <number:number-style style:name="N20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0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00P2" style:volatile="true">
      <number:text> </number:text>
      <number:fill-character> </number:fill-character>
      <number:text>-     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">
      <number:text>( </number:text>
      <number:number number:decimal-places="3" number:min-decimal-places="3" number:min-integer-digits="1" number:grouping="true"/>
    </number:number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96">
      <number:number number:decimal-places="11" number:min-decimal-places="11" number:min-integer-digits="1"/>
    </number:number-style>
    <number:time-style style:name="N135">
      <number:hours/>
      <number:text>:</number:text>
      <number:minutes number:style="long"/>
      <number:text> </number:text>
      <number:am-pm/>
    </number:time-style>
    <number:number-style style:name="N194P0" style:volatile="true">
      <number:text>₺</number:text>
      <number:number number:decimal-places="2" number:min-decimal-places="2" number:min-integer-digits="1" number:grouping="true"/>
    </number:number-style>
    <number:number-style style:name="N194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94P0"/>
    </number:number-style>
    <number:time-style style:name="N241">
      <number:minutes number:style="long"/>
      <number:text>:</number:text>
      <number:seconds number:style="long"/>
    </number:time-style>
    <number:number-style style:name="N114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₺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3P0"/>
    </number:number-style>
    <number:currency-style style:name="N144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44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44P0"/>
    </number:currency-style>
    <number:number-style style:name="N203P0" style:volatile="true">
      <number:text>₺</number:text>
      <number:number number:decimal-places="0" number:min-decimal-places="0" number:min-integer-digits="1" number:grouping="true"/>
    </number:number-style>
    <number:number-style style:name="N203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203P0"/>
    </number:number-style>
    <number:number-style style:name="N242" number:title="User-defined">
      <number:text>+</number:text>
      <number:number number:decimal-places="2" number:min-decimal-places="2" number:min-integer-digits="1" number:grouping="true"/>
    </number:number-style>
    <number:date-style style:name="N115">
      <number:month number:style="long" number:textual="true"/>
      <number:text>.</number:text>
      <number:year number:style="long"/>
    </number:date-style>
    <number:time-style style:name="N174">
      <number:minutes number:style="long"/>
      <number:text>:</number:text>
      <number:seconds number:style="long" number:decimal-places="1"/>
    </number:time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244">
      <number:day number:style="long"/>
      <number:text>.</number:text>
      <number:month number:style="long" number:textual="true"/>
    </number:date-style>
    <number:number-style style:name="N117P0" style:volatile="true">
      <number:number number:decimal-places="2" number:min-decimal-places="2" number:min-integer-digits="1" number:grouping="true"/>
      <number:text> TL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7P0"/>
    </number:number-style>
    <number:percentage-style style:name="N246">
      <number:number number:decimal-places="2" number:min-decimal-places="2" number:min-integer-digits="1"/>
      <number:text>%</number:text>
    </number:percentage-style>
    <number:number-style style:name="N11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91P0" style:volatile="true">
      <number:number number:decimal-places="0" number:min-decimal-places="0" number:min-integer-digits="1" number:grouping="true"/>
      <number:text>     </number:text>
    </number:number-style>
    <number:number-style style:name="N19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91P0"/>
    </number:number-style>
    <number:number-style style:name="N120P0" style:volatile="true">
      <number:number number:decimal-places="2" number:min-decimal-places="2" number:min-integer-digits="1" number:grouping="true"/>
      <number:text> TL</number:text>
    </number:number-style>
    <number:number-style style:name="N120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0P0"/>
    </number:number-style>
    <number:number-style style:name="N179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92">
      <number:number number:decimal-places="0" number:min-decimal-places="0" number:min-integer-digits="0"/>
    </number:number-style>
    <number:number-style style:name="N121">
      <number:number number:decimal-places="4" number:min-decimal-places="4" number:min-integer-digits="1"/>
    </number:number-style>
    <number:number-style style:name="N180">
      <number:number number:decimal-places="13" number:min-decimal-places="13" number:min-integer-digits="1"/>
    </number:number-style>
    <number:date-style style:name="N163">
      <number:day number:style="long"/>
      <number:text>.</number:text>
      <number:month number:style="long"/>
      <number:text>.</number:text>
    </number:date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5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$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2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122">
      <number:text>+    </number:text>
      <number:number number:decimal-places="3" number:min-decimal-places="3" number:min-integer-digits="1" number:grouping="true"/>
    </number:number-style>
    <number:percentage-style style:name="N181">
      <number:number number:decimal-places="3" number:min-decimal-places="3" number:min-integer-digits="1"/>
      <number:text>%</number:text>
    </number:percentage-style>
    <number:number-style style:name="N152P0" style:volatile="true">
      <number:number number:decimal-places="2" number:min-decimal-places="2" number:min-integer-digits="0" number:grouping="true"/>
    </number:number-style>
    <number:number-style style:name="N152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52P0"/>
    </number:number-style>
    <number:percentage-style style:name="N211">
      <number:number number:decimal-places="0" number:min-decimal-places="0" number:min-integer-digits="1"/>
      <number:text>%</number:text>
    </number:percentage-style>
    <number:number-style style:name="N123">
      <number:number number:decimal-places="0" number:min-decimal-places="0" number:min-integer-digits="2" number:grouping="true"/>
    </number:number-style>
    <number:number-style style:name="N124">
      <number:number number:decimal-places="3" number:min-decimal-places="3" number:min-integer-digits="1" number:grouping="true"/>
    </number:number-style>
    <number:currency-style style:name="N183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83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83P0"/>
    </number:currency-style>
    <number:number-style style:name="N16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time-style style:name="N168" number:truncate-on-overflow="false">
      <number:hours/>
      <number:text>:</number:text>
      <number:minutes number:style="long"/>
      <number:text>:</number:text>
      <number:seconds number:style="long"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0" number:min-decimal-places="0" number:min-integer-digits="1" number:grouping="true"/>
      <number:text> TL</number:text>
    </number:number-style>
    <number:number-style style:name="N171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71P0"/>
    </number:number-style>
    <number:number-style style:name="N175">
      <number:number number:decimal-places="2" number:min-decimal-places="2" number:min-integer-digits="1">
        <number:embedded-text number:position="3"> </number:embedded-text>
      </number:number>
    </number:number-style>
    <number:number-style style:name="N185P0" style:volatile="true">
      <number:number number:decimal-places="2" number:min-decimal-places="2" number:min-integer-digits="1" number:grouping="true"/>
      <number:text>     </number:text>
    </number:number-style>
    <number:number-style style:name="N185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85P0"/>
    </number:number-style>
    <number:number-style style:name="N189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9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9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95">
      <number:month number:textual="true"/>
      <number:text>.</number:text>
      <number:year/>
    </number:date-style>
    <number:number-style style:name="N205P0" style:volatile="true">
      <number:text>₺</number:text>
      <number:number number:decimal-places="2" number:min-decimal-places="2" number:min-integer-digits="1" number:grouping="true"/>
    </number:number-style>
    <number:number-style style:name="N205">
      <number:text>-₺</number:text>
      <number:number number:decimal-places="2" number:min-decimal-places="2" number:min-integer-digits="1" number:grouping="true"/>
      <style:map style:condition="value()&gt;=0" style:apply-style-name="N205P0"/>
    </number:number-style>
    <number:percentage-style style:name="N212">
      <number:number number:decimal-places="5" number:min-decimal-places="5" number:min-integer-digits="1"/>
      <number:text>%</number:text>
    </number:percentage-style>
    <number:currency-style style:name="N214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214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214P0"/>
    </number:currency-style>
    <number:number-style style:name="N218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18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2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number number:decimal-places="2" number:min-decimal-places="2" number:min-integer-digits="1" number:grouping="true"/>
    </number:number-style>
    <number:number-style style:name="N2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19P0"/>
    </number:number-style>
    <number:number-style style:name="N1016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6P0"/>
    </number:number-style>
    <number:number-style style:name="N1016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5P0"/>
    </number:number-style>
    <number:number-style style:name="N1016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3P0"/>
    </number:number-style>
    <number:number-style style:name="N1016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2P0"/>
    </number:number-style>
    <number:date-style style:name="N10160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59" number:language="tr" number:country="TR">
      <number:month number:textual="true"/>
      <number:text>.</number:text>
      <number:year/>
    </number:date-style>
    <number:time-style style:name="N10158" number:language="tr" number:country="TR">
      <number:hours/>
      <number:text>:</number:text>
      <number:minutes number:style="long"/>
      <number:text> </number:text>
      <number:am-pm/>
    </number:time-style>
    <number:time-style style:name="N1015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6P0"/>
    </number:number-style>
    <number:number-style style:name="N1015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5P0"/>
    </number:number-style>
    <number:number-style style:name="N1015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3P0"/>
    </number:number-style>
    <number:number-style style:name="N1015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2P0"/>
    </number:number-style>
    <number:number-style style:name="N10151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2" style:volatile="true" number:language="tr" number:country="TR">
      <number:text> </number:text>
      <number:fill-character> </number:fill-character>
      <number:text>-     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4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2" style:volatile="true" number:language="tr" number:country="TR">
      <number:text> </number:text>
      <number:fill-character> </number:fill-character>
      <number:text>- TL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3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4" number:language="tr" number:country="TR">
      <number:text-content/>
      <style:map style:condition="value()&lt;=1.7976931348623157E+308" style:apply-style-name="N10134P0"/>
    </number:text-style>
    <number:date-style style:name="N10132" number:language="tr" number:country="TR">
      <number:day/>
      <number:text>.</number:text>
      <number:month number:textual="true"/>
    </number:date-style>
    <number:date-style style:name="N10131" number:language="tr" number:country="TR">
      <number:day/>
      <number:text>. </number:text>
      <number:month number:textual="true"/>
    </number:date-style>
    <number:currency-style style:name="N1013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0P0"/>
    </number:currency-style>
    <number:currency-style style:name="N1012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8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27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7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7P0"/>
    </number:currency-style>
    <number:number-style style:name="N10125P0" style:volatile="true" number:language="tr" number:country="TR">
      <number:number number:decimal-places="2" number:min-decimal-places="2" number:min-integer-digits="1" number:grouping="true"/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5P0"/>
    </number:number-style>
    <number:currency-style style:name="N1012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2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24P0"/>
    </number:currency-style>
    <number:currency-style style:name="N10122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22P0"/>
    </number:currency-style>
    <number:currency-style style:name="N10120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20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20P0"/>
    </number:currency-style>
    <number:currency-style style:name="N10118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1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18P0"/>
    </number:currency-style>
    <number:currency-style style:name="N10116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16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16P0"/>
    </number:currency-style>
    <number:number-style style:name="N10114" number:language="tr" number:country="TR">
      <number:number number:decimal-places="3" number:min-decimal-places="3" number:min-integer-digits="1" number:grouping="true"/>
    </number:number-style>
    <number:number-style style:name="N10113" number:language="tr" number:country="TR">
      <number:number number:decimal-places="4" number:min-decimal-places="4" number:min-integer-digits="1" number:grouping="true"/>
    </number:number-style>
    <number:currency-style style:name="N10112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10928_5f_12_5f_3_5f_05.11.2012" style:display-name="Normal_10928_12_3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TUK94YEN_20_2" style:display-name="Normal_TUK94YEN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10928_5f_12_5f_2_5f_05.11.2012" style:display-name="Normal_10928_12_2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3-14T16:23:19.297801367</dc:date>
    <meta:editing-duration>P3DT12H36M46S</meta:editing-duration>
    <meta:editing-cycles>275</meta:editing-cycles>
    <meta:generator>LibreOffice/7.3.7.2$Linux_X86_64 LibreOffice_project/30$Build-2</meta:generator>
    <meta:print-date>2022-12-31T16:10:14.234562476</meta:print-date>
    <meta:document-statistic meta:table-count="13" meta:cell-count="2693" meta:object-count="0"/>
  </office:meta>
</office:document-meta>
</file>